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Courier New', monospace"/>
    <style:font-face style:name="Cascadia Code" svg:font-family="'Cascadia Code'" style:font-family-generic="modern" style:font-pitch="fixed"/>
    <style:font-face style:name="Cascadia Mono" svg:font-family="'Cascadia Mono'" style:font-family-generic="modern" style:font-pitch="fixed"/>
    <style:font-face style:name="Consolas" svg:font-family="Consolas" style:font-family-generic="modern" style:font-pitch="fixed"/>
    <style:font-face style:name="Cascadia Mono1" svg:font-family="'Cascadia Mono'"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style:font-name="Cascadia Mono1" fo:font-size="10pt" fo:language="tr" fo:country="TR"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4" style:family="paragraph" style:parent-style-name="Standard">
      <style:text-properties fo:color="#000000" loext:opacity="100%" style:font-name="Cascadia Mono1" fo:font-size="10pt" fo:language="tr" fo:country="TR" fo:font-style="normal" style:font-size-asian="10pt" style:font-style-asian="normal" style:font-size-complex="10pt" style:font-style-complex="normal"/>
    </style:style>
    <style:style style:name="P5" style:family="paragraph" style:parent-style-name="Standard">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6" style:family="paragraph" style:parent-style-name="Standard">
      <style:text-properties fo:color="#000000" loext:opacity="100%" style:font-name="Cascadia Mono1" fo:font-size="10pt" fo:language="tr" fo:country="TR" style:font-size-asian="10pt" style:font-size-complex="10pt"/>
    </style:style>
    <style:style style:name="P7" style:family="paragraph" style:parent-style-name="Standard">
      <style:text-properties fo:color="#000000" loext:opacity="100%" style:font-name="Cascadia Mono1" fo:font-size="10pt" fo:language="tr" fo:country="TR" fo:font-weight="normal" style:font-size-asian="10pt" style:font-weight-asian="normal" style:font-size-complex="10pt" style:font-weight-complex="normal"/>
    </style:style>
    <style:style style:name="P8" style:family="paragraph" style:parent-style-name="Standard">
      <style:text-properties fo:color="#000000" loext:opacity="100%" style:font-name="Cascadia Mono1" fo:font-size="9.5pt" fo:language="tr" fo:country="TR" fo:font-weight="normal" style:font-size-asian="9.5pt" style:font-weight-asian="normal" style:font-weight-complex="normal"/>
    </style:style>
    <style:style style:name="P9" style:family="paragraph" style:parent-style-name="Standard">
      <style:text-properties fo:color="#000000" loext:opacity="100%" style:font-name="Cascadia Mono1" fo:font-size="9.5pt" fo:language="tr" fo:country="TR" fo:font-weight="normal" officeooo:paragraph-rsid="000a0a5d" style:font-size-asian="9.5pt" style:font-weight-asian="normal" style:font-weight-complex="normal"/>
    </style:style>
    <style:style style:name="P10" style:family="paragraph" style:parent-style-name="Standard">
      <style:text-properties fo:color="#000000" loext:opacity="100%" style:font-name="Cascadia Mono1" fo:font-size="9.5pt" fo:language="tr" fo:country="TR" fo:font-weight="normal" officeooo:paragraph-rsid="000fd630" style:font-size-asian="9.5pt" style:font-weight-asian="normal" style:font-weight-complex="normal"/>
    </style:style>
    <style:style style:name="P11" style:family="paragraph" style:parent-style-name="Standard">
      <style:text-properties fo:color="#000000" loext:opacity="100%" style:font-name="Cascadia Mono1" fo:font-size="9.5pt" fo:language="tr" fo:country="TR" fo:font-weight="normal" officeooo:paragraph-rsid="000fe702" style:font-size-asian="9.5pt" style:font-weight-asian="normal" style:font-weight-complex="normal"/>
    </style:style>
    <style:style style:name="P12" style:family="paragraph" style:parent-style-name="Standard">
      <style:text-properties fo:color="#000000" loext:opacity="100%" style:font-name="Cascadia Mono1" fo:font-size="9.5pt" fo:language="tr" fo:country="TR" fo:font-weight="normal" officeooo:rsid="001493df" officeooo:paragraph-rsid="001493df" style:font-size-asian="9.5pt" style:font-weight-asian="normal" style:font-weight-complex="normal"/>
    </style:style>
    <style:style style:name="P13" style:family="paragraph" style:parent-style-name="Standard">
      <style:text-properties fo:color="#000000" loext:opacity="100%" style:font-name="Cascadia Mono1" fo:font-size="9.5pt" fo:language="tr" fo:country="TR" fo:font-weight="normal" officeooo:paragraph-rsid="001493df" style:font-size-asian="9.5pt" style:font-weight-asian="normal" style:font-weight-complex="normal"/>
    </style:style>
    <style:style style:name="P14" style:family="paragraph" style:parent-style-name="Standard">
      <style:text-properties fo:color="#000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5" style:family="paragraph" style:parent-style-name="Standard">
      <style:text-properties fo:color="#000000" loext:opacity="100%" style:font-name="Cascadia Mono1" fo:font-size="9.5pt" fo:language="tr" fo:country="TR" fo:font-weight="normal" officeooo:rsid="000d15a1" officeooo:paragraph-rsid="001493df" style:font-size-asian="9.5pt" style:font-weight-asian="normal" style:font-size-complex="11pt" style:font-weight-complex="normal"/>
    </style:style>
    <style:style style:name="P16" style:family="paragraph" style:parent-style-name="Standard">
      <style:text-properties fo:color="#000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7" style:family="paragraph" style:parent-style-name="Standard">
      <style:text-properties fo:color="#000000" loext:opacity="100%" style:font-name="Cascadia Mono1" fo:font-size="9.5pt" fo:language="tr" fo:country="TR" style:font-size-asian="9.5pt"/>
    </style:style>
    <style:style style:name="P18" style:family="paragraph" style:parent-style-name="Standard">
      <style:text-properties fo:color="#000000" loext:opacity="100%" style:font-name="Cascadia Mono1" fo:font-size="9.5pt" fo:language="tr" fo:country="TR" officeooo:paragraph-rsid="000adc67" style:font-size-asian="9.5pt"/>
    </style:style>
    <style:style style:name="P19" style:family="paragraph" style:parent-style-name="Standard">
      <style:text-properties fo:color="#000000" loext:opacity="100%" style:font-name="Cascadia Mono1" fo:font-size="9.5pt" fo:language="tr" fo:country="TR" officeooo:paragraph-rsid="00165d04" style:font-size-asian="9.5pt"/>
    </style:style>
    <style:style style:name="P20" style:family="paragraph" style:parent-style-name="Standard">
      <style:text-properties fo:color="#000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21" style:family="paragraph" style:parent-style-name="Standard">
      <style:text-properties fo:color="#000000" loext:opacity="100%" style:font-name="Cascadia Mono1" fo:font-size="9.5pt" style:font-size-asian="9.5pt"/>
    </style:style>
    <style:style style:name="P22" style:family="paragraph" style:parent-style-name="Standard">
      <style:text-properties fo:color="#000000" loext:opacity="100%" style:font-name="Cascadia Mono1" fo:font-size="9.5pt" officeooo:paragraph-rsid="001aecb7" style:font-size-asian="9.5pt"/>
    </style:style>
    <style:style style:name="P23" style:family="paragraph" style:parent-style-name="Standard">
      <style:text-properties fo:color="#000000" loext:opacity="100%" style:font-name="Cascadia Mono1" fo:font-size="9.5pt" officeooo:paragraph-rsid="001bbf67" style:font-size-asian="9.5pt"/>
    </style:style>
    <style:style style:name="P24" style:family="paragraph" style:parent-style-name="Standard">
      <style:text-properties fo:color="#000000" loext:opacity="100%" style:font-name="Cascadia Mono1" fo:font-size="9.5pt" officeooo:paragraph-rsid="002357c5" style:font-size-asian="9.5pt"/>
    </style:style>
    <style:style style:name="P25" style:family="paragraph" style:parent-style-name="Standard">
      <style:text-properties fo:color="#000000" loext:opacity="100%" style:font-name="Cascadia Mono1" fo:font-size="9.5pt" fo:font-weight="bold" style:font-size-asian="9.5pt" style:font-weight-asian="bold" style:font-size-complex="11pt" style:font-weight-complex="bold"/>
    </style:style>
    <style:style style:name="P26" style:family="paragraph" style:parent-style-name="Standard">
      <style:text-properties fo:color="#000000" loext:opacity="100%" style:font-name="Cascadia Mono1" fo:font-size="9.5pt" fo:font-weight="normal" style:font-size-asian="9.5pt" style:font-weight-asian="normal" style:font-size-complex="11pt" style:font-weight-complex="normal"/>
    </style:style>
    <style:style style:name="P27" style:family="paragraph" style:parent-style-name="Standard">
      <style:text-properties fo:color="#000000" loext:opacity="100%" style:font-name="Cascadia Mono1" fo:font-size="9.5pt" fo:font-weight="normal" style:font-size-asian="9.5pt" style:font-weight-asian="normal" style:font-weight-complex="normal"/>
    </style:style>
    <style:style style:name="P28" style:family="paragraph" style:parent-style-name="Standard">
      <style:text-properties fo:color="#000000" loext:opacity="100%" style:font-name="Cascadia Mono1" fo:font-size="9.5pt" fo:font-weight="normal" officeooo:paragraph-rsid="001aecb7" style:font-size-asian="9.5pt" style:font-weight-asian="normal" style:font-weight-complex="normal"/>
    </style:style>
    <style:style style:name="P29" style:family="paragraph" style:parent-style-name="Standard">
      <style:text-properties fo:color="#000000" loext:opacity="100%" style:font-name="Cascadia Mono" fo:font-size="10pt" fo:language="tr" fo:country="TR" fo:font-weight="normal" style:font-size-asian="10pt" style:font-weight-asian="normal" style:font-size-complex="10pt" style:font-weight-complex="normal"/>
    </style:style>
    <style:style style:name="P30" style:family="paragraph" style:parent-style-name="Standard">
      <style:text-properties fo:color="#000000" loext:opacity="100%" style:font-name="Cascadia Mono" fo:font-size="10pt" fo:language="tr" fo:country="TR" fo:font-weight="normal" officeooo:rsid="0006e5d4" officeooo:paragraph-rsid="0006e5d4" style:font-size-asian="10pt" style:font-weight-asian="normal" style:font-size-complex="10pt" style:font-weight-complex="normal"/>
    </style:style>
    <style:style style:name="P31" style:family="paragraph" style:parent-style-name="Standard">
      <style:text-properties fo:color="#000000" loext:opacity="100%" style:font-name="Cascadia Mono" fo:font-size="10pt" fo:language="tr" fo:country="TR" fo:font-weight="normal" officeooo:paragraph-rsid="0006e5d4" style:font-size-asian="10pt" style:font-weight-asian="normal" style:font-size-complex="10pt" style:font-weight-complex="normal"/>
    </style:style>
    <style:style style:name="P32" style:family="paragraph" style:parent-style-name="Standard">
      <style:text-properties fo:color="#000000" loext:opacity="100%" style:font-name="Liberation Sans"/>
    </style:style>
    <style:style style:name="P33" style:family="paragraph" style:parent-style-name="Standard">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34" style:family="paragraph" style:parent-style-name="Standard">
      <style:text-properties fo:color="#000000" loext:opacity="100%" style:font-name="Liberation Sans" fo:font-size="10pt" fo:language="tr" fo:country="TR" fo:font-weight="normal" officeooo:paragraph-rsid="0006e5d4" style:font-size-asian="10pt" style:font-weight-asian="normal" style:font-size-complex="10pt" style:font-weight-complex="normal"/>
    </style:style>
    <style:style style:name="P35" style:family="paragraph" style:parent-style-name="Standard">
      <style:text-properties fo:color="#000000" loext:opacity="100%" style:font-name="Liberation Sans" fo:font-size="9.5pt" fo:language="tr" fo:country="TR" fo:font-weight="normal" style:font-size-asian="9.5pt" style:font-weight-asian="normal" style:font-weight-complex="normal"/>
    </style:style>
    <style:style style:name="P36" style:family="paragraph" style:parent-style-name="Standard">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37" style:family="paragraph" style:parent-style-name="Standard">
      <style:text-properties fo:color="#000000" loext:opacity="100%" style:font-name="Liberation Sans" fo:font-size="9.5pt" fo:language="tr" fo:country="TR" fo:font-weight="normal" officeooo:paragraph-rsid="00165d04" style:font-size-asian="9.5pt" style:font-weight-asian="normal" style:font-weight-complex="normal"/>
    </style:style>
    <style:style style:name="P38" style:family="paragraph" style:parent-style-name="Standard">
      <style:text-properties fo:color="#000000" loext:opacity="100%" style:font-name="Liberation Sans" fo:font-size="9.5pt" fo:language="tr" fo:country="TR" fo:font-weight="normal" officeooo:rsid="000d15a1" officeooo:paragraph-rsid="000d15a1" style:font-size-asian="9.5pt" style:font-weight-asian="normal" style:font-size-complex="11pt" style:font-weight-complex="normal"/>
    </style:style>
    <style:style style:name="P39" style:family="paragraph" style:parent-style-name="Standard">
      <style:text-properties fo:color="#000000" loext:opacity="100%" style:font-name="Liberation Sans" fo:font-size="9.5pt" fo:language="tr" fo:country="TR" fo:font-weight="normal" officeooo:rsid="000d15a1" officeooo:paragraph-rsid="001493df" style:font-size-asian="9.5pt" style:font-weight-asian="normal" style:font-size-complex="11pt" style:font-weight-complex="normal"/>
    </style:style>
    <style:style style:name="P40" style:family="paragraph" style:parent-style-name="Standard">
      <style:text-properties fo:color="#000000" loext:opacity="100%" style:font-name="Liberation Sans" fo:font-size="9.5pt" fo:language="tr" fo:country="TR" fo:font-weight="normal" officeooo:rsid="00165d04" officeooo:paragraph-rsid="00165d04" style:font-size-asian="9.5pt" style:font-weight-asian="normal" style:font-size-complex="11pt" style:font-weight-complex="normal"/>
    </style:style>
    <style:style style:name="P41" style:family="paragraph" style:parent-style-name="Standard">
      <style:text-properties fo:color="#000000" loext:opacity="100%" style:font-name="Liberation Sans" fo:font-size="9.5pt" fo:language="tr" fo:country="TR" style:font-size-asian="9.5pt"/>
    </style:style>
    <style:style style:name="P42" style:family="paragraph" style:parent-style-name="Standard">
      <style:text-properties fo:color="#000000" loext:opacity="100%" style:font-name="Liberation Sans" fo:font-size="9.5pt" fo:language="tr" fo:country="TR" officeooo:paragraph-rsid="000fd630" style:font-size-asian="9.5pt"/>
    </style:style>
    <style:style style:name="P43" style:family="paragraph" style:parent-style-name="Standard">
      <style:text-properties fo:color="#000000" loext:opacity="100%" style:font-name="Liberation Sans" fo:font-size="9.5pt" fo:language="tr" fo:country="TR" fo:font-weight="bold" officeooo:rsid="00165d04" officeooo:paragraph-rsid="00165d04" style:font-size-asian="9.5pt" style:font-weight-asian="bold" style:font-size-complex="11pt" style:font-weight-complex="bold"/>
    </style:style>
    <style:style style:name="P44" style:family="paragraph" style:parent-style-name="Standard">
      <style:text-properties fo:color="#000000" loext:opacity="100%" style:font-name="Liberation Sans" fo:font-size="9.5pt" fo:language="tr" fo:country="TR" fo:font-weight="bold" officeooo:rsid="000d15a1" officeooo:paragraph-rsid="001493df" style:font-size-asian="9.5pt" style:font-weight-asian="bold" style:font-size-complex="11pt" style:font-weight-complex="bold"/>
    </style:style>
    <style:style style:name="P45" style:family="paragraph" style:parent-style-name="Standard">
      <style:text-properties fo:color="#000000" loext:opacity="100%" style:font-name="Liberation Sans" fo:font-size="9.5pt" fo:font-weight="normal" style:font-size-asian="9.5pt" style:font-weight-asian="normal" style:font-weight-complex="normal"/>
    </style:style>
    <style:style style:name="P46" style:family="paragraph" style:parent-style-name="Standard">
      <style:text-properties fo:color="#000000" loext:opacity="100%" style:font-name="Liberation Sans" fo:font-size="9.5pt" fo:font-weight="normal" officeooo:paragraph-rsid="001aecb7" style:font-size-asian="9.5pt" style:font-weight-asian="normal" style:font-weight-complex="normal"/>
    </style:style>
    <style:style style:name="P47" style:family="paragraph" style:parent-style-name="Standard">
      <style:text-properties fo:color="#000000" loext:opacity="100%" style:font-name="Liberation Sans" fo:font-size="9.5pt" fo:font-weight="normal" style:font-size-asian="9.5pt" style:font-weight-asian="normal" style:font-size-complex="11pt" style:font-weight-complex="normal"/>
    </style:style>
    <style:style style:name="P48" style:family="paragraph" style:parent-style-name="Standard">
      <style:text-properties fo:color="#000000" loext:opacity="100%" style:font-name="Liberation Sans" fo:font-size="9.5pt" style:font-size-asian="9.5pt"/>
    </style:style>
    <style:style style:name="P49" style:family="paragraph" style:parent-style-name="Standard">
      <style:text-properties fo:color="#000000" loext:opacity="100%" style:font-name="Liberation Sans" fo:font-size="9.5pt" officeooo:paragraph-rsid="001bbf67" style:font-size-asian="9.5pt"/>
    </style:style>
    <style:style style:name="P50" style:family="paragraph" style:parent-style-name="Standard">
      <style:text-properties fo:color="#000000" loext:opacity="100%" style:font-name="Liberation Sans" fo:font-size="9.5pt" officeooo:paragraph-rsid="002357c5" style:font-size-asian="9.5pt"/>
    </style:style>
    <style:style style:name="P51" style:family="paragraph" style:parent-style-name="Standard">
      <style:text-properties fo:color="#000000" loext:opacity="100%" style:font-name="Liberation Sans" fo:font-size="9.5pt" style:text-underline-style="solid" style:text-underline-width="auto" style:text-underline-color="font-color" fo:font-weight="normal" style:font-size-asian="9.5pt" style:font-weight-asian="normal" style:font-weight-complex="normal"/>
    </style:style>
    <style:style style:name="P52" style:family="paragraph" style:parent-style-name="Standard">
      <style:text-properties fo:color="#000000" loext:opacity="100%" style:font-name="Liberation Sans" fo:font-size="9.5pt" style:text-underline-style="solid" style:text-underline-width="auto" style:text-underline-color="font-color" style:font-size-asian="9.5pt"/>
    </style:style>
    <style:style style:name="P53" style:family="paragraph" style:parent-style-name="Standard">
      <style:text-properties fo:color="#000000" loext:opacity="100%" style:font-name="Liberation Sans" fo:font-size="11pt" fo:language="tr" fo:country="TR" fo:font-weight="bold" style:font-size-asian="11pt" style:font-weight-asian="bold" style:font-size-complex="11pt" style:font-weight-complex="bold"/>
    </style:style>
    <style:style style:name="P54" style:family="paragraph" style:parent-style-name="Standard">
      <style:text-properties fo:color="#000000" loext:opacity="100%" style:font-name="Liberation Sans" fo:font-size="11pt" fo:language="tr" fo:country="TR" fo:font-weight="bold" officeooo:rsid="000d15a1" officeooo:paragraph-rsid="000d15a1" style:font-size-asian="11pt" style:font-weight-asian="bold" style:font-size-complex="11pt" style:font-weight-complex="bold"/>
    </style:style>
    <style:style style:name="P55" style:family="paragraph" style:parent-style-name="Standard">
      <style:text-properties fo:color="#000000" loext:opacity="100%" style:font-name="Liberation Sans" fo:font-size="11pt" fo:language="tr" fo:country="TR" fo:font-weight="bold" officeooo:rsid="000d15a1" officeooo:paragraph-rsid="001493df" style:font-size-asian="11pt" style:font-weight-asian="bold" style:font-size-complex="11pt" style:font-weight-complex="bold"/>
    </style:style>
    <style:style style:name="P56" style:family="paragraph" style:parent-style-name="Standard">
      <style:text-properties fo:color="#000000" loext:opacity="100%" style:font-name="Liberation Sans" fo:font-size="11pt" fo:font-weight="bold" style:font-size-asian="11pt" style:font-weight-asian="bold" style:font-size-complex="11pt" style:font-weight-complex="bold"/>
    </style:style>
    <style:style style:name="P57" style:family="paragraph" style:parent-style-name="Standard">
      <style:text-properties fo:color="#000000" loext:opacity="100%" style:font-name="Liberation Sans" fo:language="tr" fo:country="TR"/>
    </style:style>
    <style:style style:name="P58" style:family="paragraph" style:parent-style-name="Standard">
      <style:text-properties fo:color="#000000" loext:opacity="100%" style:font-name="Liberation Sans" fo:language="tr" fo:country="TR" officeooo:paragraph-rsid="000d15a1"/>
    </style:style>
    <style:style style:name="P59" style:family="paragraph" style:parent-style-name="Standard">
      <style:text-properties fo:color="#000000" loext:opacity="100%" style:font-name="Liberation Sans" fo:language="tr" fo:country="TR" officeooo:paragraph-rsid="000fd630"/>
    </style:style>
    <style:style style:name="P60" style:family="paragraph" style:parent-style-name="Standard">
      <style:text-properties fo:color="#000000" loext:opacity="100%" style:font-name="Liberation Sans" fo:language="tr" fo:country="TR" fo:font-weight="normal" style:font-weight-asian="normal" style:font-weight-complex="normal"/>
    </style:style>
    <style:style style:name="P61" style:family="paragraph" style:parent-style-name="Standard">
      <style:text-properties fo:color="#000000" loext:opacity="100%" style:font-name="Liberation Sans" fo:language="tr" fo:country="TR" fo:font-weight="normal" officeooo:paragraph-rsid="000fd630" style:font-weight-asian="normal" style:font-weight-complex="normal"/>
    </style:style>
    <style:style style:name="P62" style:family="paragraph" style:parent-style-name="Standard">
      <style:text-properties fo:color="#000000" loext:opacity="100%" style:font-name="Liberation Sans" fo:language="tr" fo:country="TR" fo:font-weight="normal" officeooo:paragraph-rsid="001493df" style:font-weight-asian="normal" style:font-weight-complex="normal"/>
    </style:style>
    <style:style style:name="P63" style:family="paragraph" style:parent-style-name="Standard">
      <style:text-properties fo:color="#000000" loext:opacity="100%" style:font-name="Liberation Sans" fo:language="tr" fo:country="TR" fo:font-weight="normal" officeooo:paragraph-rsid="00165d04" style:font-weight-asian="normal" style:font-weight-complex="normal"/>
    </style:style>
    <style:style style:name="P64" style:family="paragraph" style:parent-style-name="Standard">
      <style:text-properties fo:color="#000000" loext:opacity="100%" style:font-name="Liberation Sans" fo:font-weight="normal" style:font-weight-asian="normal" style:font-weight-complex="normal"/>
    </style:style>
    <style:style style:name="P65" style:family="paragraph" style:parent-style-name="Standard">
      <style:text-properties fo:color="#000000" loext:opacity="100%" style:font-name="Liberation Sans" fo:font-size="12pt" fo:font-weight="bold" officeooo:paragraph-rsid="001bbf67" style:font-size-asian="12pt" style:font-weight-asian="bold" style:font-size-complex="12pt" style:font-weight-complex="bold"/>
    </style:style>
    <style:style style:name="P66" style:family="paragraph" style:parent-style-name="Standard">
      <style:text-properties fo:color="#000000" loext:opacity="100%" fo:font-size="10pt" fo:language="tr" fo:country="TR" fo:font-style="normal" fo:font-weight="normal" style:font-size-asian="10pt" style:font-style-asian="normal" style:font-weight-asian="normal" style:font-size-complex="10pt" style:font-style-complex="normal" style:font-weight-complex="normal"/>
    </style:style>
    <style:style style:name="P67" style:family="paragraph" style:parent-style-name="Standard">
      <style:text-properties fo:color="#000000" loext:opacity="100%" fo:font-size="10pt" fo:language="tr" fo:country="TR" fo:font-style="normal" style:font-size-asian="10pt" style:font-style-asian="normal" style:font-size-complex="10pt" style:font-style-complex="normal"/>
    </style:style>
    <style:style style:name="P68" style:family="paragraph" style:parent-style-name="Standard">
      <style:text-properties fo:color="#000000" loext:opacity="100%" fo:font-size="10pt" fo:language="tr" fo:country="TR" style:font-size-asian="10pt" style:font-size-complex="10pt"/>
    </style:style>
    <style:style style:name="P69" style:family="paragraph" style:parent-style-name="Standard">
      <style:text-properties fo:color="#000000" loext:opacity="100%" fo:language="tr" fo:country="TR" fo:font-weight="normal" style:font-weight-asian="normal" style:font-weight-complex="normal"/>
    </style:style>
    <style:style style:name="P70" style:family="paragraph" style:parent-style-name="Standard">
      <style:text-properties fo:color="#000000" loext:opacity="100%" officeooo:paragraph-rsid="001aecb7"/>
    </style:style>
    <style:style style:name="P71" style:family="paragraph" style:parent-style-name="Standard">
      <style:text-properties style:font-name="Cascadia Mono" fo:font-size="10pt" fo:language="tr" fo:country="TR" officeooo:rsid="0006e5d4" officeooo:paragraph-rsid="0006e5d4" style:font-size-asian="10pt" style:font-size-complex="10pt"/>
    </style:style>
    <style:style style:name="P72" style:family="paragraph" style:parent-style-name="Standard">
      <style:text-properties style:font-name="Cascadia Mono" fo:font-size="12pt" fo:language="tr" fo:country="TR" style:text-underline-style="solid" style:text-underline-width="auto" style:text-underline-color="font-color" officeooo:rsid="0006e5d4" officeooo:paragraph-rsid="0006e5d4" style:font-size-asian="12pt" style:font-size-complex="12pt"/>
    </style:style>
    <style:style style:name="P73" style:family="paragraph" style:parent-style-name="Standard">
      <style:text-properties fo:color="#333333" loext:opacity="100%" style:font-name="Cascadia Mono" fo:font-size="10pt" fo:language="tr" fo:country="TR" fo:font-weight="bold" officeooo:rsid="0006e5d4" officeooo:paragraph-rsid="0006e5d4" style:font-size-asian="10pt" style:font-weight-asian="bold" style:font-size-complex="10pt" style:font-weight-complex="bold"/>
    </style:style>
    <style:style style:name="P74" style:family="paragraph" style:parent-style-name="Standard">
      <style:text-properties fo:color="#1c1c1c" loext:opacity="100%" style:font-name="Cascadia Mono" fo:font-size="10pt" fo:language="tr" fo:country="TR" fo:font-style="normal" fo:font-weight="normal" style:font-size-asian="10pt" style:font-style-asian="normal" style:font-weight-asian="normal" style:font-size-complex="10pt" style:font-style-complex="normal" style:font-weight-complex="normal"/>
    </style:style>
    <style:style style:name="P75" style:family="paragraph" style:parent-style-name="Standard">
      <style:text-properties fo:color="#1c1c1c"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76" style:family="paragraph" style:parent-style-name="Standard">
      <style:text-properties style:font-name="Cascadia Code" fo:font-size="10pt" fo:language="tr" fo:country="TR" officeooo:rsid="0006e5d4" officeooo:paragraph-rsid="0006e5d4" style:font-size-asian="10pt" style:font-size-complex="10pt"/>
    </style:style>
    <style:style style:name="P77" style:family="paragraph" style:parent-style-name="Standard">
      <style:text-properties fo:color="#008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78" style:family="paragraph" style:parent-style-name="Standard">
      <style:text-properties fo:color="#008000" loext:opacity="100%" style:font-name="Cascadia Mono1" fo:font-size="9.5pt" fo:language="tr" fo:country="TR" fo:font-weight="normal" officeooo:rsid="00165d04" style:font-size-asian="9.5pt" style:font-weight-asian="normal" style:font-size-complex="11pt" style:font-weight-complex="normal"/>
    </style:style>
    <style:style style:name="P79" style:family="paragraph" style:parent-style-name="Standard">
      <style:text-properties fo:color="#008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80" style:family="paragraph" style:parent-style-name="Standard">
      <style:text-properties fo:color="#008000" loext:opacity="100%" style:font-name="Cascadia Mono1" fo:font-size="9.5pt" fo:language="tr" fo:country="TR" style:font-size-asian="9.5pt"/>
    </style:style>
    <style:style style:name="P81" style:family="paragraph" style:parent-style-name="Standard">
      <style:text-properties fo:color="#008000" loext:opacity="100%" style:font-name="Cascadia Mono1" fo:font-size="9.5pt" fo:language="tr" fo:country="TR" officeooo:paragraph-rsid="000fd630" style:font-size-asian="9.5pt"/>
    </style:style>
    <style:style style:name="P82" style:family="paragraph" style:parent-style-name="Standard">
      <style:text-properties fo:color="#008000" loext:opacity="100%" style:font-name="Cascadia Mono1" fo:font-size="9.5pt" fo:language="tr" fo:country="TR" officeooo:paragraph-rsid="00165d04" style:font-size-asian="9.5pt"/>
    </style:style>
    <style:style style:name="P83" style:family="paragraph" style:parent-style-name="Standard">
      <style:text-properties fo:color="#008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84" style:family="paragraph" style:parent-style-name="Standard">
      <style:text-properties fo:color="#008000" loext:opacity="100%" style:font-name="Cascadia Mono1" fo:font-size="9.5pt" fo:language="tr" fo:country="TR" fo:font-weight="bold" officeooo:rsid="00165d04" officeooo:paragraph-rsid="00165d04" style:font-size-asian="9.5pt" style:font-weight-asian="bold" style:font-size-complex="11pt" style:font-weight-complex="bold"/>
    </style:style>
    <style:style style:name="P85" style:family="paragraph" style:parent-style-name="Standard">
      <style:text-properties fo:color="#008000" loext:opacity="100%" style:font-name="Cascadia Mono1" fo:font-size="9.5pt" fo:font-weight="normal" style:font-size-asian="9.5pt" style:font-weight-asian="normal" style:font-size-complex="11pt" style:font-weight-complex="normal"/>
    </style:style>
    <style:style style:name="P86" style:family="paragraph" style:parent-style-name="Standard">
      <style:text-properties fo:color="#008000" loext:opacity="100%" style:font-name="Cascadia Mono1" fo:font-size="9.5pt" fo:font-weight="bold" style:font-size-asian="9.5pt" style:font-weight-asian="bold" style:font-size-complex="11pt" style:font-weight-complex="bold"/>
    </style:style>
    <style:style style:name="P87" style:family="paragraph" style:parent-style-name="Standard">
      <style:text-properties fo:color="#008000" loext:opacity="100%" style:font-name="Cascadia Mono1" fo:font-size="9.5pt" style:font-size-asian="9.5pt"/>
    </style:style>
    <style:style style:name="P88" style:family="paragraph" style:parent-style-name="Standard">
      <style:text-properties fo:color="#008000" loext:opacity="100%" style:font-name="Cascadia Mono1" fo:font-size="9.5pt" officeooo:paragraph-rsid="001bbf67" style:font-size-asian="9.5pt"/>
    </style:style>
    <style:style style:name="P89" style:family="paragraph" style:parent-style-name="Standard">
      <style:text-properties fo:color="#008000" loext:opacity="100%" style:font-name="Cascadia Mono1" fo:font-size="10pt" fo:language="tr" fo:country="TR" style:font-size-asian="10pt" style:font-size-complex="10pt"/>
    </style:style>
    <style:style style:name="P90" style:family="paragraph" style:parent-style-name="Standard">
      <style:text-properties fo:color="#666666" loext:opacity="100%" style:font-name="Cascadia Mono1" fo:font-size="10pt" fo:language="tr" fo:country="TR" style:font-size-asian="10pt" style:font-size-complex="10pt"/>
    </style:style>
    <style:style style:name="P91" style:family="paragraph" style:parent-style-name="Standard">
      <style:text-properties fo:language="tr" fo:country="TR" officeooo:paragraph-rsid="00165d04"/>
    </style:style>
    <style:style style:name="P92" style:family="paragraph" style:parent-style-name="Heading_20_3">
      <style:text-properties fo:language="tr" fo:country="TR" officeooo:rsid="000a0a5d" officeooo:paragraph-rsid="000a0a5d"/>
    </style:style>
    <style:style style:name="P93" style:family="paragraph" style:parent-style-name="Standard">
      <style:text-properties fo:color="#000000" loext:opacity="100%"/>
    </style:style>
    <style:style style:name="P94" style:family="paragraph" style:parent-style-name="Standard" style:list-style-name="L1">
      <style:text-properties fo:color="#000000" loext:opacity="100%" style:font-name="Cascadia Code" fo:font-size="10pt" fo:language="tr" fo:country="TR" fo:font-weight="normal" style:font-size-asian="10pt" style:font-weight-asian="normal" style:font-size-complex="10pt" style:font-weight-complex="normal"/>
    </style:style>
    <style:style style:name="P95" style:family="paragraph" style:parent-style-name="Standard" style:list-style-name="L1">
      <style:text-properties fo:color="#000000" loext:opacity="100%" style:font-name="Cascadia Code" fo:font-size="10pt" fo:language="tr" fo:country="TR" fo:font-weight="normal" officeooo:paragraph-rsid="0006e5d4" style:font-size-asian="10pt" style:font-weight-asian="normal" style:font-size-complex="10pt" style:font-weight-complex="normal"/>
    </style:style>
    <style:style style:name="P96" style:family="paragraph" style:parent-style-name="Standard" style:list-style-name="L2">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97" style:family="paragraph" style:parent-style-name="Standard" style:list-style-name="L3">
      <style:text-properties fo:color="#000000" loext:opacity="100%" style:font-name="Cascadia Mono1" fo:font-size="10pt" fo:language="tr" fo:country="TR" style:font-size-asian="10pt" style:font-size-complex="10pt"/>
    </style:style>
    <style:style style:name="P98" style:family="paragraph" style:parent-style-name="Standard" style:list-style-name="L8">
      <style:text-properties fo:color="#000000" loext:opacity="100%" style:font-name="Cascadia Mono1" fo:font-size="10pt" fo:language="tr" fo:country="TR" style:font-size-asian="10pt" style:font-size-complex="10pt"/>
    </style:style>
    <style:style style:name="P99" style:family="paragraph" style:parent-style-name="Standard" style:list-style-name="L9">
      <style:text-properties fo:color="#000000" loext:opacity="100%" style:font-name="Cascadia Mono1" fo:font-size="10pt" fo:language="tr" fo:country="TR" style:font-size-asian="10pt" style:font-size-complex="10pt"/>
    </style:style>
    <style:style style:name="P100" style:family="paragraph" style:parent-style-name="Standard" style:list-style-name="L5">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01" style:family="paragraph" style:parent-style-name="Standard" style:list-style-name="L7">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02" style:family="paragraph" style:parent-style-name="Standard" style:list-style-name="L8">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03" style:family="paragraph" style:parent-style-name="Standard">
      <style:text-properties fo:color="#000000" loext:opacity="100%" style:font-name="Cascadia Mono1" fo:font-size="9.5pt" style:font-size-asian="9.5pt"/>
    </style:style>
    <style:style style:name="P104" style:family="paragraph" style:parent-style-name="Standard">
      <style:text-properties fo:color="#000000" loext:opacity="100%" style:font-name="Cascadia Mono1" fo:font-size="9.5pt" officeooo:paragraph-rsid="0027c215" style:font-size-asian="9.5pt"/>
    </style:style>
    <style:style style:name="P105" style:family="paragraph" style:parent-style-name="Standard">
      <style:text-properties fo:color="#000000" loext:opacity="100%" style:font-name="Cascadia Mono1" fo:font-size="9.5pt" fo:font-weight="normal" style:font-size-asian="9.5pt" style:font-weight-asian="normal" style:font-weight-complex="normal"/>
    </style:style>
    <style:style style:name="P106" style:family="paragraph" style:parent-style-name="Standard" style:list-style-name="L3">
      <style:text-properties fo:color="#000000" loext:opacity="100%" fo:font-size="10pt" fo:language="tr" fo:country="TR" style:font-size-asian="10pt" style:font-size-complex="10pt"/>
    </style:style>
    <style:style style:name="P107" style:family="paragraph" style:parent-style-name="Standard" style:list-style-name="L5">
      <style:text-properties fo:color="#000000" loext:opacity="100%" fo:font-size="10pt" fo:language="tr" fo:country="TR" officeooo:paragraph-rsid="0006e5d4" style:font-size-asian="10pt" style:font-size-complex="10pt"/>
    </style:style>
    <style:style style:name="P108" style:family="paragraph" style:parent-style-name="Standard" style:list-style-name="L6">
      <style:text-properties fo:color="#000000" loext:opacity="100%" fo:font-size="10pt" fo:language="tr" fo:country="TR" officeooo:paragraph-rsid="0006e5d4" style:font-size-asian="10pt" style:font-size-complex="10pt"/>
    </style:style>
    <style:style style:name="P109" style:family="paragraph" style:parent-style-name="Standard" style:list-style-name="L9">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10" style:family="paragraph" style:parent-style-name="Standard" style:list-style-name="L10">
      <style:text-properties fo:color="#000000" loext:opacity="100%" style:font-name="Liberation Sans" fo:font-size="9.5pt" fo:language="tr" fo:country="TR" fo:font-weight="normal" style:font-size-asian="9.5pt" style:font-weight-asian="normal" style:font-weight-complex="normal"/>
    </style:style>
    <style:style style:name="P111" style:family="paragraph" style:parent-style-name="Standard" style:list-style-name="L10">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112" style:family="paragraph" style:parent-style-name="Standard">
      <style:text-properties fo:color="#000000" loext:opacity="100%" style:font-name="Liberation Sans" fo:font-size="9.5pt" officeooo:rsid="0027c215" officeooo:paragraph-rsid="0027c215" style:font-size-asian="9.5pt"/>
    </style:style>
    <style:style style:name="P113" style:family="paragraph" style:parent-style-name="Standard">
      <style:text-properties fo:color="#000000" loext:opacity="100%" style:font-name="Liberation Sans"/>
    </style:style>
    <style:style style:name="P114" style:family="paragraph" style:parent-style-name="Standard">
      <style:text-properties fo:color="#000000" loext:opacity="100%" style:font-name="Liberation Sans" fo:font-size="9.5pt" officeooo:rsid="0027c215" officeooo:paragraph-rsid="0027c215" style:font-size-asian="9.5pt"/>
    </style:style>
    <style:style style:name="P115" style:family="paragraph" style:parent-style-name="Standard">
      <style:text-properties fo:color="#000000" loext:opacity="100%" style:font-name="Liberation Sans" fo:font-size="9.5pt" style:font-size-asian="9.5pt"/>
    </style:style>
    <style:style style:name="P116" style:family="paragraph" style:parent-style-name="Standard">
      <style:text-properties fo:color="#000000" loext:opacity="100%" style:font-name="Liberation Sans" fo:font-size="9.5pt" fo:font-weight="bold" officeooo:rsid="0027c215" officeooo:paragraph-rsid="0027c215" style:font-size-asian="9.5pt" style:font-weight-asian="bold" style:font-weight-complex="bold"/>
    </style:style>
    <style:style style:name="P117" style:family="paragraph" style:parent-style-name="Standard">
      <style:text-properties fo:color="#000000" loext:opacity="100%" style:font-name="Liberation Sans" officeooo:paragraph-rsid="0027c215"/>
    </style:style>
    <style:style style:name="P118" style:family="paragraph" style:parent-style-name="Standard" style:list-style-name="L11">
      <style:text-properties fo:color="#000000" loext:opacity="100%" style:font-name="Liberation Sans"/>
    </style:style>
    <style:style style:name="P119" style:family="paragraph" style:parent-style-name="Standard" style:list-style-name="L11">
      <style:text-properties fo:color="#000000" loext:opacity="100%" style:font-name="Liberation Sans" officeooo:paragraph-rsid="002aa898"/>
    </style:style>
    <style:style style:name="P120" style:family="paragraph" style:parent-style-name="Standard">
      <style:text-properties fo:color="#000000" loext:opacity="100%" style:font-name="Liberation Sans" fo:font-weight="normal" officeooo:paragraph-rsid="0027c215" style:font-weight-asian="normal" style:font-weight-complex="normal"/>
    </style:style>
    <style:style style:name="P121" style:family="paragraph" style:parent-style-name="Standard" style:list-style-name="L12">
      <style:text-properties fo:color="#000000" loext:opacity="100%" style:font-name="Liberation Sans"/>
    </style:style>
    <style:style style:name="P122"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123"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124" style:family="paragraph" style:parent-style-name="Standard">
      <style:paragraph-properties fo:line-height="115%"/>
      <style:text-properties fo:color="#000000" loext:opacity="100%" style:font-name="Liberation Sans" fo:font-size="10pt" fo:font-weight="normal" officeooo:paragraph-rsid="0032e056" fo:background-color="#ffffff" style:font-size-asian="10pt" style:font-size-complex="10pt"/>
    </style:style>
    <style:style style:name="P125"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126" style:family="paragraph" style:parent-style-name="Standard">
      <style:paragraph-properties style:line-height-at-least="0.794cm"/>
      <style:text-properties fo:color="#000000" loext:opacity="100%" style:font-name="Liberation Sans" fo:font-size="10pt" fo:background-color="#ffffff" style:font-size-asian="10pt" style:font-size-complex="10pt"/>
    </style:style>
    <style:style style:name="P127" style:family="paragraph" style:parent-style-name="Standard">
      <style:paragraph-properties fo:line-height="100%"/>
      <style:text-properties fo:color="#000000" loext:opacity="100%" style:font-name="Liberation Sans" fo:font-size="10pt" officeooo:paragraph-rsid="0032e056" fo:background-color="#ffffff" style:font-size-asian="10pt" style:font-size-complex="10pt"/>
    </style:style>
    <style:style style:name="P128"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129" style:family="paragraph" style:parent-style-name="Standard">
      <style:paragraph-properties fo:line-height="115%"/>
      <style:text-properties fo:color="#000000" loext:opacity="100%" style:font-name="Liberation Sans" fo:font-size="10pt" officeooo:paragraph-rsid="0032e056" fo:background-color="#ffffff" style:font-size-asian="10pt" style:font-size-complex="10pt"/>
    </style:style>
    <style:style style:name="P130" style:family="paragraph" style:parent-style-name="Standard" style:list-style-name="L13">
      <style:paragraph-properties fo:line-height="115%"/>
      <style:text-properties fo:color="#000000" loext:opacity="100%" style:font-name="Liberation Sans" fo:font-size="10pt" fo:background-color="#ffffff" style:font-size-asian="10pt" style:font-size-complex="10pt"/>
    </style:style>
    <style:style style:name="P131" style:family="paragraph" style:parent-style-name="Standard">
      <style:paragraph-properties style:line-height-at-least="0.635cm"/>
      <style:text-properties fo:color="#000000" loext:opacity="100%" style:font-name="Liberation Sans" fo:font-size="12pt" fo:font-weight="bold" fo:background-color="#ffffff" style:font-size-asian="12pt" style:font-weight-asian="bold" style:font-size-complex="12pt" style:font-weight-complex="bold"/>
    </style:style>
    <style:style style:name="P132"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33"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officeooo:paragraph-rsid="0032e056" fo:background-color="#ffffff" style:font-size-asian="12pt" style:font-weight-asian="bold" style:font-size-complex="12pt" style:font-weight-complex="bold"/>
    </style:style>
    <style:style style:name="P134" style:family="paragraph" style:parent-style-name="Standard">
      <style:text-properties fo:color="#000000" loext:opacity="100%" fo:font-weight="normal" style:font-weight-asian="normal" style:font-weight-complex="normal"/>
    </style:style>
    <style:style style:name="P135" style:family="paragraph" style:parent-style-name="Standard">
      <style:text-properties fo:color="#000000" loext:opacity="100%" fo:font-weight="normal" officeooo:paragraph-rsid="0027c215" style:font-weight-asian="normal" style:font-weight-complex="normal"/>
    </style:style>
    <style:style style:name="P136" style:family="paragraph" style:parent-style-name="Standard">
      <style:text-properties fo:color="#000000" loext:opacity="100%" officeooo:paragraph-rsid="0027c215"/>
    </style:style>
    <style:style style:name="P137" style:family="paragraph" style:parent-style-name="Standard">
      <style:text-properties fo:color="#000000" loext:opacity="100%" officeooo:paragraph-rsid="002f1f63"/>
    </style:style>
    <style:style style:name="P138" style:family="paragraph" style:parent-style-name="Standard">
      <style:paragraph-properties style:line-height-at-least="0.794cm"/>
      <style:text-properties fo:color="#000000" loext:opacity="100%" style:font-name="Consolas" fo:font-size="12pt" fo:font-weight="bold" fo:background-color="#ffffff" style:font-size-asian="12pt" style:font-weight-asian="bold" style:font-size-complex="12pt" style:font-weight-complex="bold"/>
    </style:style>
    <style:style style:name="P139" style:family="paragraph" style:parent-style-name="Standard">
      <style:paragraph-properties style:line-height-at-least="0.794cm"/>
      <style:text-properties fo:color="#000000" loext:opacity="100%" style:font-name="Consolas" fo:font-size="11pt" fo:font-weight="normal" fo:background-color="#ffffff" style:font-size-asian="11pt" style:font-size-complex="11pt"/>
    </style:style>
    <style:style style:name="P140" style:family="paragraph" style:parent-style-name="Standard">
      <style:paragraph-properties style:line-height-at-least="0.794cm"/>
      <style:text-properties fo:color="#000000" loext:opacity="100%" style:font-name="Consolas" fo:font-size="11pt" fo:font-weight="bold" fo:background-color="#ffffff" style:font-size-asian="11pt" style:font-weight-asian="bold" style:font-size-complex="11pt" style:font-weight-complex="bold"/>
    </style:style>
    <style:style style:name="P141" style:family="paragraph" style:parent-style-name="Standard">
      <style:paragraph-properties style:line-height-at-least="0.794cm"/>
      <style:text-properties fo:color="#000000" loext:opacity="100%" style:font-name="Consolas" fo:font-size="11pt" fo:font-weight="bold" officeooo:paragraph-rsid="0032e056" fo:background-color="#ffffff" style:font-size-asian="11pt" style:font-weight-asian="bold" style:font-size-complex="11pt" style:font-weight-complex="bold"/>
    </style:style>
    <style:style style:name="P142" style:family="paragraph" style:parent-style-name="Standard">
      <style:paragraph-properties style:line-height-at-least="0.794cm"/>
      <style:text-properties fo:color="#000000" loext:opacity="100%" style:font-name="Consolas" fo:font-size="11pt" fo:font-weight="bold" officeooo:paragraph-rsid="003475fa" fo:background-color="#ffffff" style:font-size-asian="11pt" style:font-weight-asian="bold" style:font-size-complex="11pt" style:font-weight-complex="bold"/>
    </style:style>
    <style:style style:name="P143" style:family="paragraph" style:parent-style-name="Standard">
      <style:paragraph-properties style:line-height-at-least="0.794cm"/>
      <style:text-properties fo:color="#000000" loext:opacity="100%" style:font-name="Consolas" fo:font-size="11pt" fo:font-style="normal" fo:font-weight="bold" fo:background-color="#ffffff" style:font-size-asian="11pt" style:font-style-asian="normal" style:font-weight-asian="bold" style:font-size-complex="11pt" style:font-style-complex="normal" style:font-weight-complex="bold"/>
    </style:style>
    <style:style style:name="P144" style:family="paragraph" style:parent-style-name="Standard">
      <style:paragraph-properties style:line-height-at-least="0.794cm"/>
      <style:text-properties fo:color="#000000" loext:opacity="100%" style:font-name="Consolas" fo:font-size="11pt" fo:font-style="normal" fo:font-weight="bold" officeooo:paragraph-rsid="003475fa" fo:background-color="#ffffff" style:font-size-asian="11pt" style:font-style-asian="normal" style:font-weight-asian="bold" style:font-size-complex="11pt" style:font-style-complex="normal" style:font-weight-complex="bold"/>
    </style:style>
    <style:style style:name="P145" style:family="paragraph" style:parent-style-name="Standard">
      <style:paragraph-properties style:line-height-at-least="0.794cm"/>
      <style:text-properties fo:color="#000000" loext:opacity="100%" style:font-name="Consolas" fo:font-size="11pt" fo:font-style="normal" fo:font-weight="bold" officeooo:paragraph-rsid="00386e3e" fo:background-color="#ffffff" style:font-size-asian="11pt" style:font-style-asian="normal" style:font-weight-asian="bold" style:font-size-complex="11pt" style:font-style-complex="normal" style:font-weight-complex="bold"/>
    </style:style>
    <style:style style:name="P146" style:family="paragraph" style:parent-style-name="Standard" style:list-style-name="L4">
      <style:text-properties fo:font-size="10pt" fo:language="tr" fo:country="TR" style:font-size-asian="10pt" style:font-size-complex="10pt"/>
    </style:style>
    <style:style style:name="P147" style:family="paragraph" style:parent-style-name="Standard" style:list-style-name="L5">
      <style:text-properties fo:font-size="10pt" fo:language="tr" fo:country="TR" officeooo:paragraph-rsid="00085738" style:font-size-asian="10pt" style:font-size-complex="10pt"/>
    </style:style>
    <style:style style:name="P148" style:family="paragraph" style:parent-style-name="Standard">
      <style:text-properties officeooo:paragraph-rsid="0027c215"/>
    </style:style>
    <style:style style:name="T1" style:family="text">
      <style:text-properties fo:color="#008000" loext:opacity="100%" style:font-name="Cascadia Mono1"/>
    </style:style>
    <style:style style:name="T2" style:family="text">
      <style:text-properties fo:color="#008000" loext:opacity="100%" style:font-name="Cascadia Mono1" fo:font-size="9.5pt" style:font-size-asian="9.5pt"/>
    </style:style>
    <style:style style:name="T3" style:family="text">
      <style:text-properties fo:color="#008000" loext:opacity="100%" style:font-name="Cascadia Mono1" fo:font-size="9.5pt" style:font-size-asian="9.5pt"/>
    </style:style>
    <style:style style:name="T4" style:family="text">
      <style:text-properties fo:color="#008000" loext:opacity="100%" style:font-name="Cascadia Mono1" fo:font-size="9.5pt" officeooo:rsid="0027c215" style:font-size-asian="9.5pt"/>
    </style:style>
    <style:style style:name="T5" style:family="text">
      <style:text-properties fo:color="#008000" loext:opacity="100%" style:font-name="Cascadia Mono1"/>
    </style:style>
    <style:style style:name="T6" style:family="text">
      <style:text-properties fo:color="#808080" loext:opacity="100%"/>
    </style:style>
    <style:style style:name="T7" style:family="text">
      <style:text-properties fo:color="#808080" loext:opacity="100%" officeooo:rsid="00386e3e"/>
    </style:style>
    <style:style style:name="T8" style:family="text">
      <style:text-properties style:font-name="Cascadia Mono1"/>
    </style:style>
    <style:style style:name="T9" style:family="text">
      <style:text-properties style:font-name="Cascadia Mono1" fo:font-size="9.5pt" style:font-size-asian="9.5pt"/>
    </style:style>
    <style:style style:name="T10" style:family="text">
      <style:text-properties style:font-name="Cascadia Mono1" fo:font-size="9.5pt" officeooo:rsid="000fd630" style:font-size-asian="9.5pt"/>
    </style:style>
    <style:style style:name="T11" style:family="text">
      <style:text-properties style:font-name="Cascadia Mono1" fo:font-size="9.5pt" officeooo:rsid="001051dc" style:font-size-asian="9.5pt"/>
    </style:style>
    <style:style style:name="T12" style:family="text">
      <style:text-properties style:font-name="Cascadia Mono1" fo:font-size="9.5pt" officeooo:rsid="000fe702" style:font-size-asian="9.5pt"/>
    </style:style>
    <style:style style:name="T13" style:family="text">
      <style:text-properties style:font-name="Cascadia Mono1" fo:font-size="9.5pt" officeooo:rsid="001aecb7" style:font-size-asian="9.5pt"/>
    </style:style>
    <style:style style:name="T14" style:family="text">
      <style:text-properties style:font-name="Cascadia Mono1" fo:font-size="9.5pt" style:font-size-asian="9.5pt"/>
    </style:style>
    <style:style style:name="T15" style:family="text">
      <style:text-properties style:font-name="Cascadia Mono1" fo:font-size="9.5pt" officeooo:rsid="0027c215" style:font-size-asian="9.5pt"/>
    </style:style>
    <style:style style:name="T16" style:family="text">
      <style:text-properties style:font-name="Cascadia Mono1" fo:font-size="9.5pt" fo:font-weight="normal" style:font-size-asian="9.5pt" style:font-weight-asian="normal" style:font-weight-complex="normal"/>
    </style:style>
    <style:style style:name="T17" style:family="text">
      <style:text-properties style:font-name="Cascadia Mono1" fo:font-size="9.5pt" fo:font-weight="bold" style:font-size-asian="9.5pt" style:font-weight-asian="bold" style:font-size-complex="11pt" style:font-weight-complex="bold"/>
    </style:style>
    <style:style style:name="T18" style:family="text">
      <style:text-properties style:font-name="Cascadia Mono1" officeooo:rsid="0006e5d4"/>
    </style:style>
    <style:style style:name="T19" style:family="text">
      <style:text-properties style:font-name="Cascadia Mono1" fo:font-style="normal" fo:font-weight="normal" officeooo:rsid="0006e5d4" style:font-style-asian="normal" style:font-weight-asian="normal" style:font-style-complex="normal" style:font-weight-complex="normal"/>
    </style:style>
    <style:style style:name="T20" style:family="text">
      <style:text-properties style:font-name="Cascadia Mono1"/>
    </style:style>
    <style:style style:name="T21" style:family="text">
      <style:text-properties fo:color="#666666" loext:opacity="100%" style:font-name="Cascadia Mono1"/>
    </style:style>
    <style:style style:name="T22" style:family="text">
      <style:text-properties fo:color="#000000" loext:opacity="100%" style:font-name="Cascadia Mono1"/>
    </style:style>
    <style:style style:name="T23" style:family="text">
      <style:text-properties fo:color="#000000" loext:opacity="100%" style:font-name="Cascadia Mono1" officeooo:rsid="00085738"/>
    </style:style>
    <style:style style:name="T24" style:family="text">
      <style:text-properties fo:color="#000000" loext:opacity="100%" style:font-name="Cascadia Mono1" fo:font-weight="normal" style:font-weight-asian="normal" style:font-weight-complex="normal"/>
    </style:style>
    <style:style style:name="T25" style:family="text">
      <style:text-properties fo:color="#000000" loext:opacity="100%" style:font-name="Cascadia Mono1" fo:font-weight="normal" officeooo:rsid="00085738" style:font-weight-asian="normal" style:font-weight-complex="normal"/>
    </style:style>
    <style:style style:name="T26" style:family="text">
      <style:text-properties fo:color="#000000" loext:opacity="100%" style:font-name="Cascadia Mono1" fo:font-size="9.5pt" style:font-size-asian="9.5pt"/>
    </style:style>
    <style:style style:name="T27" style:family="text">
      <style:text-properties fo:color="#000000" loext:opacity="100%" style:font-name="Liberation Sans" fo:font-size="9.5pt" fo:font-weight="normal" officeooo:rsid="00165d04" style:font-size-asian="9.5pt" style:font-weight-asian="normal" style:font-size-complex="11pt" style:font-weight-complex="normal"/>
    </style:style>
    <style:style style:name="T28" style:family="text">
      <style:text-properties fo:color="#000000" loext:opacity="100%" style:font-name="Liberation Sans" fo:font-size="9.5pt" style:font-size-asian="9.5pt"/>
    </style:style>
    <style:style style:name="T29" style:family="text">
      <style:text-properties fo:font-size="9.5pt" style:font-size-asian="9.5pt"/>
    </style:style>
    <style:style style:name="T30" style:family="text">
      <style:text-properties fo:font-size="9.5pt" officeooo:rsid="001493df" style:font-size-asian="9.5pt"/>
    </style:style>
    <style:style style:name="T31" style:family="text">
      <style:text-properties fo:font-size="9.5pt" style:font-size-asian="9.5pt" style:font-size-complex="11pt"/>
    </style:style>
    <style:style style:name="T32" style:family="text">
      <style:text-properties fo:font-size="9.5pt" officeooo:rsid="000d15a1" style:font-size-asian="9.5pt" style:font-size-complex="11pt"/>
    </style:style>
    <style:style style:name="T33" style:family="text">
      <style:text-properties fo:font-size="9.5pt" officeooo:rsid="00165d04" style:font-size-asian="9.5pt" style:font-size-complex="11pt"/>
    </style:style>
    <style:style style:name="T34" style:family="text">
      <style:text-properties fo:font-size="9.5pt" officeooo:rsid="001977ab" style:font-size-asian="9.5pt"/>
    </style:style>
    <style:style style:name="T35" style:family="text">
      <style:text-properties fo:font-size="9.5pt" officeooo:rsid="001bbf67" style:font-size-asian="9.5pt"/>
    </style:style>
    <style:style style:name="T36" style:family="text">
      <style:text-properties fo:font-size="9.5pt" style:font-size-asian="9.5pt"/>
    </style:style>
    <style:style style:name="T37" style:family="text">
      <style:text-properties fo:font-size="9.5pt" officeooo:rsid="0027c215" style:font-size-asian="9.5pt"/>
    </style:style>
    <style:style style:name="T38" style:family="text">
      <style:text-properties fo:font-size="9.5pt" officeooo:rsid="002aa898" style:font-size-asian="9.5pt"/>
    </style:style>
    <style:style style:name="T39" style:family="text">
      <style:text-properties fo:font-size="9.5pt" fo:font-weight="normal" officeooo:rsid="000d15a1" style:font-size-asian="9.5pt" style:font-weight-asian="normal" style:font-size-complex="11pt" style:font-weight-complex="normal"/>
    </style:style>
    <style:style style:name="T40" style:family="text">
      <style:text-properties fo:font-size="9.5pt" fo:font-weight="normal" style:font-size-asian="9.5pt" style:font-weight-asian="normal" style:font-weight-complex="normal"/>
    </style:style>
    <style:style style:name="T41" style:family="text">
      <style:text-properties fo:font-size="9.5pt" fo:font-weight="bold" officeooo:rsid="000d15a1" style:font-size-asian="9.5pt" style:font-weight-asian="bold" style:font-size-complex="11pt" style:font-weight-complex="bold"/>
    </style:style>
    <style:style style:name="T42" style:family="text">
      <style:text-properties fo:font-size="9.5pt" fo:language="tr" fo:country="TR" style:font-size-asian="9.5pt"/>
    </style:style>
    <style:style style:name="T43" style:family="text">
      <style:text-properties officeooo:rsid="0006e5d4"/>
    </style:style>
    <style:style style:name="T44" style:family="text">
      <style:text-properties officeooo:rsid="001493df"/>
    </style:style>
    <style:style style:name="T45" style:family="text">
      <style:text-properties officeooo:rsid="0017b3a8"/>
    </style:style>
    <style:style style:name="T46" style:family="text"/>
    <style:style style:name="T47" style:family="text">
      <style:text-properties style:font-name="Liberation Sans"/>
    </style:style>
    <style:style style:name="T48" style:family="text">
      <style:text-properties fo:font-weight="normal"/>
    </style:style>
    <style:style style:name="T49" style:family="text">
      <style:text-properties fo:font-weight="normal" officeooo:rsid="0032e056"/>
    </style:style>
    <style:style style:name="T50" style:family="text">
      <style:text-properties officeooo:rsid="0032e056"/>
    </style:style>
    <style:style style:name="T51" style:family="text">
      <style:text-properties fo:font-weight="bold" style:font-weight-asian="bold" style:font-weight-complex="bold"/>
    </style:style>
    <style:style style:name="T52" style:family="text">
      <style:text-properties officeooo:rsid="00386e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Classes(Sınıflar)</text:p>
      <text:p text:style-name="P71"/>
      <text:p text:style-name="P30">ctor -&gt; constructor</text:p>
      <text:p text:style-name="P31">dtor -&gt; destructor</text:p>
      <text:p text:style-name="P31"/>
      <text:p text:style-name="P34">Ctor'lar overload edilebilir.</text:p>
      <text:p text:style-name="P34">Eğer ctor'un parametresi yoksa buna "default" ctor denir ve "special member function"'dur.</text:p>
      <text:p text:style-name="P34">Eğer ctor yazılmamış ise ve bir parametre ile overload edilmemiş ise derleyici bunu implicty olarak kendi yazar. Eğer overload edilmiş ise derleyici yazmaz.</text:p>
      <text:p text:style-name="P29"/>
      <text:p text:style-name="P74">class MyClass{</text:p>
      <text:p text:style-name="P74">public:</text:p>
      <text:p text:style-name="P74"><text:s text:c="2"/>MyClass(); <text:s text:c="3"/><text:span text:style-name="T6">//default ctor</text:span></text:p>
      <text:p text:style-name="P74"><text:s text:c="2"/>MyClass(int); <text:span text:style-name="T6">//overload ctor</text:span></text:p>
      <text:p text:style-name="P74"><text:s text:c="2"/>~MyClass(); <text:s text:c="2"/><text:span text:style-name="T6">//default dtor</text:span></text:p>
      <text:p text:style-name="P75">};</text:p>
      <text:p text:style-name="P73"/>
      <text:list xml:id="list207143971" text:style-name="L1">
        <text:list-item>
          <text:p text:style-name="P95"><text:span text:style-name="T43">dtor'lar ismi ile çağırılamaz.Yani nokta(.) operatörünün, ok (-&gt;) operatörünün veya </text:span>çözünürlük(::) operatörü ile çağırılamaz.</text:p>
        </text:list-item>
        <text:list-item>
          <text:p text:style-name="P94">dtor ise çağırılabilir. Syntax hatası olmaz legaldir. Fakat kesinlikle tavsiye edilmez. Sadece<text:span text:style-name="T43"> bir Placement new operatörü için kullanılır.</text:span></text:p>
        </text:list-item>
      </text:list>
      <text:p text:style-name="P76"/>
      <text:p text:style-name="P3">class MyClass{</text:p>
      <text:p text:style-name="P2">public:</text:p>
      <text:p text:style-name="P2"><text:s text:c="2"/>MyClass();</text:p>
      <text:p text:style-name="P2"><text:s text:c="2"/>~MyClass();</text:p>
      <text:p text:style-name="P2">};</text:p>
      <text:p text:style-name="P2"/>
      <text:p text:style-name="P2">int main()</text:p>
      <text:p text:style-name="P2">{</text:p>
      <text:p text:style-name="P2"><text:s text:c="2"/>MyClass m1;</text:p>
      <text:p text:style-name="P2"/>
      <text:p text:style-name="P66"><text:span text:style-name="T8"><text:s text:c="2"/>m1.MyClass(); </text:span><text:span text:style-name="T21">// Gercersiz (Syntax Hatası)</text:span></text:p>
      <text:p text:style-name="P66"><text:span text:style-name="T8"><text:s text:c="2"/>m1.~MyClass() </text:span><text:span text:style-name="T21">// Gecerli (sadece Placement new operatörü ile çağrılır) kullanımı <text:tab/><text:tab/>tavsiye edilmez</text:span></text:p>
      <text:p text:style-name="P3">}</text:p>
      <text:p text:style-name="P5"/>
      <text:list xml:id="list503265143" text:style-name="L2">
        <text:list-item>
          <text:p text:style-name="P96">Class elemanlarına ilk değer vermek için Constructor Initializer List diğer adıyla</text:p>
        </text:list-item>
      </text:list>
      <text:list xml:id="list1305913475" text:style-name="L3">
        <text:list-header>
          <text:p text:style-name="P97">Member Initializer List(MIL) kullanılır.</text:p>
        </text:list-header>
        <text:list-item>
          <text:p text:style-name="P97">Sadece parantez atomu ile değil küme parantezi ile de ilk değer verileblir. Bu durum modern C++ için geçerlidir.</text:p>
        </text:list-item>
        <text:list-item>
          <text:p text:style-name="P106"><text:span text:style-name="T18">C</text:span><text:span text:style-name="T8">onstructor Initializer List her zaman birinci tercih olmalıdır.</text:span></text:p>
        </text:list-item>
      </text:list>
      <text:p text:style-name="P6"/>
      <text:p text:style-name="P4">class MyClass{</text:p>
      <text:p text:style-name="P4">public:</text:p>
      <text:p text:style-name="P67"><text:span text:style-name="T8"><text:s text:c="2"/>MyClass() : mx(10), my{20} {} </text:span><text:span text:style-name="T21">// Constructor Initializer List</text:span></text:p>
      <text:p text:style-name="P4"/>
      <text:p text:style-name="P4">private:</text:p>
      <text:p text:style-name="P4"><text:s text:c="2"/>int mx, my;<text:tab/></text:p>
      <text:p text:style-name="P4">};</text:p>
      <text:p text:style-name="P6"/>
      <text:list xml:id="list3549201967" text:style-name="L4">
        <text:list-item>
          <text:p text:style-name="P146"><text:span text:style-name="T22">Aşağıdaki class şeklinde ilk değer verilemez. Bu şekilde sadece atama yapılır. Çünkü ctor'un parantezinin içine girildiği anda değişkenler hayata zaten gelmiş oluyor</text:span><text:span text:style-name="T1">.</text:span></text:p>
        </text:list-item>
      </text:list>
      <text:p text:style-name="P6"/>
      <text:p text:style-name="P6"/>
      <text:p text:style-name="P4">class MyClass{</text:p>
      <text:p text:style-name="P4"><text:soft-page-break/>public:</text:p>
      <text:p text:style-name="P4"><text:s text:c="2"/>MyClass()</text:p>
      <text:p text:style-name="P4"><text:s text:c="2"/>{</text:p>
      <text:p text:style-name="P67"><text:span text:style-name="T8"><text:tab/>mx = 10;<text:tab/></text:span><text:span text:style-name="T21">// Bu ilk değer verme değildir. Atamadır.</text:span></text:p>
      <text:p text:style-name="P67"><text:span text:style-name="T8"><text:tab/>my = 20;<text:tab/></text:span><text:span text:style-name="T21">// Not initializer .This is a assigment</text:span></text:p>
      <text:p text:style-name="P4"><text:s text:c="2"/>}</text:p>
      <text:p text:style-name="P4">private:</text:p>
      <text:p text:style-name="P4"><text:s text:c="2"/>int my, mx;</text:p>
      <text:p text:style-name="P3">};</text:p>
      <text:list xml:id="list2883550003" text:style-name="L5">
        <text:list-header>
          <text:p text:style-name="P100"/>
        </text:list-header>
        <text:list-item>
          <text:p text:style-name="P107"><text:span text:style-name="T19">İlk yazılan değişken her zaman ilk olarak hayata gelir. "int mx, my " örneğinde mx değişkeni </text:span><text:span text:style-name="T8">önce hayata gelir. Ctor init list ile ilk değer verme sırası değişkenin hayata gelmesi için önemli değildir.</text:span></text:p>
        </text:list-item>
        <text:list-item>
          <text:p text:style-name="P147"><text:span text:style-name="T22">Tavsiye edilen ilk hangi değişken hayata gelmiş ise o değişkenin init edilirken ilk sıraya ya</text:span><text:span text:style-name="T23">z</text:span><text:span text:style-name="T22">ılması</text:span><text:span text:style-name="T24">dı</text:span><text:span text:style-name="T25">z.</text:span></text:p>
        </text:list-item>
      </text:list>
      <text:p text:style-name="P89"/>
      <text:p text:style-name="P6">class MyClass{</text:p>
      <text:p text:style-name="P6">public:</text:p>
      <text:p text:style-name="P68"><text:span text:style-name="T8"><text:s text:c="2"/>MyClass() : my(mx*5), mx{20} {} // </text:span><text:span text:style-name="T21">Geçerlidir. Çünkü önce mx hayata geldiği için my <text:tab/><text:tab/><text:tab/> <text:s text:c="7"/>de mx'in 5 katı değerini alır.</text:span></text:p>
      <text:p text:style-name="P68"><text:span text:style-name="T8"><text:s text:c="2"/>MyClass() : mx(my*5), my{20} {} </text:span><text:span text:style-name="T21">// Tanımsız davranışdır. Çünkü mx,my'nin çöp değeri <text:tab/><text:tab/><text:tab/> <text:s text:c="7"/>ile hayata gelir.</text:span></text:p>
      <text:p text:style-name="P6">private:</text:p>
      <text:p text:style-name="P68"><text:span text:style-name="T8"><text:s text:c="2"/>int mx, my; <text:s/></text:span><text:span text:style-name="T21">//ilk mx sonra my hayata gelir.</text:span></text:p>
      <text:p text:style-name="P3">};</text:p>
      <text:p text:style-name="P3"/>
      <text:p text:style-name="P3"/>
      <text:list xml:id="list2895058703" text:style-name="L6">
        <text:list-item>
          <text:p text:style-name="P108"><text:span text:style-name="T19">Bazı durumlarda değişkenler ilk değer vermek bir mecburiyet. Örneğin sınıfın veri elemenının const </text:span><text:span text:style-name="T8">veya referans olması.</text:span></text:p>
        </text:list-item>
      </text:list>
      <text:p text:style-name="P6"/>
      <text:p text:style-name="P6">class MyClass{</text:p>
      <text:p text:style-name="P6">public:</text:p>
      <text:p text:style-name="P68"><text:span text:style-name="T8"><text:s text:c="2"/>MyClass() : mx(10) , mref(my) </text:span><text:span text:style-name="T21">//olması gereken tanımlama</text:span></text:p>
      <text:p text:style-name="P6"><text:s text:c="2"/>{</text:p>
      <text:p text:style-name="P90"><text:tab/>//mx = 10; //syntax hatası.</text:p>
      <text:p text:style-name="P90"><text:tab/>//mref = my; //syntax hatası.</text:p>
      <text:p text:style-name="P6"><text:s text:c="2"/>}</text:p>
      <text:p text:style-name="P6">private:</text:p>
      <text:p text:style-name="P6"><text:s text:c="2"/>int my;</text:p>
      <text:p text:style-name="P6"><text:s text:c="2"/>const int mx;</text:p>
      <text:p text:style-name="P6"><text:s text:c="2"/>int&amp; mref;</text:p>
      <text:p text:style-name="P3">};</text:p>
      <text:p text:style-name="P3"/>
      <text:list xml:id="list390515347" text:style-name="L7">
        <text:list-item>
          <text:p text:style-name="P101">Overload edilmiş ctor lar için de ilk değer verme geçirlidir.</text:p>
        </text:list-item>
      </text:list>
      <text:p text:style-name="P7"/>
      <text:p text:style-name="P7">class Date{</text:p>
      <text:p text:style-name="P7">public:</text:p>
      <text:p text:style-name="P7"><text:s text:c="2"/>Date(int d,int m,int y) : m_day{d},m_mon{m},m_year{y}{}</text:p>
      <text:p text:style-name="P7"/>
      <text:p text:style-name="P7">private:</text:p>
      <text:p text:style-name="P7"><text:s text:c="2"/>int m_day;</text:p>
      <text:p text:style-name="P7"><text:s text:c="2"/>int m_mon;</text:p>
      <text:p text:style-name="P7"><text:s text:c="2"/>int m_year;</text:p>
      <text:p text:style-name="P3">};</text:p>
      <text:p text:style-name="P3"/>
      <text:list xml:id="list759799834" text:style-name="L8">
        <text:list-item>
          <text:p text:style-name="P102">in-class initializer veya default member initializer olarak bilinen yöntem modern C++ ile gelmiştir. </text:p>
        </text:list-item>
        <text:list-item>
          <text:p text:style-name="P98">Default member init aslında ilk değer vermez. Derleyiciye ctor'da ctor init <text:soft-page-break/>list ile init etmez isem sen edeceksin talimatı verir.</text:p>
        </text:list-item>
      </text:list>
      <text:p text:style-name="P6"/>
      <text:p text:style-name="P6">class MyClass{</text:p>
      <text:p text:style-name="P6"/>
      <text:p text:style-name="P6">MyClass(): my(30){}</text:p>
      <text:p text:style-name="P6"/>
      <text:p text:style-name="P6">void print()const</text:p>
      <text:p text:style-name="P6">{</text:p>
      <text:p text:style-name="P68"><text:span text:style-name="T8"><text:s/>std::cout &lt;&lt; my &lt;&lt; "\n";<text:tab/></text:span><text:span text:style-name="T21">// my nin değeri 30 olur. Çünkü ctor init list ile zaten</text:span><text:span text:style-name="T8"> <text:tab/><text:tab/><text:tab/></text:span><text:span text:style-name="T21">// değişkene ilk değer</text:span></text:p>
      <text:p text:style-name="P68"><text:span text:style-name="T8"><text:tab/><text:tab/><text:tab/></text:span><text:span text:style-name="T21">// verildiği için default member init geçersiz oldu.</text:span></text:p>
      <text:p text:style-name="P68"><text:span text:style-name="T8"><text:s/>std::cout &lt;&lt; mx &lt;&lt; "\n";<text:tab/></text:span><text:span text:style-name="T21">// mx değeri ise 20 olur</text:span></text:p>
      <text:p text:style-name="P6">}</text:p>
      <text:p text:style-name="P6"/>
      <text:p text:style-name="P6">private:</text:p>
      <text:p text:style-name="P68"><text:span text:style-name="T8"><text:s text:c="2"/>int my = 10; <text:tab/></text:span><text:span text:style-name="T21">//geçerli. //in-class veya default member init</text:span></text:p>
      <text:p text:style-name="P68"><text:span text:style-name="T8"><text:s text:c="2"/>int mx{20}; <text:s/><text:tab/></text:span><text:span text:style-name="T21">// geçerli //in-class veya default member init</text:span></text:p>
      <text:p text:style-name="P68"><text:span text:style-name="T8"><text:s/></text:span><text:span text:style-name="T21"><text:s/>//int mz(30); <text:s/><text:tab/>//geçersiz syntax hatası. normal parantez kullanılamıyor.</text:span></text:p>
      <text:p text:style-name="P3">};</text:p>
      <text:p text:style-name="P3"/>
      <text:list xml:id="list1562590497" text:style-name="L9">
        <text:list-item>
          <text:p text:style-name="P109">Default ctor class da bulunmak zorunda değil. Ama bulunması kısıtlayıcılığı gidermek açısından önemli. Mücbir bir sebep yoksa bulunmalı.</text:p>
        </text:list-item>
      </text:list>
      <text:p text:style-name="P33"/>
      <text:list xml:id="list190140839024788" text:continue-numbering="true" text:style-name="L9">
        <text:list-item>
          <text:p text:style-name="P109">Bir ctor'u başka bir ctor ile init edilebilir. Bu durumu delegating constructor denir.</text:p>
          <text:p text:style-name="P99"/>
        </text:list-item>
      </text:list>
      <text:p text:style-name="P6">class MyClass {</text:p>
      <text:p text:style-name="P6"/>
      <text:p text:style-name="P6">public:</text:p>
      <text:p text:style-name="P6"><text:s text:c="2"/>MyClass(int x, int y, int z) : mx{ x }, my{ y }, mz{ z }{}</text:p>
      <text:p text:style-name="P6"><text:s text:c="2"/>MyClass(int x) : MyClass(x, 0, 0){}</text:p>
      <text:p text:style-name="P6"/>
      <text:p text:style-name="P6">private:</text:p>
      <text:p text:style-name="P6"><text:s text:c="2"/>int mx,my,mz;</text:p>
      <text:p text:style-name="P3">};</text:p>
      <text:h text:style-name="P92" text:outline-level="3">Special Member Function</text:h>
      <text:p text:style-name="P36">C++ 'da 6 adet özel üye fonksiyonu vardır. Özel üye fonksiyonlarını siz yazmasanızda kullanıldığı zaman derleyici bunlar kullanmak için kendi kodunu yazar.</text:p>
      <text:p text:style-name="P36"/>
      <text:p text:style-name="P36">Special Member Functions ( Özel üye fonksiyonları )</text:p>
      <text:list xml:id="list1411829555" text:style-name="L10">
        <text:list-item>
          <text:p text:style-name="P110">default constructor</text:p>
        </text:list-item>
        <text:list-item>
          <text:p text:style-name="P110">destructor</text:p>
        </text:list-item>
        <text:list-item>
          <text:p text:style-name="P110">copy constructor</text:p>
        </text:list-item>
        <text:list-item>
          <text:p text:style-name="P110">move constructor (C++ ile eklendi)</text:p>
        </text:list-item>
        <text:list-item>
          <text:p text:style-name="P110">copy assignment</text:p>
        </text:list-item>
        <text:list-item>
          <text:p text:style-name="P111">move assignment (C++ ile eklendi)</text:p>
        </text:list-item>
      </text:list>
      <text:p text:style-name="P36"/>
      <text:p text:style-name="P9">class MyClass {</text:p>
      <text:p text:style-name="P17">public:</text:p>
      <text:p text:style-name="P17"><text:s text:c="2"/>MyClass();<text:tab/><text:tab/>//user-declared (define) burada ctor'dan <text:tab/><text:tab/><text:tab/><text:tab/>kullanıca sorumlu. Derleyici yazmaz.</text:p>
      <text:p text:style-name="P17"><text:s text:c="2"/>MyClass() = default;<text:tab/>// user-declared (defaulted) burada sadece bildirim var. K<text:tab/><text:tab/><text:tab/>odu derleyici yazar.</text:p>
      <text:p text:style-name="P17"><text:s text:c="2"/>MyClass() = delete;<text:tab/>// user-declared (deleted) burada ctor kullanıcı tarafından <text:tab/><text:tab/><text:tab/>siliniyor.</text:p>
      <text:p text:style-name="P18"><text:tab/><text:tab/><text:tab/>// <text:s/>Buna herhangi bir çağrı artık syntax hatası olur</text:p>
      <text:p text:style-name="P9">};</text:p>
      <text:p text:style-name="P36">Sadece Özel üye fonksiyonlar default edilebilir. Herhangi bir fonksiyon ise delete edilebilir.</text:p>
      <text:p text:style-name="P35"/>
      <text:p text:style-name="P35"><text:soft-page-break/>Eğer derleyici sınıfın bir özel üye fonksiyonunu default edecek ise fakat derleyicinin</text:p>
      <text:p text:style-name="P35">özel üye fonksiyonunu oluşturması sürecinde bir sentaks hatası oluşursa derleyici</text:p>
      <text:p text:style-name="P36">default edeceği özel üye fonksiyonunu delete eder.</text:p>
      <text:p text:style-name="P36"/>
      <text:p text:style-name="P9">class MyClass {</text:p>
      <text:p text:style-name="P17">private:</text:p>
      <text:p text:style-name="P17"><text:s text:c="2"/>const int x;<text:tab/></text:p>
      <text:p text:style-name="P9">};</text:p>
      <text:p text:style-name="P9"/>
      <text:p text:style-name="P9">int main()</text:p>
      <text:p text:style-name="P8">{</text:p>
      <text:p text:style-name="P8"><text:s text:c="2"/>MyClass m_x; <text:s text:c="2"/>//derleyici sentaks hatası aldığı için ctor delete edildi.Bu nesne <text:tab/> <text:s text:c="6"/>// oluşturulduğu</text:p>
      <text:p text:style-name="P8"><text:tab/> <text:s text:c="6"/>//zaman sentaks hatası olur. Çünkü const değişken ctor da init edilmek</text:p>
      <text:p text:style-name="P8"><text:tab/> <text:s text:c="6"/>//zorunda. Fakat derleyicinin yazdığı ctor da bu otomatik olarak</text:p>
      <text:p text:style-name="P8"><text:tab/> <text:s text:c="6"/>//yapılmadığı için m_x nesnesi oluşturulduğu an sentaks hatası oluştu.</text:p>
      <text:p text:style-name="P8"><text:tab/> <text:s text:c="6"/>//Eğer m_x nesnesi tanımlanmasaydı derleyici bir sentaks hatası <text:tab/><text:tab/> <text:s text:c="6"/>//vermezdi.</text:p>
      <text:p text:style-name="P9">}</text:p>
      <text:p text:style-name="P9"/>
      <text:p text:style-name="P36">Eğer bir sınıdın ctor 'u kullanıcı tarafından private kısma konulursa dışarıdan erişime kapalı olduğu için o nesne oluşturulduğu an sentaks hatası oluşur.</text:p>
      <text:p text:style-name="P36"/>
      <text:p text:style-name="P9">class MyClass {</text:p>
      <text:p text:style-name="P17">private:</text:p>
      <text:p text:style-name="P17"><text:s text:c="2"/>MyClass();</text:p>
      <text:p text:style-name="P17">};</text:p>
      <text:p text:style-name="P17"/>
      <text:p text:style-name="P17">int main()</text:p>
      <text:p text:style-name="P17">{</text:p>
      <text:p text:style-name="P17"><text:s text:c="2"/>MyClass m; <text:s/>//sentaks hatası</text:p>
      <text:p text:style-name="P9">}</text:p>
      <text:p text:style-name="P9"/>
      <text:p text:style-name="P54">COPY CONSTRUCTOR</text:p>
      <text:p text:style-name="P38">Eğer bir sınıf aynı sınıf türünden başka bir nesne ile init edilirse burada Copy Constructor özel üye fonksiyonu çağırılır.</text:p>
      <text:p text:style-name="P38"/>
      <text:p text:style-name="P38"/>
      <text:p text:style-name="P14"><text:s text:c="2"/>class MyClass {};</text:p>
      <text:p text:style-name="P17"/>
      <text:p text:style-name="P17"><text:s text:c="2"/>void Func(MyClass m){}</text:p>
      <text:p text:style-name="P17"/>
      <text:p text:style-name="P17"><text:s text:c="2"/>int main()</text:p>
      <text:p text:style-name="P17"><text:s text:c="2"/>{</text:p>
      <text:p text:style-name="P17"><text:tab/>MyClass m1;</text:p>
      <text:p text:style-name="P17"><text:tab/>MyClass m2{m1};<text:tab/> <text:s/>//Copy ctor</text:p>
      <text:p text:style-name="P17"><text:tab/>MyClass m3(m1);<text:tab/> <text:s/>//Copy ctor</text:p>
      <text:p text:style-name="P17"><text:tab/>MyClass m4 = m1; <text:tab/> <text:s/>//Copy ctor</text:p>
      <text:p text:style-name="P17"/>
      <text:p text:style-name="P17"><text:tab/>Func(m1);<text:tab/><text:tab/> <text:s/>//Copy ctor</text:p>
      <text:p text:style-name="P17"><text:s text:c="2"/>}</text:p>
      <text:p text:style-name="P17"/>
      <text:p text:style-name="P17"><text:s text:c="2"/>class MyClass{</text:p>
      <text:p text:style-name="P17"><text:s text:c="2"/>public:</text:p>
      <text:p text:style-name="P17"><text:s text:c="2"/>MyClass(const MyClass&amp;){} //derleyicinin yazdığı copy ctor sentaksı</text:p>
      <text:p text:style-name="P14"><text:s text:c="2"/>};</text:p>
      <text:p text:style-name="P14"/>
      <text:p text:style-name="P38">Derleyicinin yazdığı copy ctor, sınıfın non-static,public ve inline fonksiyonudur. Elemanı olan bir sınıfın derleyici tarafından yazılan copy ctor'ı aşağıdaki gibidir.</text:p>
      <text:p text:style-name="P38"/>
      <text:p text:style-name="P14"><text:s text:c="2"/>class MyClass{</text:p>
      <text:p text:style-name="P17"><text:s text:c="2"/>public:</text:p>
      <text:p text:style-name="P17"><text:soft-page-break/><text:tab/>MyClass(const MyClass&amp; other) : mx(other.mx), my(other.my){}</text:p>
      <text:p text:style-name="P17"><text:s text:c="2"/>private:</text:p>
      <text:p text:style-name="P17"><text:s text:c="2"/>int mx;</text:p>
      <text:p text:style-name="P17"><text:s text:c="2"/>int my;</text:p>
      <text:p text:style-name="P14"><text:s text:c="2"/>};</text:p>
      <text:p text:style-name="P14"/>
      <text:p text:style-name="P58"><text:span text:style-name="T41">rule of zero(sıfır kuralı):</text:span><text:span text:style-name="T39"> sınıfın özel üye fonksiyonlarının derleyici tarafından yazılması </text:span><text:span text:style-name="T29">(default ctor hariç). </text:span></text:p>
      <text:p text:style-name="P41"><text:tab/><text:tab/><text:tab/><text:tab/><text:tab/><text:tab/><text:tab/> <text:s/></text:p>
      <text:p text:style-name="P41">Eğer özel bir durum oluşmadığı sürece rule of zero ya uyuymalı.</text:p>
      <text:p text:style-name="P41"/>
      <text:p text:style-name="P38">Aşağıda bir copy ctor örneği bulunmaktadır.</text:p>
      <text:p text:style-name="P38"/>
      <text:p text:style-name="P14"><text:s text:c="2"/>class Date{</text:p>
      <text:p text:style-name="P17"><text:s text:c="2"/>private:</text:p>
      <text:p text:style-name="P17"><text:tab/>int m_Day, m_Mon, m_Year;</text:p>
      <text:p text:style-name="P17"><text:s text:c="2"/>public:</text:p>
      <text:p text:style-name="P17"><text:tab/>Date(int d, int m, int y) : m_Day(d), m_Mon(m), m_Year(y){}</text:p>
      <text:p text:style-name="P17"/>
      <text:p text:style-name="P17"><text:tab/>void print()const</text:p>
      <text:p text:style-name="P17"><text:tab/>{</text:p>
      <text:p text:style-name="P17"><text:tab/> <text:s/>std::cout &lt;&lt; m_Day &lt;&lt; '/' &lt;&lt; m_Mon &lt;&lt; '/' &lt;&lt; m_Year &lt;&lt; '\n';</text:p>
      <text:p text:style-name="P17"><text:tab/>}</text:p>
      <text:p text:style-name="P14"><text:s text:c="2"/>};</text:p>
      <text:p text:style-name="P14"/>
      <text:p text:style-name="P14"><text:s text:c="2"/>int main()</text:p>
      <text:p text:style-name="P17"><text:s text:c="2"/>{</text:p>
      <text:p text:style-name="P17"><text:tab/>Date today(5, 22, 2022);</text:p>
      <text:p text:style-name="P17"><text:tab/>Date x{ today }; //copy ctor</text:p>
      <text:p text:style-name="P17"/>
      <text:p text:style-name="P17"><text:tab/>//iki çıkta da aynı değeri gösterir</text:p>
      <text:p text:style-name="P17"><text:tab/>today.print();</text:p>
      <text:p text:style-name="P17"><text:tab/>x.print();</text:p>
      <text:p text:style-name="P14"><text:s text:c="2"/>}</text:p>
      <text:p text:style-name="P77"/>
      <text:p text:style-name="P58"><text:span text:style-name="T39">Copy ctor yaptığı iş sınıfın elemanlarını kopyalamak. Fakat bazı durumlarda </text:span><text:span text:style-name="T29">bu kopyalama işi bizi sıkıntıya sokabilir. Örneğin sınıfta pointer olan bir eleman bulunuyorsa ve o sınıf copy ctor ile kopyalanırsa iki pointer da aynı adresi gösterir. Eğer dinamik olarak kopyalanan ctor daki pointer ın hayatı sonlanırsa ana ctor daki ptr nin de hayatı sonlanır. Bu duruma "dangling pointer" denir. Yani pointer geçersiz olacak</text:span></text:p>
      <text:p text:style-name="P41"/>
      <text:p text:style-name="P42">Aşağıdaki örnek incelendiği zamana Sentence türründen s1 nesnesi türetiliyor. Bu nesnenin ctor unda bu nesnenin ptr si için bir alan açılıyor. Buraya kadar bir problem yok. Fakat <text:s/>daha sonra "func" fonksiyonuna bu "s1" nesnesi parametre olarak gönderildiği zaman copy ctor ile "s" nesnesi oluşturulacak. </text:p>
      <text:p text:style-name="P59"><text:span text:style-name="T29">Derleyicinin yazdığı standart copy ctor da ise pointer için yeni bir alan açılmayacak sadece kopyalama işlemi yapılacak. Fonksiyon sonlandığı zaman ise oluşturulan "s" nesnenin dtor u çağıralacak ve bellekden bu nesne silinecek. Fakat aslında bellekden sildiğimiz nesne "s" nesnesi değil "s1" nesnesi olacak. Bu durumu yaşamamak için bunun gibi bazı özel </text:span><text:span text:style-name="T39">durumlarda kendi copy ctor umuzu yazmamız gerekiyor.</text:span></text:p>
      <text:p text:style-name="P81"/>
      <text:p text:style-name="P10">class Sentence {</text:p>
      <text:p text:style-name="P8"><text:s/>public:</text:p>
      <text:p text:style-name="P69"><text:span text:style-name="T10"><text:s text:c="2"/>S</text:span><text:span text:style-name="T9">entence(const char* p) : m_len{ std::strlen(p) },<text:tab/><text:tab/><text:tab/><text:tab/><text:tab/> <text:s text:c="7"/>m_ptr{ static_cast&lt;char*&gt;(std::malloc(m_len + 1)) }</text:span></text:p>
      <text:p text:style-name="P8"><text:s text:c="2"/>{</text:p>
      <text:p text:style-name="P69"><text:span text:style-name="T9"><text:s text:c="4"/></text:span><text:span text:style-name="T10">i</text:span><text:span text:style-name="T9">f (m_ptr == nullptr) {</text:span></text:p>
      <text:p text:style-name="P8"><text:s text:c="7"/>std::cerr &lt;&lt; "bellek yetersiz\n";</text:p>
      <text:p text:style-name="P8"><text:s text:c="7"/>exit(EXIT_FAILURE);</text:p>
      <text:p text:style-name="P8"><text:s text:c="2"/>}</text:p>
      <text:p text:style-name="P8"><text:s text:c="2"/>std::cout &lt;&lt; "ctor Adr: " &lt;&lt; this &lt;&lt; '\n';</text:p>
      <text:p text:style-name="P8"><text:s text:c="2"/>std::strcpy(m_ptr, p);</text:p>
      <text:p text:style-name="P61"><text:span text:style-name="T9"><text:s/></text:span><text:span text:style-name="T11">}</text:span></text:p>
      <text:p text:style-name="P10">//Hata olmaması için kendi ctor umuzu yazmamız gerekecek</text:p>
      <text:p text:style-name="P8">//------------------------</text:p>
      <text:p text:style-name="P10"><text:soft-page-break/>Sentence(const Sentence&amp; other) : m_len{other.m_len}, <text:tab/><text:tab/><text:tab/><text:tab/> <text:s text:c="23"/>m_ptr{ static_cast&lt;char*&gt;(std::malloc(m_len + 1)) <text:s/>}</text:p>
      <text:p text:style-name="P10">{</text:p>
      <text:p text:style-name="P10"><text:s text:c="2"/>if (m_ptr == nullptr)</text:p>
      <text:p text:style-name="P8"><text:s text:c="2"/>{</text:p>
      <text:p text:style-name="P8"><text:s text:c="4"/>std::cerr &lt;&lt; "bellek yetersiz\n";</text:p>
      <text:p text:style-name="P8"><text:s text:c="4"/>exit(EXIT_FAILURE);</text:p>
      <text:p text:style-name="P8"><text:s text:c="4"/>}</text:p>
      <text:p text:style-name="P8"/>
      <text:p text:style-name="P8"><text:s text:c="4"/>std::strcpy(m_ptr, other.m_ptr);</text:p>
      <text:p text:style-name="P10"><text:s text:c="4"/>std::cout &lt;&lt; "Copy ctor Adr: " &lt;&lt; this &lt;&lt; '\n';</text:p>
      <text:p text:style-name="P10">}</text:p>
      <text:p text:style-name="P10">//------------------------</text:p>
      <text:p text:style-name="P10"/>
      <text:p text:style-name="P10">~Sentence()</text:p>
      <text:p text:style-name="P8">{</text:p>
      <text:p text:style-name="P8"><text:s text:c="2"/>std::cout &lt;&lt; "dtor Adr: " &lt;&lt; this &lt;&lt; '\n';</text:p>
      <text:p text:style-name="P10"><text:s text:c="2"/>free(m_ptr);</text:p>
      <text:p text:style-name="P10">}</text:p>
      <text:p text:style-name="P10"/>
      <text:p text:style-name="P10">void print()const</text:p>
      <text:p text:style-name="P8">{</text:p>
      <text:p text:style-name="P8"><text:s/>std::cout &lt;&lt; m_ptr &lt;&lt; "\n";</text:p>
      <text:p text:style-name="P10">}</text:p>
      <text:p text:style-name="P11"><text:s text:c="2"/></text:p>
      <text:p text:style-name="P11">private:</text:p>
      <text:p text:style-name="P8"><text:s/>size_t m_len;</text:p>
      <text:p text:style-name="P8"><text:s/>char* m_ptr;</text:p>
      <text:p text:style-name="P10">};</text:p>
      <text:p text:style-name="P10"/>
      <text:p text:style-name="P10">void func(Sentence s)</text:p>
      <text:p text:style-name="P8">{</text:p>
      <text:p text:style-name="P8"><text:s text:c="2"/>s.print();</text:p>
      <text:p text:style-name="P8">}</text:p>
      <text:p text:style-name="P8"/>
      <text:p text:style-name="P8">int main()</text:p>
      <text:p text:style-name="P8">{</text:p>
      <text:p text:style-name="P8"><text:s text:c="2"/>Sentence s1{ "Sampiyon Fenerbahce" };</text:p>
      <text:p text:style-name="P8"/>
      <text:p text:style-name="P8"><text:s text:c="2"/>s1.print();</text:p>
      <text:p text:style-name="P8"><text:s text:c="2"/>func(s1); </text:p>
      <text:p text:style-name="P69"><text:span text:style-name="T9"><text:s text:c="2"/></text:span><text:span text:style-name="T12">return 0;</text:span></text:p>
      <text:p text:style-name="P10">}</text:p>
      <text:p text:style-name="P10"/>
      <text:p text:style-name="P10"/>
      <text:p text:style-name="P10"/>
      <text:p text:style-name="P55">COPY <text:span text:style-name="T44">ASSIGMENT</text:span></text:p>
      <text:p text:style-name="P55"/>
      <text:p text:style-name="P39">Bir sınıf nesnesine aynı türden başka bir nesne atama operatörü ile atanırsa burada copy assigment(kopyalayan atama operatörü) </text:p>
      <text:p text:style-name="P35">çağırılır. Bu sınıfın özel üye fonksiyonudur fakat bir constructor değildir. Yani çağırıldığı zaman sınıfın üye elemanları</text:p>
      <text:p text:style-name="P35">zaten oluşturulmuş durumdadır. Bu sadece kopyalama işlemi yapar.</text:p>
      <text:p text:style-name="P35"/>
      <text:p text:style-name="P39">Copy assigment da sınıfın non-static public inline fonksiyonudur.</text:p>
      <text:p text:style-name="P83"/>
      <text:p text:style-name="P15">class Myclass{</text:p>
      <text:p text:style-name="P8">public:</text:p>
      <text:p text:style-name="P8"><text:s text:c="2"/>Myclass&amp; operator=(const Myclass&amp; other);</text:p>
      <text:p text:style-name="P12">};</text:p>
      <text:p text:style-name="P17"/>
      <text:p text:style-name="P80"/>
      <text:p text:style-name="P57"><text:soft-page-break/><text:span text:style-name="T30">D</text:span><text:span text:style-name="T29">erleyici elemanları olan bir copy assigment'ı kullanıcı yazmadığı takdirde şu şeklide oluşturur.</text:span></text:p>
      <text:p text:style-name="P17"/>
      <text:p text:style-name="P17">class Myclass{</text:p>
      <text:p text:style-name="P17">public:</text:p>
      <text:p text:style-name="P17"><text:s text:c="2"/>Myclass&amp; operator=(const Myclass&amp; other) </text:p>
      <text:p text:style-name="P17"><text:s text:c="2"/>{</text:p>
      <text:p text:style-name="P17"><text:tab/>m_a = other.m_a;</text:p>
      <text:p text:style-name="P17"><text:tab/>m_b = other.m_b;</text:p>
      <text:p text:style-name="P17"><text:s text:c="2"/>}</text:p>
      <text:p text:style-name="P17"/>
      <text:p text:style-name="P17"><text:s/>private:</text:p>
      <text:p text:style-name="P17"><text:s text:c="2"/>int m_a;</text:p>
      <text:p text:style-name="P17"><text:s text:c="2"/>int m_b;</text:p>
      <text:p text:style-name="P20"><text:s/>};</text:p>
      <text:p text:style-name="P83"/>
      <text:p text:style-name="P83"/>
      <text:p text:style-name="P62"><text:span text:style-name="T32">Eğer class pointer veri elemanına sahip ise derleyicinin yazdığı copy assigment tanımsız davranış oluşmasına </text:span><text:span text:style-name="T29">sebebiyet verir.Sebebi pointer değerlerinin kopyalanması. Hayatta olan nesnenin pointer ına başka bir <text:s/>pointer ın değeri atanıyor. Hayatta olan pointer da başka bir kaynağı gösteriyor ve geri de veremediği için tam bir felaket durumu oluşuyor. Böyle durumlarda copy assigmentı kendimiz yazmamız gerekir.</text:span></text:p>
      <text:p text:style-name="P17"/>
      <text:p text:style-name="P60"><text:span text:style-name="T29">copy assigmentı yazarken daha önce copy ctor ile oluşşan s2 nesnesinin alınını temizliyoruz. Sebebikopyalanan nesne ile boyutları uyumsuz olabilir. Daha sonra nesneye kopyalanacak boyut kadar bir </text:span><text:span text:style-name="T32">alan açıp kopyalama işlemini yapıyoruz.</text:span></text:p>
      <text:p text:style-name="P83"/>
      <text:p text:style-name="P15">class Sentence {</text:p>
      <text:p text:style-name="P8">public:</text:p>
      <text:p text:style-name="P8"><text:s text:c="2"/>Sentence(const char* p) : m_len{ std::strlen(p) }, <text:tab/><text:tab/><text:tab/>m_ptr{ static_cast&lt;char*&gt;(std::malloc(m_len + 1)) }</text:p>
      <text:p text:style-name="P8">{</text:p>
      <text:p text:style-name="P13"><text:s text:c="2"/>if (m_ptr == nullptr) </text:p>
      <text:p text:style-name="P13"><text:s text:c="2"/>{</text:p>
      <text:p text:style-name="P8"><text:s text:c="4"/>std::cerr &lt;&lt; "bellek yetersiz\n";</text:p>
      <text:p text:style-name="P8"><text:tab/> <text:s/>exit(EXIT_FAILURE);</text:p>
      <text:p text:style-name="P13"><text:s text:c="2"/>}</text:p>
      <text:p text:style-name="P13"><text:s text:c="4"/>std::cout &lt;&lt; "ctor Adr: " &lt;&lt; this &lt;&lt; '\n';</text:p>
      <text:p text:style-name="P8"><text:s text:c="4"/>std::strcpy(m_ptr, p);</text:p>
      <text:p text:style-name="P8">}</text:p>
      <text:p text:style-name="P13"><text:s text:c="2"/></text:p>
      <text:p text:style-name="P13">//Hata olmaması için kendi copy assigmentımızı umuzu yazmamız gerekecek</text:p>
      <text:p text:style-name="P8">//------------------------</text:p>
      <text:p text:style-name="P8"/>
      <text:p text:style-name="P8">Sentence&amp; operator=(const Sentence&amp; other)</text:p>
      <text:p text:style-name="P8">{</text:p>
      <text:p text:style-name="P8"><text:s text:c="2"/>free(m_ptr);</text:p>
      <text:p text:style-name="P8"><text:s text:c="2"/>_len = other.m_len;</text:p>
      <text:p text:style-name="P8"><text:s text:c="2"/>m_ptr = static_cast&lt;char*&gt;(std::malloc(m_len + 1));</text:p>
      <text:p text:style-name="P8"/>
      <text:p text:style-name="P8"><text:s text:c="2"/>if (m_ptr == nullptr)</text:p>
      <text:p text:style-name="P8"><text:s text:c="2"/>{</text:p>
      <text:p text:style-name="P8"><text:s text:c="4"/>std::cerr &lt;&lt; "bellek yetersiz\n";</text:p>
      <text:p text:style-name="P8"><text:s text:c="4"/>exit(EXIT_FAILURE);</text:p>
      <text:p text:style-name="P8"><text:s text:c="2"/>}</text:p>
      <text:p text:style-name="P8"/>
      <text:p text:style-name="P8"><text:s text:c="2"/>strcpy(m_ptr,other.m_ptr);</text:p>
      <text:p text:style-name="P8"/>
      <text:p text:style-name="P8"><text:s text:c="2"/>return *this;</text:p>
      <text:p text:style-name="P8"><text:s/>}</text:p>
      <text:p text:style-name="P8"><text:s text:c="2"/>//-----------------------</text:p>
      <text:p text:style-name="P8"/>
      <text:p text:style-name="P13"><text:s/></text:p>
      <text:p text:style-name="P13"><text:soft-page-break/>~Sentence()</text:p>
      <text:p text:style-name="P8">{</text:p>
      <text:p text:style-name="P8"><text:s text:c="3"/>std::cout &lt;&lt; "dtor Adr: " &lt;&lt; this &lt;&lt; '\n';</text:p>
      <text:p text:style-name="P8"><text:s text:c="3"/>free(m_ptr);</text:p>
      <text:p text:style-name="P8">}</text:p>
      <text:p text:style-name="P8"/>
      <text:p text:style-name="P8">void print()const</text:p>
      <text:p text:style-name="P8">{</text:p>
      <text:p text:style-name="P8"><text:s text:c="3"/>std::cout &lt;&lt; m_ptr &lt;&lt; "\n";</text:p>
      <text:p text:style-name="P8">}</text:p>
      <text:p text:style-name="P8"/>
      <text:p text:style-name="P8">private:</text:p>
      <text:p text:style-name="P8"><text:s text:c="2"/>size_t m_len;</text:p>
      <text:p text:style-name="P8"><text:s text:c="2"/>char* m_ptr;</text:p>
      <text:p text:style-name="P8">};</text:p>
      <text:p text:style-name="P8"/>
      <text:p text:style-name="P8">int main()</text:p>
      <text:p text:style-name="P8">{</text:p>
      <text:p text:style-name="P8"><text:s text:c="2"/>Sentence s1{ "Sampiyon Fenerbahce" };</text:p>
      <text:p text:style-name="P8"><text:s text:c="2"/>{</text:p>
      <text:p text:style-name="P8"><text:tab/>Sentence s2("hello");</text:p>
      <text:p text:style-name="P8"><text:tab/>s2 = s1;</text:p>
      <text:p text:style-name="P8"><text:tab/>s2.print();</text:p>
      <text:p text:style-name="P8"><text:s text:c="2"/>}</text:p>
      <text:p text:style-name="P8"><text:s text:c="2"/>s1.print();</text:p>
      <text:p text:style-name="P8"/>
      <text:p text:style-name="P8"><text:s text:c="2"/>return 0;</text:p>
      <text:p text:style-name="P15">}</text:p>
      <text:p text:style-name="P83"/>
      <text:p text:style-name="P39">C++ dilinde atama operatörleri ile oluşturulan ifadelerin değer kategorisi lvalue expression 'dır.</text:p>
      <text:p text:style-name="P35">Eğer atama operatörü s1 = s2 ifadesi gibi fonksiyon çağrısına karşılık geliyorsa. Bir fonksiyon çağrısı</text:p>
      <text:p text:style-name="P35">ifadesinin lvalue expr. olması için fonksiyonun geri dönüş değerinin lvalue olması gerekiyor. Bu sebeple</text:p>
      <text:p text:style-name="P35">copy assigment fonksiyonları &amp;myclass benzeri ifade ile oluşturulurlar ve geri dönüş değerleri de </text:p>
      <text:p text:style-name="P39">*this olur.</text:p>
      <text:p text:style-name="P39"/>
      <text:p text:style-name="P39">Bir nesneye kendisinin ataması durumuna self assigment denir. Nadir durumlarda bu gerçekleşebilir. Örneğin</text:p>
      <text:p text:style-name="P35">aynı nesneyi gösteren iki farklı isimli *p1 ve *p2 pointerları birbirine atanması durumu gerçekleşir.</text:p>
      <text:p text:style-name="P35">Yada aynı nesneyi gösteren bir referans ve pointer da benzer şekilde kullanılabilir. Bu durumdu copy assigment</text:p>
      <text:p text:style-name="P35">fonksiyonuna adres kontrol yapısı eklenmesi gerekir. Yani herhangi bir copy assigmentın çalışması engellenir. </text:p>
      <text:p text:style-name="P35">Eğer bunu yapılmazsa kopyalama öncesi nesne kendi pointer elemanını free edecek ve tüm bilgilerini</text:p>
      <text:p text:style-name="P39">kaybedecekti bu durumda bir tanımsız davranış olacaktı.</text:p>
      <text:p text:style-name="P83"/>
      <text:p text:style-name="P39">Sentence&amp; operator=(const Sentence&amp; other)</text:p>
      <text:p text:style-name="P41">{</text:p>
      <text:p text:style-name="P41">//Nesnenin adresi "this" kopyalanan nesnenin adresi "other" </text:p>
      <text:p text:style-name="P57"><text:span text:style-name="T30"><text:s text:c="3"/>i</text:span><text:span text:style-name="T29">f (this == &amp;other)</text:span></text:p>
      <text:p text:style-name="P41"><text:s text:c="3"/>{</text:p>
      <text:p text:style-name="P41"><text:s text:c="5"/>return *this; <text:s/>//aynı nesne ise atama yapma geri dön</text:p>
      <text:p text:style-name="P41"><text:s text:c="3"/>}</text:p>
      <text:p text:style-name="P41"/>
      <text:p text:style-name="P41"><text:s text:c="3"/>free(m_ptr);</text:p>
      <text:p text:style-name="P41"><text:s text:c="3"/>m_len = other.m_len;</text:p>
      <text:p text:style-name="P41"><text:s text:c="3"/>m_ptr = static_cast&lt;char*&gt;(std::malloc(m_len + 1));</text:p>
      <text:p text:style-name="P41"/>
      <text:p text:style-name="P41"><text:s text:c="3"/>if (m_ptr == nullptr){</text:p>
      <text:p text:style-name="P41"><text:s text:c="5"/>std::cerr &lt;&lt; "bellek yetersiz\n";</text:p>
      <text:p text:style-name="P41"><text:s text:c="5"/>exit(EXIT_FAILURE);</text:p>
      <text:p text:style-name="P41"><text:s text:c="3"/>}</text:p>
      <text:p text:style-name="P41"><text:s text:c="3"/>strcpy(m_ptr,other.m_ptr);</text:p>
      <text:p text:style-name="P41"><text:tab/>return *this;</text:p>
      <text:p text:style-name="P44"><text:s/>}</text:p>
      <text:p text:style-name="P62"><text:soft-page-break/><text:span text:style-name="T32">Eğer user bir destructor oluşturma gereği duyuyorsa bu durumda çok büyük ihtimalle bir kaynağı </text:span><text:span text:style-name="T29">geri verme ihtiyacı duyuyordur. Bu durumda user copy ctor ve copy assigment ıda büyük ihtimalle user ın kendi yazması gerekecektir. Eğer yazılmazsa derleyicinin yazdığı copy ctor ve copy assigment tanımsız davranışa sebebiyet verir.</text:span></text:p>
      <text:p text:style-name="P35"/>
      <text:p text:style-name="P35">Kısaca dtor varsa copy ctor ve copy assigment da olmalı denilebilir. Eğer copy ctor ve copy assigment'ı</text:p>
      <text:p text:style-name="P35">kullanıcı tarafında yazılması gerekiyorsa taşıma semantiğinden de yararlanabilmek adına move assigment</text:p>
      <text:p text:style-name="P35">ve move ctor de kullanıcı tarafından büyük ihtimalle yazılmanası gerekecektir. Bu duruma "big 5" veya "rule of five" denir.</text:p>
      <text:p text:style-name="P35"/>
      <text:p text:style-name="P35">Not: Eğer bir sınıfın ctor u bir bellek bölgesi allocate etmişse ve dtor tarafında bu geri verilmemiş</text:p>
      <text:p text:style-name="P35">ise bu memory leakagedır. Ama genel olarak bu bir resource leakage. Kısace kaynağın edinilip </text:p>
      <text:p text:style-name="P35">geri verilmemesi durumuna resource leakage denir. Memory leakage resource leakage ın bir alt kümesidir.</text:p>
      <text:p text:style-name="P17"/>
      <text:p text:style-name="P35">Rule of Five</text:p>
      <text:p text:style-name="P37">destructor -&gt; kaynakları geri verir(release resources)</text:p>
      <text:p text:style-name="P37">copy ctor -&gt; deep copy yapar</text:p>
      <text:p text:style-name="P39">copy assigment -&gt; önce kaynakları geri verir(release resources) sonra deep copy yapar.</text:p>
      <text:p text:style-name="P39"/>
      <text:p text:style-name="P43"><text:span text:style-name="T44">M</text:span>OVE CONSTRUCTER</text:p>
      <text:p text:style-name="P43"/>
      <text:p text:style-name="P41">Bir nesnenin hayatının bitmesi durumunda onun kaynağını geri vermesi yerine onun değeri ile hayata gelecek nesnenin ölecek olan nesnenin kaynağını alması demektir. Burada kritik noktalardan biri şudur. Kaynağı çalınacak olan nesnenin hayatının bitmek üzere olmasıdır. Başka bir yerde diğer kodlar tarafından kullanılmamalıdır. Aksi durumda işler çok karışır. Eğer atanacak olan nesne kullanılan bir nesne ise o zaman copy assigment kullanılmalı.</text:p>
      <text:p text:style-name="P41"/>
      <text:p text:style-name="P41"><text:s/>Bu durum önceden semantik olarak mümkün değildi. Bu durumu mümkün hale getirebilmek için sağ taraf referansı (rValue)(&amp;&amp;) eklendi.</text:p>
      <text:p text:style-name="P41"/>
      <text:p text:style-name="P41">Bir sınıf nesnesi lvalue expr ise bu kullanılan ve hayatı devam eden bir nesne demektir. Fakat bir sınıf nesnesi rvalue expr ise artık bu sınıfın kaynağını çalabilirsiniz.</text:p>
      <text:p text:style-name="P17"/>
      <text:p text:style-name="P40">Derleyici tarafından yazılan move ctor'u şu şekildedir.</text:p>
      <text:p text:style-name="P84"/>
      <text:p text:style-name="P16">class Myclass{</text:p>
      <text:p text:style-name="P8">public:</text:p>
      <text:p text:style-name="P8"><text:s text:c="3"/>Myclass (Myclass &amp;&amp;){}</text:p>
      <text:p text:style-name="P8">};</text:p>
      <text:p text:style-name="P80"/>
      <text:p text:style-name="P63"><text:span text:style-name="T33">Move assigment ı kullanabilmek için nesnenin rvalue expr olması lazım. Normal bir "Myclass m2 = m1" atamasında m1 nesnesini rvalue expr a çevirmek </text:span><text:span text:style-name="T29">gerekmektedir. Bu durumda lvalue expr olan m1 nesnesinin türünün &amp;&amp;myclass türüne dönüştürmek gerekmektedir. Aksi durumda "Myclass m2 = m1" atamasında copy ctor çağırılır. Bu durumun oluşmaması için m1 nesnesi std::move(m1) olarak rvalue çevirilir ve "Myclass m2 = std::move(m1)" şeklinde atama yapılır.</text:span></text:p>
      <text:p text:style-name="P35"/>
      <text:p text:style-name="P35">Move assigment Copy assigmentın rvalue expression durumunda kaynak atama işlemi için oluşturulan özel üye fonksiyonudur.</text:p>
      <text:p text:style-name="P35"/>
      <text:p text:style-name="P91"><text:span text:style-name="T27">Derleyici tarafından yazılan move assigment 'u şu şekildedir.</text:span><text:span text:style-name="T2"> <text:s/></text:span></text:p>
      <text:p text:style-name="P82"/>
      <text:p text:style-name="P19">class Myclass{</text:p>
      <text:p text:style-name="P17"><text:s text:c="2"/>public:</text:p>
      <text:p text:style-name="P17"><text:tab/>Myclass&amp; operator=(Myclass &amp;&amp;){}</text:p>
      <text:p text:style-name="P16"><text:s/>};</text:p>
      <text:p text:style-name="P79"/>
      <text:p text:style-name="P63"><text:span text:style-name="T33">std::move fonksiyonu için "move doesn't move" denir. Yani std::move fonsiyonu çağırıldığı zaman bu fonksiyona gönderilen nesnenin kaynağı </text:span><text:span text:style-name="T29">çalınmış olmuyor. Ne zaman ki geri dönüş değeri bir nesneye atanırsa o zaman kaynağı çalınmış olur.</text:span></text:p>
      <text:p text:style-name="P35"/>
      <text:p text:style-name="P60"><text:span text:style-name="T29">m1 = std::move(m2) örneğinde m2 move fonskiyonuna gönderildiği zaman henüz kaynağını kaybetmedi. Ne zaman ki m1 nesnesine atandı o zaman </text:span><text:span text:style-name="T33">kaynağını kaybetmiş oldu.</text:span></text:p>
      <text:p text:style-name="P78"/>
      <text:p text:style-name="P79"><text:s text:c="2"/></text:p>
      <text:p text:style-name="P82"><text:soft-page-break/>örneğin;</text:p>
      <text:p text:style-name="P17"/>
      <text:p text:style-name="P17">void foo(Myclass&amp;&amp; a) //r sınıfı bir r value expr</text:p>
      <text:p text:style-name="P17">{</text:p>
      <text:p text:style-name="P19"><text:s text:c="3"/>Myclass m = a; <text:s/>//Bu şekilde bir ilk değer verme yapılırsa bu copy ctor'u çağırır. <text:tab/> <text:s text:c="8"/>//Çünkü isim formundaki tüm herşey lvalue expr'dir. Ve lvalue</text:p>
      <text:p text:style-name="P17"><text:tab/> <text:s text:c="8"/>//expr ile bir ilk değer verme işlemi de copy ctor'u çağırır.</text:p>
      <text:p text:style-name="P17"/>
      <text:p text:style-name="P17"><text:s text:c="3"/>Myclass m = std::move(a);<text:tab/>//Bu şekilde a nesnesi rvalue expr 'ine çevirilir ve move <text:tab/><text:tab/><text:tab/>ctor çağırılmış olur.</text:p>
      <text:p text:style-name="P17">}</text:p>
      <text:p text:style-name="P17"/>
      <text:p text:style-name="P17">int main()</text:p>
      <text:p text:style-name="P17">{</text:p>
      <text:p text:style-name="P17"><text:s text:c="3"/>Myclass x;</text:p>
      <text:p text:style-name="P17"/>
      <text:p text:style-name="P17"><text:s text:c="3"/>foo(std::move(x));</text:p>
      <text:p text:style-name="P17">}</text:p>
      <text:p text:style-name="P80"/>
      <text:p text:style-name="P41">Sınıfın özel üye fonksiyonun user declared(kullanıcı tarafından bildirilmiş) olması 3 durumda mümkündür.</text:p>
      <text:p text:style-name="P80"><text:s text:c="2"/></text:p>
      <text:p text:style-name="P17"><text:s text:c="2"/>Myclass();</text:p>
      <text:p text:style-name="P17"><text:s text:c="2"/>Myclass() = default;</text:p>
      <text:p text:style-name="P17"><text:s text:c="2"/>Myclass() = delete;</text:p>
      <text:p text:style-name="P17"/>
      <text:p text:style-name="P41">Eğer sınıfa özel üye fonksiyonu tanımlanmamışsa derleyici tüm özel üye fonksiyounlarını implicty declared olarak default olarak derleyici tarafından tanımlanır.</text:p>
      <text:p text:style-name="P17"/>
      <text:p text:style-name="P41">Sadece destructor user declared yani kullanıcı tanımlanırsa Move constructor ve move assigment not declared yani tanımlanmamış olur. Eğer kullanılacaksa move constructor ve move assigment kendinizin yazması gerekmektedir. Ama asıl problem destructor yazılması demek aslında bir kaynağı geri vemek demektir. Bu durumda copy ctor ve <text:span text:style-name="T45">c</text:span>opy assigment ın derleyici tarafından default olarak yazılması çok tehlikeli bir durumdur. Bunların kullanıcı tarafından tanımlanması gerekmektedir. Kısaca sadece destructor yazmayın.</text:p>
      <text:p text:style-name="P41"/>
      <text:p text:style-name="P41">Sadece copy ctor bildirilirse default ctor derleyici tarafından tanımlanmaz. <text:s/>Move ctor ve Move assigmentde tanımlanmaz. Fakat copy assigment derleyici olarak default olarak oluşturur. Bu da tehlikeli bir durumdur. O sebeple copy assigment da kullanıcı tarafından tanımlanmalı.</text:p>
      <text:p text:style-name="P41"/>
      <text:p text:style-name="P41">Sadece copy assigment tanımlanması durumunda da default ctor ve copy ctor derleyici tarafından default olarak tanımlanır. Move ctor ve move assigment tanımlanmaz. Copy ctor un derleyici tarafından default tanımlanması bu idiomda tehlikeli bir durumdur.</text:p>
      <text:p text:style-name="P41"/>
      <text:p text:style-name="P41">Sadece Move ctor veya move assigmentdan herhangi biri tanımlanırsa, derleyici copy ctor ve copy assigmentı delete edilir. Eğer kullanmak istiyorsanız kendinizin yazması gerekmektedir.</text:p>
      <text:p text:style-name="P41"/>
      <text:p text:style-name="P53">DİNAMİK ÖMÜRLÜ NESNELER</text:p>
      <text:p text:style-name="P8"/>
      <text:p text:style-name="P64"><text:span text:style-name="T42">Dinamik ömürlü nesnelerin maliyeti çok daha fazladır. Bu sebeple ihtiyaç olmadıkça kullanılmamalı. Bunların yerine otomatik ömürlü </text:span><text:span text:style-name="T29">nesneler kullanılmalı.</text:span></text:p>
      <text:p text:style-name="P45"/>
      <text:p text:style-name="P45">Hata yapılma riskleri fazladır. Memory link, resource link veya dangling pointer hatalarına neden olabilir. Bu sebeple çok daha dikkatli kullanılmalı.</text:p>
      <text:p text:style-name="P45"/>
      <text:p text:style-name="P45">Kodun okunabilirliğini yazılabilirliğini ve teslerini zorlaştırır.</text:p>
      <text:p text:style-name="P45"/>
      <text:p text:style-name="P45">Bir dinamik ömürlü nesne üretmek için "new" operatörü , nesneyi silmek için "delete" operatörü kullanılır.</text:p>
      <text:p text:style-name="P45">new ifadesi bir adres üretir. Üretilen adreste hayata gelen nesnenin adresidir.</text:p>
      <text:p text:style-name="P45"/>
      <text:p text:style-name="P45">derleyici new ifadesi karşılığı önce standart kütüphanenin operator new isimli fonksiyonunu çağırır. Derleyici çağırdığı</text:p>
      <text:p text:style-name="P64"><text:span text:style-name="T29">operator new fonksiyonuna ise sizeof değerinin argüman olarak gönderiyor. Çağrılan bu fonksiyonun parametresine aktarılan </text:span><text:span text:style-name="T34">b</text:span><text:span text:style-name="T42">üyüklükte bir alanı allocate edemezse exeption throw eder.</text:span></text:p>
      <text:p text:style-name="P35"><text:soft-page-break/>void* operator new( std::size_t )</text:p>
      <text:p text:style-name="P48"/>
      <text:p text:style-name="P48">malloc başarısız olursa null pointer gönderirken new exeption throw eder.</text:p>
      <text:p text:style-name="P48"/>
      <text:p text:style-name="P48">Eğer hayata getirilen dinamik ömürlü nesne delete edilmezse iki durum ortaya çıkar.</text:p>
      <text:p text:style-name="P48"><text:s/>- dinamik ömürlü nesnenin destructer ı çağırılmaz. </text:p>
      <text:p text:style-name="P48"><text:s/>- operator new fonksiyonu ile elde edilmiş size büuüklüğündeki alan deallocate edilmez.</text:p>
      <text:p text:style-name="P48"/>
      <text:p text:style-name="P32"><text:span text:style-name="T29">Eğer delete edilmezse yani destructor çağırolmazsa, Eğer kaynak kullanılırsa kaynak sızıntısı (resource leakage) olur. Ama kesinlikle </text:span><text:span text:style-name="T40">Memory leakage olur.</text:span></text:p>
      <text:p text:style-name="P45"/>
      <text:p text:style-name="P56">Temperory Object</text:p>
      <text:p text:style-name="P56"/>
      <text:p text:style-name="P47">Temperory Object bir PR Value expression'dır. LValue expression lara bağlanamaz.</text:p>
      <text:p text:style-name="P47"/>
      <text:p text:style-name="P56"><text:span text:style-name="T16">class MyClass</text:span><text:span text:style-name="T9">{</text:span></text:p>
      <text:p text:style-name="P21">public:</text:p>
      <text:p text:style-name="P21"><text:s text:c="2"/>MyClass();</text:p>
      <text:p text:style-name="P25">};</text:p>
      <text:p text:style-name="P26"/>
      <text:p text:style-name="P26">void f1(MyClass);</text:p>
      <text:p text:style-name="P21">void f2(const MyClass&amp;)</text:p>
      <text:p text:style-name="P21">void f3(MyClass&amp;&amp;)</text:p>
      <text:p text:style-name="P25">void f4(MyClass&amp;);</text:p>
      <text:p text:style-name="P26"/>
      <text:p text:style-name="P26">int main()</text:p>
      <text:p text:style-name="P21">{</text:p>
      <text:p text:style-name="P21"><text:s text:c="2"/>f1(MyClass{}); //call by value olduğundan geçerli</text:p>
      <text:p text:style-name="P21"><text:s text:c="2"/>f2(MyClass{}); // R value experression lar const lvalue referansına bağlanabilir.</text:p>
      <text:p text:style-name="P21"><text:s text:c="2"/>f3(MyClass{}); // MyClass&amp;&amp; Sağ taraf referans olduğundan zaten bağlanabilir.</text:p>
      <text:p text:style-name="P21"><text:s text:c="2"/>f4(MyClass{}); // MyClass&amp; LValue olduğundan bağlanamaz</text:p>
      <text:p text:style-name="P25">}</text:p>
      <text:p text:style-name="P85"/>
      <text:p text:style-name="P47">Geçici nesneler içinde bulunduğu ifadenin yürütüldüğü an hayata gelir ve hayatı biter. Eğer bir const referansa bağlanırsa o zaman hayatı referansla bağlantılı olarak devam eder.</text:p>
      <text:p text:style-name="P86"/>
      <text:p text:style-name="P47">örneğin;</text:p>
      <text:p text:style-name="P21"/>
      <text:p text:style-name="P21">MyClass m;</text:p>
      <text:p text:style-name="P21"/>
      <text:p text:style-name="P22">m = MyClass{} <text:tab/><text:tab/>// bu satır işlenirken nesne oluşur ve<text:tab/>geçici <text:tab/><text:tab/><text:tab/><text:tab/>// işlendikten sonra geçici nesnenin hayatı sonlanır.</text:p>
      <text:p text:style-name="P21"><text:tab/><text:tab/><text:tab/><text:tab/><text:tab/><text:tab/><text:tab/><text:tab/> <text:s/></text:p>
      <text:p text:style-name="P70"><text:span text:style-name="T9">const MyClass &amp;m = MyClass{};<text:tab/> // bu satır işlenirken geçici nesne oluşur. Fakat satır <text:tab/><text:tab/><text:tab/> // </text:span><text:span text:style-name="T13">i</text:span><text:span text:style-name="T9">şlenince hayatı sonlanmaz. Referans yani &amp;m <text:tab/><text:tab/><text:tab/><text:tab/> // değerine bağlı olarak hayatı devam eder.</text:span></text:p>
      <text:p text:style-name="P21"><text:tab/><text:tab/><text:tab/><text:tab/><text:tab/><text:tab/><text:tab/><text:tab/></text:p>
      <text:p text:style-name="P21"/>
      <text:p text:style-name="P21">const MyClass &amp;&amp;m = MyClass{};<text:tab/> // burada da üsteki referansdaki durumun aynısı geçerli</text:p>
      <text:p text:style-name="P21"/>
      <text:p text:style-name="P21"/>
      <text:p text:style-name="P64"><text:span text:style-name="T29">Copy Elision: Bazı durumlarda derleyici optimizasyon amaçlı gereksiz kopyalama işleminden kaçınabilir.Bu duruma </text:span><text:span text:style-name="T31">kopyalamanın elemine edilmesi yani copy elision denir.</text:span></text:p>
      <text:p text:style-name="P86"/>
      <text:p text:style-name="P26">void func(MyClass x)</text:p>
      <text:p text:style-name="P27">{</text:p>
      <text:p text:style-name="P27">}</text:p>
      <text:p text:style-name="P27">int main()</text:p>
      <text:p text:style-name="P27">{</text:p>
      <text:p text:style-name="P27"><text:s text:c="2"/>func(MyClass{}) // fonksiyonu parametresi temperory object</text:p>
      <text:p text:style-name="P28">}</text:p>
      <text:p text:style-name="P46"><text:soft-page-break/>Yukarıdaki kod buloğunda normalde beklenen durum;</text:p>
      <text:p text:style-name="P45"><text:s text:c="2"/>MyClass-&gt;ctor , MyClass-&gt;copy ctor , MyClass-&gt;dtor , MyClass-&gt;dtor</text:p>
      <text:p text:style-name="P45"/>
      <text:p text:style-name="P45">Fakat derleyici burada copy elision yapıyor ve sadece;</text:p>
      <text:p text:style-name="P45"><text:s text:c="2"/>MyClass-&gt;ctor , MyClass-&gt;dtor</text:p>
      <text:p text:style-name="P45">olarak çağırılıyor.</text:p>
      <text:p text:style-name="P47"/>
      <text:p text:style-name="P64"><text:span text:style-name="T31">copy elison 3 tipik yerde kar</text:span><text:span text:style-name="T29">şımıza çıkar</text:span></text:p>
      <text:p text:style-name="P45"/>
      <text:p text:style-name="P51">Senaryo - 1</text:p>
      <text:p text:style-name="P21"/>
      <text:p text:style-name="P21"><text:s/>func(MyClass{})<text:tab/><text:tab/>//Fonksiyona parametre olarak temperory object gönderilmesi</text:p>
      <text:p text:style-name="P21"><text:s/>MyClass x = MyClass{} <text:s/><text:tab/>//x nesnesinin temperory object ile init edilmesi</text:p>
      <text:p text:style-name="P21"/>
      <text:p text:style-name="P87"><text:s/></text:p>
      <text:p text:style-name="P52">Senaryo - 2</text:p>
      <text:p text:style-name="P48"/>
      <text:p text:style-name="P48">Bu duruma Return Value Optimisation (RVO) denir. Geri dönüş değeri optimizasyonu</text:p>
      <text:p text:style-name="P21"/>
      <text:p text:style-name="P21"><text:s/>MyClass foo()</text:p>
      <text:p text:style-name="P21"><text:s/>{</text:p>
      <text:p text:style-name="P21"><text:s text:c="2"/>return MyClass{};</text:p>
      <text:p text:style-name="P21"><text:s/>}</text:p>
      <text:p text:style-name="P21"/>
      <text:p text:style-name="P21"><text:s/>int main()</text:p>
      <text:p text:style-name="P21"><text:s/>{</text:p>
      <text:p text:style-name="P21"><text:s text:c="2"/>MyClass x = foo();</text:p>
      <text:p text:style-name="P21"><text:s/>}</text:p>
      <text:p text:style-name="P21"/>
      <text:p text:style-name="P52">Senaryo-3</text:p>
      <text:p text:style-name="P87"/>
      <text:p text:style-name="P48">Bu duruma Named Return Value Optimisation denir.</text:p>
      <text:p text:style-name="P21"/>
      <text:p text:style-name="P21"><text:s/>MyClass foo()</text:p>
      <text:p text:style-name="P21"><text:s/>{</text:p>
      <text:p text:style-name="P21"><text:s text:c="2"/>MyClass x;</text:p>
      <text:p text:style-name="P21"><text:s text:c="2"/></text:p>
      <text:p text:style-name="P21"><text:s text:c="2"/>return x;</text:p>
      <text:p text:style-name="P21"><text:s/>}</text:p>
      <text:p text:style-name="P21"/>
      <text:p text:style-name="P21"><text:s/>int main()</text:p>
      <text:p text:style-name="P21"><text:s/>{</text:p>
      <text:p text:style-name="P21"><text:s text:c="2"/>MyClass x = foo();</text:p>
      <text:p text:style-name="P21"><text:s/>}</text:p>
      <text:p text:style-name="P86"/>
      <text:p text:style-name="P64"><text:span text:style-name="T31">Yukar</text:span><text:span text:style-name="T29">ıdaki tüm senaryolar derleyicinin optimizasyonuna bağlıdır. Genelde çoğu derleyici optimizasyonlar açıksa copy elision durumları geçerli olur.</text:span></text:p>
      <text:p text:style-name="P45">C++17 ile beraber bazı durumlarda değişiklik oldu. Yukarıdaki senaryolardan senaryo-1 ve senaryo-2 de optimizasyonlar kapalı olsa bile kod optimize edilir. Bu duruma mandatory copy elision denir. Yani mecburi.</text:p>
      <text:p text:style-name="P45">Eğer copy ctor delete edilse bile mandatory copy elision geçerlidir. Yani senaryo-1 ve senaryo-2 için geçerli.</text:p>
      <text:p text:style-name="P86"/>
      <text:p text:style-name="P86"/>
      <text:p text:style-name="P86"/>
      <text:p text:style-name="P86"/>
      <text:p text:style-name="P56">Conversion Constructer(Dönüştüren Kurucu İşlev)</text:p>
      <text:p text:style-name="P87"/>
      <text:p text:style-name="P48">Sınıfın tek parametreli ctor'ı aynı zamanda bir tür dönüşümü için de kullanılabilir. Derleyici tek parametreli ctor parametresi türünden bir ifadenin bir sınıf türüne dönüştürülmesi durumunda bu ctor a çağrı yaparak bir pr value expression olan bir sınıf nesnesi oluşturuyor.</text:p>
      <text:p text:style-name="P86"/>
      <text:p text:style-name="P86"/>
      <text:p text:style-name="P1"><text:soft-page-break/><text:span text:style-name="T17">class MyClass</text:span><text:span text:style-name="T9">{</text:span></text:p>
      <text:p text:style-name="P21">public:</text:p>
      <text:p text:style-name="P21"><text:s text:c="2"/>MyClass() = default;</text:p>
      <text:p text:style-name="P21"/>
      <text:p text:style-name="P21"><text:s text:c="2"/>MyClass(int){}</text:p>
      <text:p text:style-name="P21">};</text:p>
      <text:p text:style-name="P21"/>
      <text:p text:style-name="P21">int main()</text:p>
      <text:p text:style-name="P21">{</text:p>
      <text:p text:style-name="P21"><text:s text:c="2"/>MyClass x;</text:p>
      <text:p text:style-name="P21"/>
      <text:p text:style-name="P21"><text:s text:c="2"/>x = 10; // bu aslında x = MyClass{10} demek oluyor.</text:p>
      <text:p text:style-name="P21">}</text:p>
      <text:p text:style-name="P86"/>
      <text:p text:style-name="P64"><text:span text:style-name="T31">Yukar</text:span><text:span text:style-name="T29">ıdaki örnekte x = 10 atamasında normalde syntax hatası alınır. Fakat sınıfta bir int türden ctor olduğundan derleyici bu int türündeki 10 değerinin bir temperory object ile oluşturur. Daha sonra x nesnesine assign eder ve hayatı sonlanır. </text:span></text:p>
      <text:p text:style-name="P47"/>
      <text:p text:style-name="P64"><text:span text:style-name="T31">Bu durum </text:span><text:span text:style-name="T29">çeşitli senaryolarda da syntax hatasına neden olmaz ve geçerli olur. Örneğin MyClass parametresi olan bir fonksiyonda veya const sağ taraf referanslı bir fonksiyonda geçerlidir.</text:span></text:p>
      <text:p text:style-name="P45"/>
      <text:p text:style-name="P27">class MyClass {</text:p>
      <text:p text:style-name="P21">public:</text:p>
      <text:p text:style-name="P21"><text:s text:c="2"/>MyClass() = default;</text:p>
      <text:p text:style-name="P21"/>
      <text:p text:style-name="P21"><text:s text:c="2"/>MyClass(int) {}</text:p>
      <text:p text:style-name="P21">};</text:p>
      <text:p text:style-name="P21"/>
      <text:p text:style-name="P21"/>
      <text:p text:style-name="P21">void func(MyClass m) {</text:p>
      <text:p text:style-name="P21"/>
      <text:p text:style-name="P21">}</text:p>
      <text:p text:style-name="P21">void foo(const MyClass&amp; m) {</text:p>
      <text:p text:style-name="P21"/>
      <text:p text:style-name="P21">}</text:p>
      <text:p text:style-name="P21"/>
      <text:p text:style-name="P21">int main()</text:p>
      <text:p text:style-name="P21">{</text:p>
      <text:p text:style-name="P21"><text:s text:c="2"/>func(12);</text:p>
      <text:p text:style-name="P21"><text:s text:c="2"/>foo(1.7);</text:p>
      <text:p text:style-name="P27">}</text:p>
      <text:p text:style-name="P27"/>
      <text:p text:style-name="P45">Bu durum bazen istenilmeyen hatalara neden olabilir.Bu sebeple eğer bilinçli olarak kullanılması durumu hariç bu tarz contstructerlar ( MyClass(int) gibi ) "explicit" olarak tanımlanamalı. Expilic tanımlama implicit tür dönüşümlerine izin vermez. Sadece kendi türünden nesneleri kabul eder. Explicit tanımlanmış bir yukarıdaki atamaların tamamı geçersiz olur.</text:p>
      <text:p text:style-name="P45"/>
      <text:p text:style-name="P45">Örneğin;</text:p>
      <text:p text:style-name="P21"/>
      <text:p text:style-name="P21"/>
      <text:p text:style-name="P21">class MyClass{</text:p>
      <text:p text:style-name="P21">public:</text:p>
      <text:p text:style-name="P21"><text:s text:c="2"/>MyClass() = default;</text:p>
      <text:p text:style-name="P21"/>
      <text:p text:style-name="P21"><text:s text:c="2"/>explicit MyClass(int){}</text:p>
      <text:p text:style-name="P21">};</text:p>
      <text:p text:style-name="P21"/>
      <text:p text:style-name="P21">void func(MyClass m) {</text:p>
      <text:p text:style-name="P21"/>
      <text:p text:style-name="P23">}</text:p>
      <text:p text:style-name="P23">int main(){</text:p>
      <text:p text:style-name="P23"><text:soft-page-break/>MyClass x;</text:p>
      <text:p text:style-name="P21"/>
      <text:p text:style-name="P21"><text:s text:c="2"/>x = 10;<text:tab/><text:tab/> <text:s/>// Geçersiz</text:p>
      <text:p text:style-name="P21"><text:s text:c="2"/>x = MyClass{10};<text:tab/> <text:s/>// Geçerli</text:p>
      <text:p text:style-name="P21"/>
      <text:p text:style-name="P21"><text:s text:c="2"/>func(20);<text:tab/> <text:s/>//Geçersiz</text:p>
      <text:p text:style-name="P21"><text:s text:c="2"/>func(MyClass{20}); <text:s/>//Geçerli</text:p>
      <text:p text:style-name="P27">}</text:p>
      <text:p text:style-name="P27"/>
      <text:p text:style-name="P32"><text:span text:style-name="T40">Yukaridaki geçersiz durumları geçerli etmek de mümkündür. Explicit olarak tanımlanmış constructer ı kullanabilmek</text:span><text:span text:style-name="T35">i</text:span><text:span text:style-name="T29">çin cast nesneyi ilgili türe cast etmek gerekmektedir. Böylece hem güvenli hem de kısıtlamalar olamadan </text:span><text:span text:style-name="T40">kullanılabilir. Bu şekilde tanımlanmış olan ctor'lara explicit constructer denir.</text:span></text:p>
      <text:p text:style-name="P45"/>
      <text:p text:style-name="P27"><text:s text:c="2"/>x = 10;<text:tab/>-&gt;<text:tab/> <text:s/>x = static_cast&lt;MyClass&gt;(10);</text:p>
      <text:p text:style-name="P21"><text:s text:c="2"/>func(20); -&gt;<text:tab/> <text:s/>func(static_cast&lt;MyClass&gt;(20));</text:p>
      <text:p text:style-name="P27"/>
      <text:p text:style-name="P32"><text:span text:style-name="T40">Explicit anahtar s</text:span><text:span text:style-name="T29">özcüğü sadece class içerisindeki bildirimde olmalıdır. Tanımlaması dışarıda ise explicit anahtar sözcüğü kullanılması syntax hatasına sebebiyet verir.</text:span></text:p>
      <text:p text:style-name="P48"/>
      <text:p text:style-name="P21">class MyClass {</text:p>
      <text:p text:style-name="P21">public:</text:p>
      <text:p text:style-name="P21"><text:s text:c="2"/>MyClass() = default;</text:p>
      <text:p text:style-name="P21"/>
      <text:p text:style-name="P21"><text:s text:c="2"/>explicit MyClass(int);</text:p>
      <text:p text:style-name="P21">};</text:p>
      <text:p text:style-name="P21"/>
      <text:p text:style-name="P21">// explicit MyClass::MyClass(int x) -&gt; sytax hatası</text:p>
      <text:p text:style-name="P21"/>
      <text:p text:style-name="P21">MyClass::MyClass(int x)<text:tab/> <text:s/></text:p>
      <text:p text:style-name="P21">{</text:p>
      <text:p text:style-name="P21"/>
      <text:p text:style-name="P21">}</text:p>
      <text:p text:style-name="P48"/>
      <text:p text:style-name="P49">Bir ctor'un explicit olmasının bir başka etkisi copy init'e kullanılamaz. <text:s/></text:p>
      <text:p text:style-name="P49">Örneğin;</text:p>
      <text:p text:style-name="P88"/>
      <text:p text:style-name="P23">class MyClass {</text:p>
      <text:p text:style-name="P21">public:</text:p>
      <text:p text:style-name="P21"><text:s text:c="2"/>explicit MyClass(int);</text:p>
      <text:p text:style-name="P21">};</text:p>
      <text:p text:style-name="P21"/>
      <text:p text:style-name="P21">int main()</text:p>
      <text:p text:style-name="P21">{</text:p>
      <text:p text:style-name="P21"><text:s text:c="2"/>MyClass m = 10; <text:s/>//explicit tanımlamadan dolayı copy init devre dışıdır.Yani bu <text:tab/> <text:s text:c="8"/>//tanımlama syntax hatası.</text:p>
      <text:p text:style-name="P21">}</text:p>
      <text:p text:style-name="P21"/>
      <text:p text:style-name="P49">explicit constructer overload setine girmez. </text:p>
      <text:p text:style-name="P49">Örneğin;</text:p>
      <text:p text:style-name="P48"/>
      <text:p text:style-name="P21">class MyClass {</text:p>
      <text:p text:style-name="P21">public:</text:p>
      <text:p text:style-name="P21"><text:s text:c="2"/>explicit MyClass(int){}</text:p>
      <text:p text:style-name="P21"><text:s text:c="2"/>MyClass(double);</text:p>
      <text:p text:style-name="P21">};</text:p>
      <text:p text:style-name="P88"/>
      <text:p text:style-name="P23">int main()</text:p>
      <text:p text:style-name="P21">{</text:p>
      <text:p text:style-name="P21"><text:s text:c="2"/>MyClass m = 10; <text:s/>// Tanımlama geçerli çünkü explicit olan overload olmaz ve double <text:tab/> <text:s text:c="8"/>// parametreli fonksiyon çağrılır.</text:p>
      <text:p text:style-name="P23">}</text:p>
      <text:p text:style-name="P65"><text:soft-page-break/>Static</text:p>
      <text:p text:style-name="P21"/>
      <text:p text:style-name="P48">Sınıflarda üye elemanları 2 kategoriye ayrılır</text:p>
      <text:p text:style-name="P48"><text:s text:c="2"/>-non-static data members</text:p>
      <text:p text:style-name="P48"><text:s text:c="2"/>-static data members</text:p>
      <text:p text:style-name="P48"/>
      <text:p text:style-name="P48">Sınıflarda üye fonksiyonları 2 kategoriye ayrılır</text:p>
      <text:p text:style-name="P48"><text:s text:c="2"/>-non-static function members</text:p>
      <text:p text:style-name="P48"><text:s text:c="2"/>-static function members</text:p>
      <text:p text:style-name="P48"/>
      <text:p text:style-name="P48">Sınıf içinde tanımlanmış <text:s/>static veri elemanları sınıfın tüm nesneleri tarafından kullanılır ama nesnelerden bağımsız</text:p>
      <text:p text:style-name="P48">bir global değişken gibi davranır. Kısaca global değişkenleri sınıfa uyumlu hale getirilmiş hali denilebilir.</text:p>
      <text:p text:style-name="P48"/>
      <text:p text:style-name="P21">class MyClass {</text:p>
      <text:p text:style-name="P21"/>
      <text:p text:style-name="P21">public:</text:p>
      <text:p text:style-name="P21"/>
      <text:p text:style-name="P21"><text:s text:c="2"/>static int val; <text:s/>//declaration. yani derleyici bu bildirim yapınca static değişkene yer <text:tab/> <text:s text:c="8"/>//ayırmaz.</text:p>
      <text:p text:style-name="P21">};</text:p>
      <text:p text:style-name="P21"/>
      <text:p text:style-name="P21">int MyClass::val;<text:tab/> // definition. Tanımı bu şekilde yapılır. Tanımı yapılmazsa program <text:tab/><text:tab/> // link aşamasında syntax hatası verir.</text:p>
      <text:p text:style-name="P21"><text:tab/><text:tab/> // Çünkü değişkene yer burada ayrılır. Tanımda static anahrat <text:tab/><text:tab/> // sözcüğü yazılmaz syntax hatası olur.</text:p>
      <text:p text:style-name="P21"><text:tab/><text:tab/> // Herhangi bir değer atanmazsa val değeri 0 ile başlar. Tanım .cpp <text:tab/><text:tab/> // dosyasında yapılır.</text:p>
      <text:p text:style-name="P21"/>
      <text:p text:style-name="P21">int MyClass::val = 10; //Bu şekilde başlangıç değeri verilebilir.</text:p>
      <text:p text:style-name="P21"/>
      <text:p text:style-name="P48">val değerini kullanabilmek için herhangi bir sınıf nesnesinin oluşmasına gerek yok. Bu val değeri program çalışmaya başlayınca hayata başlar. Program devam ettikçe hayatına devam eder. </text:p>
      <text:p text:style-name="P48"/>
      <text:p text:style-name="P48">Val değişkenine 2 şekilde ulaşmak mümkündür. </text:p>
      <text:p text:style-name="P21"/>
      <text:p text:style-name="P21">int main()</text:p>
      <text:p text:style-name="P21">{</text:p>
      <text:p text:style-name="P21"><text:tab/>MyClass::val = 5; //Çözünürlük operatörü ile ulaşmak. Tavsiye edilen.</text:p>
      <text:p text:style-name="P21"/>
      <text:p text:style-name="P21"><text:tab/>MyClass x;</text:p>
      <text:p text:style-name="P21"/>
      <text:p text:style-name="P21"><text:tab/>x.Val = 5;<text:tab/><text:tab/>//Nesne elemanı ulaşmaç Tavsiye edilmez.</text:p>
      <text:p text:style-name="P21">}</text:p>
      <text:p text:style-name="P21"/>
      <text:p text:style-name="P21">class MyClass {</text:p>
      <text:p text:style-name="P21"/>
      <text:p text:style-name="P21">public:</text:p>
      <text:p text:style-name="P21"><text:s text:c="2"/>const static int val = 5;<text:tab/> <text:s text:c="3"/>//Eğer static değişken const ve gerçek sayı <text:tab/><text:tab/><text:tab/><text:tab/> <text:s text:c="3"/>//türünden ise ilk değer verme bu şekilde yapılmalı.</text:p>
      <text:p text:style-name="P21"><text:s text:c="2"/>const static double dval = 1.5; //Hatalı tanımlama. Sebebi dval gerçek sayı türü değil.</text:p>
      <text:p text:style-name="P21">};</text:p>
      <text:p text:style-name="P21"/>
      <text:p text:style-name="P48">C++17 ile getirilen yenilikle sınıf içinde tanımlama yapabilmek için const ve gerçek sayı olma mecburiyeti kalktı ve inline anahtar</text:p>
      <text:p text:style-name="P48">sözcüğü kullanılarak sınıf içinde tanımlama yapılabiliyor. Bu şekilde header dosyası içerisinde de tanımlamalar yapılabilir.</text:p>
      <text:p text:style-name="P21"/>
      <text:p text:style-name="P21">class MyClass {</text:p>
      <text:p text:style-name="P21">public:</text:p>
      <text:p text:style-name="P21"><text:s text:c="2"/>inline static int val = 5;</text:p>
      <text:p text:style-name="P24">};</text:p>
      <text:p text:style-name="P50"><text:soft-page-break/>Sınıfın static üye elemanı sınıf namespace i içerisinde olması onun nesneye bağımlı yapmaz. Yani static üye fonksiyonu const tanımlı bir nesne fonksiyonu içerisinde değiştirilebilir. Çünkü o nesneye ait değil.,</text:p>
      <text:p text:style-name="P21"/>
      <text:p text:style-name="P21">class MyClass {</text:p>
      <text:p text:style-name="P21"/>
      <text:p text:style-name="P21"><text:s text:c="2"/>void func()const</text:p>
      <text:p text:style-name="P21"><text:s text:c="2"/>{</text:p>
      <text:p text:style-name="P21"><text:s text:c="5"/>val = 10;<text:tab/>//Geçerli</text:p>
      <text:p text:style-name="P21"><text:s text:c="2"/>}</text:p>
      <text:p text:style-name="P21"/>
      <text:p text:style-name="P21">private:</text:p>
      <text:p text:style-name="P21"><text:s text:c="2"/>static int val;</text:p>
      <text:p text:style-name="P21">};</text:p>
      <text:p text:style-name="P21"/>
      <text:p text:style-name="P48">Sınıflarda en sık kullanılan static elemanlar constexpr static olarak kullanılır. Sınıf yapısına ait bir sabit oluşturmak için genellikler kullanılır. Derleyici çoğu zaman bu constexpr üye fonksiyonu için yer ayırmaz bir sabit gibi tutar. Adresine erişim falan sağlanamazsanız.</text:p>
      <text:p text:style-name="P48"/>
      <text:p text:style-name="P21">class MyClass {</text:p>
      <text:p text:style-name="P21"/>
      <text:p text:style-name="P21">public:</text:p>
      <text:p text:style-name="P21"><text:s/>constexpr static int val = 10;</text:p>
      <text:p text:style-name="P21">};</text:p>
      <text:p text:style-name="P21"/>
      <text:p text:style-name="P48">Bir sınıfın veya struct ın kendi içinde kendi türünden bir değişken tanımlanamaz. Sadece pointer veya referans tanımlanabilir. Bu şekilde tanımlanmış olan structer lara self referencal structer denir. C ve C++ da da durum aynı.</text:p>
      <text:p text:style-name="P21"/>
      <text:p text:style-name="P21">struct Data</text:p>
      <text:p text:style-name="P21">{</text:p>
      <text:p text:style-name="P21"><text:s text:c="2"/>struct Data Val;<text:tab/> <text:s/>//Geçersiz</text:p>
      <text:p text:style-name="P21"><text:s text:c="2"/>struct Data *pVal;<text:tab/> <text:s/>//Geçerli</text:p>
      <text:p text:style-name="P21">};</text:p>
      <text:p text:style-name="P21"/>
      <text:p text:style-name="P21">class Data</text:p>
      <text:p text:style-name="P21">{</text:p>
      <text:p text:style-name="P21"><text:s text:c="2"/>Data Val;<text:tab/>//Geçersiz</text:p>
      <text:p text:style-name="P21"><text:s text:c="2"/>Data* Val;<text:tab/>//Geçerli</text:p>
      <text:p text:style-name="P21">};</text:p>
      <text:p text:style-name="P48"/>
      <text:p text:style-name="P48">Bunun bu şekilde olabilmesinin sebebi derleyici compile time da Data struct ı veya class ı nın sizeof unu henüz bilmediği için bir yer ayıramaz fakat pointer ıçin ne kadar yer ayıracağını bilir. </text:p>
      <text:p text:style-name="P48"/>
      <text:p text:style-name="P48">Fakat eğer static anahtar sözcüğü ile tanımlanırsa syntax hatası olmaz. Çünkü orada sadece bir bildirim yapılır yani derleyici bir yer ayırmaz. Kısaca bir sınıfın kendi türünden static veri elemanı olabilir.</text:p>
      <text:p text:style-name="P21"/>
      <text:p text:style-name="P21">class Data</text:p>
      <text:p text:style-name="P21">{</text:p>
      <text:p text:style-name="P21"><text:s text:c="2"/>static Data Val;<text:tab/>//Geçerli</text:p>
      <text:p text:style-name="P21">};</text:p>
      <text:p text:style-name="P21"/>
      <text:p text:style-name="P48">const olmayan static veri elemanları genelde private bölümünde kullanılır. Çünkü public bölümünde kullanılırsa global değişkenden pek bir farkı kalmaz. Public kısmında genelde const ve constexpr kullanılır.</text:p>
      <text:p text:style-name="P48"/>
      <text:p text:style-name="P56"/>
      <text:p text:style-name="P56"/>
      <text:p text:style-name="P56"/>
      <text:p text:style-name="P56"/>
      <text:p text:style-name="P56"/>
      <text:p text:style-name="P56"/>
      <text:p text:style-name="P56"/>
      <text:p text:style-name="P56"><text:soft-page-break/>Static Function Members</text:p>
      <text:p text:style-name="P48"/>
      <text:p text:style-name="P48">Static üye fonksiyonlar sınıfın içerisinde bildirilebilir.Cpp dosyasında tanımlanabilir.</text:p>
      <text:p text:style-name="P21"/>
      <text:p text:style-name="P21">//.h dosyası</text:p>
      <text:p text:style-name="P21">class MyClass {</text:p>
      <text:p text:style-name="P21"/>
      <text:p text:style-name="P21"><text:s text:c="2"/>static void func(); //bildirim</text:p>
      <text:p text:style-name="P21">};</text:p>
      <text:p text:style-name="P21"/>
      <text:p text:style-name="P21">//.cpp dosyası</text:p>
      <text:p text:style-name="P21">void MyClass::func() //tanımlama</text:p>
      <text:p text:style-name="P21">{</text:p>
      <text:p text:style-name="P21">}</text:p>
      <text:p text:style-name="P21"/>
      <text:p text:style-name="P48">Sınıfın içerisinde inline olarak tanımlanabilir.</text:p>
      <text:p text:style-name="P21"/>
      <text:p text:style-name="P21">class MyClass {</text:p>
      <text:p text:style-name="P21"/>
      <text:p text:style-name="P21"><text:s text:c="2"/>static void func()</text:p>
      <text:p text:style-name="P21"><text:s text:c="2"/>{</text:p>
      <text:p text:style-name="P21"><text:s text:c="2"/>}</text:p>
      <text:p text:style-name="P21">};</text:p>
      <text:p text:style-name="P21"/>
      <text:p text:style-name="P48">static üye fonksiyonları this pointerı içermez bu sebeple direk olarak sınıftaki elemana ulaşamaz. </text:p>
      <text:p text:style-name="P48">Çünkü sınıfın üye fonksiyonu olmasına rağmen nesneye ait değildir. Aynı durum non-static üye fonskiyonu içerisinde geçerlidir.</text:p>
      <text:p text:style-name="P21"/>
      <text:p text:style-name="P21">class MyClass {</text:p>
      <text:p text:style-name="P21">public:</text:p>
      <text:p text:style-name="P21"><text:s text:c="2"/>static void func()</text:p>
      <text:p text:style-name="P21"><text:s text:c="2"/>{</text:p>
      <text:p text:style-name="P21"><text:s text:c="4"/>mx = 5; <text:s text:c="2"/>// Geçersiz</text:p>
      <text:p text:style-name="P21"><text:s text:c="4"/>foo();<text:tab/> <text:s text:c="3"/>// Geçersiz</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 text:c="2"/>int mx;</text:p>
      <text:p text:style-name="P21">};</text:p>
      <text:p text:style-name="P21"/>
      <text:p text:style-name="P48">sınıfın statik üye fonksiyonlarının global fonksiyonlardan farkı ise nesne üzerinden sınıfın private </text:p>
      <text:p text:style-name="P48">bölümüne erişim imkanı olmasıdır.</text:p>
      <text:p text:style-name="P21"/>
      <text:p text:style-name="P21">class MyClass {</text:p>
      <text:p text:style-name="P21">public:</text:p>
      <text:p text:style-name="P21"><text:s text:c="2"/>static void func()</text:p>
      <text:p text:style-name="P21"><text:s text:c="2"/>{</text:p>
      <text:p text:style-name="P21"><text:tab/>MyClass m;</text:p>
      <text:p text:style-name="P21"><text:tab/></text:p>
      <text:p text:style-name="P21"><text:tab/>m.mx = 5; // Geçerli.Nesne üzerinden private bölüme erişti.</text:p>
      <text:p text:style-name="P21"><text:tab/>m.foo(); <text:s/>//Geçerli</text:p>
      <text:p text:style-name="P21"><text:s text:c="2"/>}</text:p>
      <text:p text:style-name="P21"/>
      <text:p text:style-name="P21"><text:s text:c="2"/>void foo()</text:p>
      <text:p text:style-name="P21"><text:s text:c="2"/>{</text:p>
      <text:p text:style-name="P21"><text:s text:c="2"/>}</text:p>
      <text:p text:style-name="P21"/>
      <text:p text:style-name="P21"><text:soft-page-break/>private:</text:p>
      <text:p text:style-name="P21"><text:s text:c="2"/>int mx;</text:p>
      <text:p text:style-name="P21">};</text:p>
      <text:p text:style-name="P21"/>
      <text:p text:style-name="P48">static üye fonksiyonlar aşağıdaki gibi const tanımlanamazlar. Sebebi oradaki const nesnenin gizli </text:p>
      <text:p text:style-name="P48">this pointerını const yapar. Fakat static üye fonksiyonlarda ise this pointer bulunmaz.</text:p>
      <text:p text:style-name="P21"/>
      <text:p text:style-name="P21">class MyClass {</text:p>
      <text:p text:style-name="P21">public:</text:p>
      <text:p text:style-name="P21"><text:s text:c="2"/>static void func()const;<text:tab/>//Geçersiz</text:p>
      <text:p text:style-name="P21">};</text:p>
      <text:p text:style-name="P21"/>
      <text:p text:style-name="P21"/>
      <text:p text:style-name="P48"><text:s/>statik üye elemanlarına ilk değer atamalarında atanan eğer bir değişken veya fonsksiyonsa önce ismi class </text:p>
      <text:p text:style-name="P48"><text:s/>scope da aranır.</text:p>
      <text:p text:style-name="P21"/>
      <text:p text:style-name="P21"><text:s/>class MyClass {</text:p>
      <text:p text:style-name="P21"/>
      <text:p text:style-name="P21">public:</text:p>
      <text:p text:style-name="P21"/>
      <text:p text:style-name="P21"><text:s text:c="2"/>static int func();</text:p>
      <text:p text:style-name="P21"/>
      <text:p text:style-name="P21">private:</text:p>
      <text:p text:style-name="P21"><text:s text:c="2"/>static int y;</text:p>
      <text:p text:style-name="P21"/>
      <text:p text:style-name="P21">};</text:p>
      <text:p text:style-name="P21"/>
      <text:p text:style-name="P21">int func(int);</text:p>
      <text:p text:style-name="P21"/>
      <text:p text:style-name="P21">int MyClass::y = func();<text:tab/> <text:s/>//Geçerli</text:p>
      <text:p text:style-name="P21">int MyClass::y = func(10);<text:tab/> <text:s/>//Geçersiz syntax hatası, Geçerli olması için ::func(10) <text:s text:c="11"/><text:tab/><text:tab/><text:tab/> <text:s/>//olması lazımdı</text:p>
      <text:p text:style-name="P21"/>
      <text:p text:style-name="P21"/>
      <text:p text:style-name="P48">Bazen statik fonksiyonlar nesne oluşturma amaçlı da kullanılabilir. Bunun sebebi aynı imza türüne sahip ctor </text:p>
      <text:p text:style-name="P48">fakat farklı işlemler yapacak nesneler oluşturulurken kullanılabilir. Aşağıdaki örnek bu durum içindir.</text:p>
      <text:p text:style-name="P21"/>
      <text:p text:style-name="P21">class Complex {</text:p>
      <text:p text:style-name="P21">private:</text:p>
      <text:p text:style-name="P21"><text:s text:c="2"/>Complex(double distance, double angle);</text:p>
      <text:p text:style-name="P21"><text:s text:c="2"/>Complex(double r,double i,int);</text:p>
      <text:p text:style-name="P21">public:</text:p>
      <text:p text:style-name="P21"><text:s text:c="2"/>static Complex Create_Polar(double d, double a)</text:p>
      <text:p text:style-name="P21"><text:s text:c="2"/>{</text:p>
      <text:p text:style-name="P21"><text:tab/>return Complex(d, a);</text:p>
      <text:p text:style-name="P21"><text:s text:c="2"/>}</text:p>
      <text:p text:style-name="P21"><text:s text:c="2"/>static Complex Create_Cartesian(double r,double i)</text:p>
      <text:p text:style-name="P21"><text:s text:c="2"/>{</text:p>
      <text:p text:style-name="P21"><text:tab/>return Complex(r, i,0);</text:p>
      <text:p text:style-name="P21"><text:s text:c="2"/>}</text:p>
      <text:p text:style-name="P21">};</text:p>
      <text:p text:style-name="P21"/>
      <text:p text:style-name="P21">int main()</text:p>
      <text:p text:style-name="P21">{</text:p>
      <text:p text:style-name="P21"><text:s text:c="2"/>Complex::Create_Cartesian(2.5,6.6);</text:p>
      <text:p text:style-name="P21"><text:s text:c="2"/>Complex::Create_Polar(1.1,3.1);</text:p>
      <text:p text:style-name="P21"/>
      <text:p text:style-name="P21">}</text:p>
      <text:p text:style-name="P21"/>
      <text:p text:style-name="P48">Örneğin sadece dinamik bir nesne oluşturulurken de statik üye fonksiyonlar kullanılabilir. Böylece kullanıcı</text:p>
      <text:p text:style-name="P48">dinamik ömürlü nesne hariç başka nesne kullanamazlar.</text:p>
      <text:p text:style-name="P21"><text:soft-page-break/></text:p>
      <text:p text:style-name="P21">class DynamicOnly</text:p>
      <text:p text:style-name="P21">{</text:p>
      <text:p text:style-name="P21"><text:s text:c="2"/>private:</text:p>
      <text:p text:style-name="P21"/>
      <text:p text:style-name="P21"/>
      <text:p text:style-name="P21"><text:s text:c="2"/>public:</text:p>
      <text:p text:style-name="P21"><text:tab/>static DynamicOnly* create_oblect()</text:p>
      <text:p text:style-name="P21"><text:tab/>{</text:p>
      <text:p text:style-name="P21"><text:tab/> <text:s/>return new DynamicOnly{};</text:p>
      <text:p text:style-name="P21"><text:tab/>}</text:p>
      <text:p text:style-name="P21">};</text:p>
      <text:p text:style-name="P23"/>
      <text:p text:style-name="P65">Friend</text:p>
      <text:p text:style-name="P21"/>
      <text:p text:style-name="P48">Global bir fonksiyon,başka bir sınıfın üye fonksiyonunu veya bir sınıfa herhangi bir başka sınıfın private bölümüne </text:p>
      <text:p text:style-name="P48">erişim imkanı sağlanılabilir. Bunu kullanabilmek için ilgili fonksiyonu veya sınıfı friend anahtar sözcüğü ile</text:p>
      <text:p text:style-name="P48">tanımlamak gerekir. Böylece friend fonskiyonu içerisinde bir nesne oluşturulursa bu friend fonskiyon </text:p>
      <text:p text:style-name="P48">tanımlanan nesnenin private bölümüne erişebilir.</text:p>
      <text:p text:style-name="P48"/>
      <text:p text:style-name="P48">Friend bildirimi sınıfın public,private ve protected bölümünde olabilir. Herhangi bir fark oluşturmaz.</text:p>
      <text:p text:style-name="P48"/>
      <text:p text:style-name="P21">class myclass</text:p>
      <text:p text:style-name="P21">{</text:p>
      <text:p text:style-name="P21">public:</text:p>
      <text:p text:style-name="P21"><text:s text:c="2"/>friend int func();</text:p>
      <text:p text:style-name="P21"/>
      <text:p text:style-name="P21">private:</text:p>
      <text:p text:style-name="P21"><text:s text:c="2"/>int value;</text:p>
      <text:p text:style-name="P21">};</text:p>
      <text:p text:style-name="P21"/>
      <text:p text:style-name="P21">int func()</text:p>
      <text:p text:style-name="P21">{</text:p>
      <text:p text:style-name="P21"><text:s text:c="2"/>myclass m;</text:p>
      <text:p text:style-name="P21"/>
      <text:p text:style-name="P21"><text:s text:c="2"/>m.value = 5;</text:p>
      <text:p text:style-name="P21"/>
      <text:p text:style-name="P21"><text:s text:c="2"/>return m.value;</text:p>
      <text:p text:style-name="P21">}</text:p>
      <text:p text:style-name="P21"/>
      <text:p text:style-name="P21">int main()</text:p>
      <text:p text:style-name="P21">{</text:p>
      <text:p text:style-name="P21"><text:s text:c="2"/>std::cout &lt;&lt; func() &lt;&lt; '\n';</text:p>
      <text:p text:style-name="P21">}</text:p>
      <text:p text:style-name="P21"/>
      <text:p text:style-name="P48">Bir sınıda ait bir fonksiyona başka bir sınıfta friend lik verebilmek için o fonksiyonun complete type olması lazım. Yani</text:p>
      <text:p text:style-name="P48">sınıfın dışında firendlik verilecek class ın altında fonskiyon tanımlanmalı. Bu fonksiyonun public bölümünde olması gerekmektedir.</text:p>
      <text:p text:style-name="P48"/>
      <text:p text:style-name="P21">class tempclass</text:p>
      <text:p text:style-name="P21">{</text:p>
      <text:p text:style-name="P21">public:</text:p>
      <text:p text:style-name="P21"><text:s text:c="2"/>int func();</text:p>
      <text:p text:style-name="P21">};</text:p>
      <text:p text:style-name="P21"/>
      <text:p text:style-name="P21">class myclass</text:p>
      <text:p text:style-name="P21">{</text:p>
      <text:p text:style-name="P21">public:</text:p>
      <text:p text:style-name="P21"><text:s text:c="2"/>friend int tempclass::func();</text:p>
      <text:p text:style-name="P21"/>
      <text:p text:style-name="P21">private:</text:p>
      <text:p text:style-name="P21"><text:soft-page-break/><text:s text:c="2"/>int value;</text:p>
      <text:p text:style-name="P21">};</text:p>
      <text:p text:style-name="P21"/>
      <text:p text:style-name="P21">int tempclass::func()</text:p>
      <text:p text:style-name="P21">{</text:p>
      <text:p text:style-name="P21"><text:s text:c="2"/>myclass m;</text:p>
      <text:p text:style-name="P21"/>
      <text:p text:style-name="P21"><text:s text:c="2"/>return m.value = 5;</text:p>
      <text:p text:style-name="P21">}</text:p>
      <text:p text:style-name="P21"/>
      <text:p text:style-name="P21">int main()</text:p>
      <text:p text:style-name="P21">{</text:p>
      <text:p text:style-name="P21"><text:s text:c="2"/>tempclass t;</text:p>
      <text:p text:style-name="P21"/>
      <text:p text:style-name="P21"><text:s text:c="2"/>std::cout &lt;&lt; t.func() &lt;&lt; '\n';</text:p>
      <text:p text:style-name="P21">}</text:p>
      <text:p text:style-name="P21"/>
      <text:p text:style-name="P48">Bir sınıfı başka bir sınıfa friend olarak tanımlarsak sınıfımızın tüm fonskiyonları o sınıfa friend tanımlanmış gibi tüm private elemanlarına erişebilir. Burada sınıfın complate olmasına gerek yoktur.</text:p>
      <text:p text:style-name="P21"/>
      <text:p text:style-name="P21">class myclass</text:p>
      <text:p text:style-name="P21">{</text:p>
      <text:p text:style-name="P21">public:</text:p>
      <text:p text:style-name="P21"><text:s text:c="2"/>friend class tempclass;</text:p>
      <text:p text:style-name="P21"/>
      <text:p text:style-name="P21">private:</text:p>
      <text:p text:style-name="P21"><text:s text:c="2"/>int value;</text:p>
      <text:p text:style-name="P21">};</text:p>
      <text:p text:style-name="P21"/>
      <text:p text:style-name="P21">class tempclass</text:p>
      <text:p text:style-name="P21">{</text:p>
      <text:p text:style-name="P21">public:</text:p>
      <text:p text:style-name="P21"><text:s text:c="2"/>int func()</text:p>
      <text:p text:style-name="P21"><text:s text:c="2"/>{</text:p>
      <text:p text:style-name="P21"><text:s text:c="4"/>myclass m;</text:p>
      <text:p text:style-name="P21"/>
      <text:p text:style-name="P21"><text:s text:c="4"/>return m.value = 5;</text:p>
      <text:p text:style-name="P21"><text:s text:c="2"/>}</text:p>
      <text:p text:style-name="P21">};</text:p>
      <text:p text:style-name="P21"/>
      <text:p text:style-name="P21">int main()</text:p>
      <text:p text:style-name="P21">{</text:p>
      <text:p text:style-name="P21"><text:s text:c="2"/>tempclass t;</text:p>
      <text:p text:style-name="P21"/>
      <text:p text:style-name="P21"><text:s text:c="2"/>std::cout &lt;&lt; t.func() &lt;&lt; '\n';</text:p>
      <text:p text:style-name="P21">}</text:p>
      <text:p text:style-name="P21"/>
      <text:p text:style-name="P48">A sınıfı B sınıfına friend olarak tanımlanırsa A sınıfı B sınıfının private bölümüne erişir fakat B sınıfı A sınıfının</text:p>
      <text:p text:style-name="P48">private bölümüne erişemez. </text:p>
      <text:p text:style-name="P48"/>
      <text:p text:style-name="P48">Benzer şekilde A sınıfı B sınıfında friend olarak tanımlanırsa B sınıfı da C sınıfında friend olarak tanımlanırsa A sınıfı</text:p>
      <text:p text:style-name="P48">C sınıfının private elemanlarına erişemez sadece tanımlı olduğu B sınıfının private elemanlarına erişir. Kısaca arkadaşımın arkadaşı benim arkadaşım değil!</text:p>
      <text:p text:style-name="P49"/>
      <text:p text:style-name="P112">Friend fonksiyonlar sınınfın içerisinde inline olarak tanımlanabilir. Bu durumu hidden friend denir.</text:p>
      <text:p text:style-name="P112"/>
      <text:p text:style-name="P112"/>
      <text:p text:style-name="P112"/>
      <text:p text:style-name="P112"/>
      <text:p text:style-name="P112"/>
      <text:p text:style-name="P112"/>
      <text:p text:style-name="P116"><text:soft-page-break/><text:span text:style-name="T46">OPERATOR OVERLOADING</text:span></text:p>
      <text:p text:style-name="P112"><text:span text:style-name="T5"/></text:p>
      <text:p text:style-name="P112"><text:span text:style-name="T46">operator overloading işlemi bazı kurallar içerir</text:span></text:p>
      <text:list xml:id="list1407729924" text:style-name="L11">
        <text:list-item>
          <text:p text:style-name="P119"><text:span text:style-name="T36">Olmayan operator overload edilemez. Örneğin @ operatörü.</text:span></text:p>
        </text:list-item>
        <text:list-item>
          <text:p text:style-name="P119"><text:span text:style-name="T36"><text:s/>Her operator overload edilemez. ( sizeof , . operatorü , ? : ternary operator,:: scope resolution operator, typeid, .* operatoru )</text:span></text:p>
        </text:list-item>
        <text:list-item>
          <text:p text:style-name="P118"><text:span text:style-name="T36"><text:s/>Keyfi olarak isimlendirme yapılamaz.İsimlerinde operator anahtar sözcüğü geçmek zorunda</text:span></text:p>
        </text:list-item>
        <text:list-item>
          <text:p text:style-name="P118"><text:span text:style-name="T36"><text:s/>Primitivi türler (int,char,boolen vb.) için operator fonksiyonu bildirilemez. En az bir operand sınıf veya enum türünden olmalı</text:span></text:p>
        </text:list-item>
        <text:list-item>
          <text:p text:style-name="P118"><text:span text:style-name="T36"><text:s/>Sınıfın statik fonksiyonu olaramaz. Ya sınıfın üye fonksiyonu yada global fonksiyon olabilir.</text:span></text:p>
        </text:list-item>
        <text:list-item>
          <text:p text:style-name="P118"><text:span text:style-name="T36"><text:s/>Tüm operatmr fonksiyonları ile (operatör notasyonu kullanılmadan) isimleriyle kullanılabilir.a + b veya a.operator+(b) gibi</text:span></text:p>
        </text:list-item>
        <text:list-item>
          <text:p text:style-name="P118"><text:span text:style-name="T36"><text:s/>Bazı operatörler için yalnızca üye operatör fonksiyonu bildirilebilir. Global operatör fonksiyon olarak kullanılamaz.Bunlar:</text:span></text:p>
        </text:list-item>
        <text:list-item>
          <text:p text:style-name="P118"><text:span text:style-name="T36"><text:s text:c="3"/>[] , () , -&gt; , tür dönüştürme operatör fonksiyonları ve special member function atama operatör fonksiyonları </text:span></text:p>
        </text:list-item>
        <text:list-item>
          <text:p text:style-name="P118"><text:span text:style-name="T36"><text:s text:c="3"/>(copy assigment ve move assigment)</text:span></text:p>
        </text:list-item>
        <text:list-item>
          <text:p text:style-name="P118"><text:span text:style-name="T36"><text:s/>Global operatör fonksiyon tanımlanırken eğer binary yani iki operanddan oluşan bir operatör kullanılacaksa(&gt;,&lt;,*,/ vb )</text:span></text:p>
        </text:list-item>
        <text:list-item>
          <text:p text:style-name="P118"><text:span text:style-name="T36"><text:s/>bu fonksiyon 2 parametre içermeli. Örneğin; operator/(a,b) Eğer global operatör fonksiyon unary ise yani tek operand dan oluşuyorsa (!,(),++ vb.) bu fonksiyon tek parametre içermeli.</text:span></text:p>
          <text:p text:style-name="P118"><text:span text:style-name="T36"/></text:p>
        </text:list-item>
      </text:list>
      <text:p text:style-name="P32"><text:span text:style-name="T36"><text:s text:c="3"/>Örneğin; operator(!a)</text:span></text:p>
      <text:p text:style-name="P32"><text:span text:style-name="T36"><text:s text:c="3"/></text:span></text:p>
      <text:p text:style-name="P32"><text:span text:style-name="T36"><text:s text:c="3"/>Global operator fonksiyon tanımına bir örnek;</text:span></text:p>
      <text:p text:style-name="P103"/>
      <text:p text:style-name="P1"><text:span text:style-name="T14"><text:s text:c="2"/>class Biggy {</text:span></text:p>
      <text:p text:style-name="P103"/>
      <text:p text:style-name="P1"><text:span text:style-name="T14"><text:s text:c="2"/>};</text:span></text:p>
      <text:p text:style-name="P103"/>
      <text:p text:style-name="P1"><text:span text:style-name="T14"><text:s text:c="2"/>Biggy operator/(Biggy , Biggy);</text:span></text:p>
      <text:p text:style-name="P103"/>
      <text:p text:style-name="P1"><text:span text:style-name="T14"><text:s text:c="2"/>bool operator!(Biggy);</text:span></text:p>
      <text:p text:style-name="P103"/>
      <text:p text:style-name="P1"><text:span text:style-name="T14"><text:s text:c="2"/>int main()</text:span></text:p>
      <text:p text:style-name="P1"><text:span text:style-name="T14"><text:s text:c="2"/>{</text:span></text:p>
      <text:p text:style-name="P1"><text:span text:style-name="T14"><text:tab/>Biggy a;</text:span></text:p>
      <text:p text:style-name="P1"><text:span text:style-name="T14"><text:tab/>Biggy b;</text:span></text:p>
      <text:p text:style-name="P103"/>
      <text:p text:style-name="P1"><text:span text:style-name="T14"><text:tab/>Biggy z1 = a / b;</text:span></text:p>
      <text:p text:style-name="P1"><text:span text:style-name="T14"><text:tab/>Biggy z2 = operator/(a, b);</text:span></text:p>
      <text:p text:style-name="P103"/>
      <text:p text:style-name="P1"><text:span text:style-name="T14"><text:tab/>bool y1 = !a;</text:span></text:p>
      <text:p text:style-name="P1"><text:span text:style-name="T14"><text:tab/>bool y2 = operator!(a);</text:span></text:p>
      <text:p text:style-name="P1"><text:span text:style-name="T14"><text:s text:c="2"/>}</text:span></text:p>
      <text:p text:style-name="P103"/>
      <text:p text:style-name="P32"><text:span text:style-name="T36"><text:s text:c="2"/>Sınıfın operator fonksiyonu çağırılırken eğer binary ise 1 parametre eğer unary ise parametresiz çağırılır. Global fonksiyona göre 1 eksik parametreya sahip olmasının sebebi ise sınıfın görğnmeyen this parametresinin olması. Yani parametrelerden biri sınıfın kendisi.</text:span></text:p>
      <text:p text:style-name="P103"/>
      <text:p text:style-name="P32"><text:span text:style-name="T36">Sınıfın üye fonksiyonunun operator overload una örnek;</text:span></text:p>
      <text:p text:style-name="P115"/>
      <text:p text:style-name="Standard"><text:span text:style-name="T3"><text:s text:c="2"/></text:span><text:span text:style-name="T26">class Biggy {</text:span></text:p>
      <text:p text:style-name="P103"/>
      <text:p text:style-name="P1"><text:span text:style-name="T14"><text:s text:c="2"/>public:</text:span></text:p>
      <text:p text:style-name="P1"><text:span text:style-name="T14"><text:tab/>Biggy operator/(Biggy);</text:span></text:p>
      <text:p text:style-name="P103"/>
      <text:p text:style-name="P1"><text:span text:style-name="T14"><text:tab/>bool operator!()const;</text:span></text:p>
      <text:p text:style-name="P1"><text:span text:style-name="T14"><text:s text:c="2"/>};</text:span></text:p>
      <text:p text:style-name="P103"/>
      <text:p text:style-name="P1"><text:span text:style-name="T14"><text:s text:c="2"/>int main()</text:span></text:p>
      <text:p text:style-name="P1"><text:span text:style-name="T14"><text:s text:c="2"/>{</text:span></text:p>
      <text:p text:style-name="P1"><text:soft-page-break/><text:span text:style-name="T14"><text:tab/>Biggy a;</text:span></text:p>
      <text:p text:style-name="P1"><text:span text:style-name="T14"><text:tab/>Biggy b;</text:span></text:p>
      <text:p text:style-name="P103"/>
      <text:p text:style-name="P1"><text:span text:style-name="T14"><text:tab/>Biggy z1 = a / b;</text:span></text:p>
      <text:p text:style-name="P1"><text:span text:style-name="T14"><text:tab/>Biggy z2 = a.operator/(b);</text:span></text:p>
      <text:p text:style-name="P103"/>
      <text:p text:style-name="P1"><text:span text:style-name="T14"><text:tab/>bool y1 = !a;</text:span></text:p>
      <text:p text:style-name="P1"><text:span text:style-name="T14"><text:tab/>bool y2 = a.operator!();</text:span></text:p>
      <text:p text:style-name="P1"><text:span text:style-name="T14"><text:s text:c="2"/>}</text:span></text:p>
      <text:p text:style-name="P103"/>
      <text:p text:style-name="Standard"><text:span text:style-name="T3"><text:s/></text:span><text:span text:style-name="T28"><text:s/>C++ da hem unary hem binary olarak kullanılabilen 4 adet token vardır. Bunlar: '+' , '-' , '*' , '&amp;'</text:span></text:p>
      <text:p text:style-name="P32"><text:span text:style-name="T36"><text:s text:c="2"/></text:span></text:p>
      <text:p text:style-name="P32"><text:span text:style-name="T36"><text:s text:c="2"/>Fonksiyon çağrı operatorü dışında hiçbir operator fonksiyonu için varsayılan argüman bildirilemez.</text:span></text:p>
      <text:p text:style-name="Standard"><text:span text:style-name="T3"><text:s text:c="2"/></text:span></text:p>
      <text:p text:style-name="P134"><text:span text:style-name="T14"><text:s text:c="2"/>class Myclass{</text:span></text:p>
      <text:p text:style-name="P134"><text:span text:style-name="T14"><text:s text:c="2"/>public:</text:span></text:p>
      <text:p text:style-name="P134"><text:span text:style-name="T14"><text:tab/>Myclass operator+(int x = 10); //geçersiz</text:span></text:p>
      <text:p text:style-name="P134"><text:span text:style-name="T14"><text:tab/>int operator()(int x = 10); <text:s text:c="3"/>//geçerli</text:span></text:p>
      <text:p text:style-name="P134"><text:span text:style-name="T14"><text:s text:c="2"/>};</text:span></text:p>
      <text:p text:style-name="P103"/>
      <text:p text:style-name="P32"><text:span text:style-name="T36"><text:s text:c="2"/>Operator overload mekanizması funcion overloada engel değildir. İmzası farklı olduğu sürece aynı operator overloada sahip ama imzaları farklı olan birkaç function overload edilebilir.</text:span></text:p>
      <text:p text:style-name="P103"/>
      <text:p text:style-name="P1"><text:span text:style-name="T14"><text:s text:c="2"/>class Myclass{</text:span></text:p>
      <text:p text:style-name="P1"><text:span text:style-name="T14"><text:s text:c="2"/>public:</text:span></text:p>
      <text:p text:style-name="P1"><text:span text:style-name="T14"><text:tab/>Myclass operator+(int)const;</text:span></text:p>
      <text:p text:style-name="P1"><text:span text:style-name="T14"><text:tab/>Myclass operator+(double)const;</text:span></text:p>
      <text:p text:style-name="P1"><text:span text:style-name="T14"><text:tab/>Myclass operator+(std::string)const;</text:span></text:p>
      <text:p text:style-name="P112"><text:span text:style-name="T20"><text:s text:c="2"/>}</text:span></text:p>
      <text:p text:style-name="P112"><text:span text:style-name="T46"/></text:p>
      <text:p text:style-name="P112"><text:span text:style-name="T46">İşaret önceliği meselesi operator overload içinde geçerlidir. Global fonksiyonlar için örnek;</text:span></text:p>
      <text:p text:style-name="P112"><text:span text:style-name="T5"/></text:p>
      <text:p text:style-name="P112"><text:span text:style-name="T20"><text:s text:c="2"/>class Myclass {</text:span></text:p>
      <text:p text:style-name="P1"><text:span text:style-name="T14"><text:s text:c="2"/>};</text:span></text:p>
      <text:p text:style-name="P103"/>
      <text:p text:style-name="P1"><text:span text:style-name="T14"><text:s text:c="2"/>Myclass operator+(const Myclass&amp;, const Myclass&amp;);</text:span></text:p>
      <text:p text:style-name="P1"><text:span text:style-name="T14"><text:s text:c="2"/>Myclass operator*(const Myclass&amp;, const Myclass&amp;);</text:span></text:p>
      <text:p text:style-name="P1"><text:span text:style-name="T14"><text:s text:c="2"/>bool operator&gt;(const Myclass&amp;, const Myclass&amp;);</text:span></text:p>
      <text:p text:style-name="P103"/>
      <text:p text:style-name="P1"><text:span text:style-name="T14"><text:s text:c="2"/>int main()</text:span></text:p>
      <text:p text:style-name="P1"><text:span text:style-name="T14"><text:s text:c="2"/>{</text:span></text:p>
      <text:p text:style-name="P1"><text:span text:style-name="T14"><text:tab/>Myclass m1, m2, m3, m4;</text:span></text:p>
      <text:p text:style-name="P103"/>
      <text:p text:style-name="P1"><text:span text:style-name="T14"><text:tab/>auto b1 = m1 + m2 * m3 &gt; m4;</text:span></text:p>
      <text:p text:style-name="P103"/>
      <text:p text:style-name="P1"><text:span text:style-name="T14"><text:tab/>auto b2 = operator&gt;(operator+(m1, operator*(m2, m3)), m4);</text:span></text:p>
      <text:p text:style-name="P103"/>
      <text:p text:style-name="P1"><text:span text:style-name="T14"><text:tab/>//b1 şeklinde yazılırsa derleyici bunu b2 şeklinde yazar.</text:span></text:p>
      <text:p text:style-name="P112"><text:span text:style-name="T20"><text:s text:c="2"/>}</text:span></text:p>
      <text:p text:style-name="P112"><text:span text:style-name="T5"/></text:p>
      <text:p text:style-name="P112"><text:span text:style-name="T5"><text:s/></text:span><text:span text:style-name="T47"><text:s/>Sınıfın üye operator overload fonksiyonları için örnek;</text:span></text:p>
      <text:p text:style-name="P112"><text:span text:style-name="T5"/></text:p>
      <text:p text:style-name="P112"><text:span text:style-name="T20"><text:s/>class Myclass {</text:span></text:p>
      <text:p text:style-name="P1"><text:span text:style-name="T14"><text:s text:c="2"/>public:</text:span></text:p>
      <text:p text:style-name="P1"><text:span text:style-name="T14"><text:tab/>Myclass operator+(const Myclass&amp;);</text:span></text:p>
      <text:p text:style-name="P1"><text:span text:style-name="T14"><text:tab/>Myclass operator*(const Myclass&amp;);</text:span></text:p>
      <text:p text:style-name="P1"><text:span text:style-name="T14"><text:tab/>bool operator&gt;(const Myclass&amp;);</text:span></text:p>
      <text:p text:style-name="P112"><text:span text:style-name="T20"><text:s text:c="2"/>};</text:span></text:p>
      <text:p text:style-name="P112"><text:span text:style-name="T20"/></text:p>
      <text:p text:style-name="P112"><text:span text:style-name="T5"/></text:p>
      <text:p text:style-name="P112"><text:span text:style-name="T20"><text:s text:c="2"/>int main()</text:span></text:p>
      <text:p text:style-name="P1"><text:soft-page-break/><text:span text:style-name="T14"><text:s text:c="2"/>{</text:span></text:p>
      <text:p text:style-name="P1"><text:span text:style-name="T14"><text:tab/>Myclass m1, m2, m3, m4;</text:span></text:p>
      <text:p text:style-name="P103"/>
      <text:p text:style-name="P1"><text:span text:style-name="T14"><text:tab/>auto b1 = m1 + m2 * m3 &gt; m4;</text:span></text:p>
      <text:p text:style-name="P103"/>
      <text:p text:style-name="P1"><text:span text:style-name="T14"><text:tab/>auto b2 = m1.operator+(m2.operator*(m3)).operator&gt;(m4);</text:span></text:p>
      <text:p text:style-name="P103"/>
      <text:p text:style-name="P1"><text:span text:style-name="T14"><text:tab/>//b1 ve b2 aynıdır</text:span></text:p>
      <text:p text:style-name="P112"><text:span text:style-name="T20"><text:s text:c="2"/>}</text:span></text:p>
      <text:p text:style-name="P112"><text:span text:style-name="T5"/></text:p>
      <text:p text:style-name="P117"><text:span text:style-name="T37"><text:s text:c="2"/>Fonksiyonun geri dönüş değerleri eğer o ifade içerisnde lvalue ise referans türü olmalıi rvalue ise referans türü olmaz. </text:span><text:span text:style-name="T36">Atama operatörü ile oluşturulan ifadeler lvalue expression olduğundan, atama operatörü le yapılan operator overload </text:span><text:span text:style-name="T37">fonksiyonları referans türüne geri dönerler.</text:span></text:p>
      <text:p text:style-name="P148"><text:span text:style-name="T4"/></text:p>
      <text:p text:style-name="P135"><text:span text:style-name="T15"><text:s text:c="2"/>class Data </text:span><text:span text:style-name="T14">{</text:span></text:p>
      <text:p text:style-name="P134"><text:span text:style-name="T14"><text:s text:c="2"/>public:</text:span></text:p>
      <text:p text:style-name="P134"><text:span text:style-name="T14"><text:tab/>Data&amp; operator=(const char*);</text:span></text:p>
      <text:p text:style-name="P134"><text:span text:style-name="T14"><text:s text:c="2"/>};</text:span></text:p>
      <text:p text:style-name="P105"/>
      <text:p text:style-name="P134"><text:span text:style-name="T14"><text:s text:c="2"/>int main()</text:span></text:p>
      <text:p text:style-name="P134"><text:span text:style-name="T14"><text:s text:c="2"/>{</text:span></text:p>
      <text:p text:style-name="P134"><text:span text:style-name="T14"><text:tab/>Data myDate:</text:span></text:p>
      <text:p text:style-name="P105"/>
      <text:p text:style-name="P134"><text:span text:style-name="T14"><text:tab/>myDate = "31.03.1992";</text:span></text:p>
      <text:p text:style-name="P134"><text:span text:style-name="T14"><text:s text:c="2"/>}</text:span></text:p>
      <text:p text:style-name="Standard"><text:span text:style-name="T3"/></text:p>
      <text:p text:style-name="P32"><text:span text:style-name="T36">Aynı şekilde '++' veya '--' de operator overloadlar da referansa geri dönerler. Bu aynı zamanda nesneyi değiştirdiği için üye </text:span><text:span text:style-name="T38">f</text:span><text:span text:style-name="T36">onksiyon const olmaz</text:span></text:p>
      <text:p text:style-name="P32"><text:span text:style-name="T36"/></text:p>
      <text:p text:style-name="P32"><text:span text:style-name="T36">Global operator fonksiyonlarının varlık nedenlerinden biri binary operatorlerdeki değişme özlelliğini kullanabilme imkanı</text:span></text:p>
      <text:p text:style-name="P32"><text:span text:style-name="T36"><text:s/>vermesidir. Örneğin 'x+y' toplama işlemi sınıfın bir üye operatör olsaydı sol taraf değişkeni olan x *this olmak zorundaydı. Yani bu ifade x.operator+(y) ifadesidir. x ve y den herhangi biri 3,5 gibi sabit bir değer olursa bu durum üye fonksiyonlarçin değişme özelliğini kısıtlayıcı bir durum oluştur. Örneğin x+5 durumu geçerli iken , 5+x geçersi olur. Çünkü <text:s/>x.operator+(y) <text:s/>deki gibi sol taraftadi değer *this olmalı.</text:span></text:p>
      <text:p text:style-name="P115"/>
      <text:p text:style-name="P32"><text:span text:style-name="T36"><text:s text:c="2"/>Aynı toplama işleminin global operator fonksiyon için yaparsak, x+y ifadesi operator+(x,y) ifadesine denk geldiği için</text:span></text:p>
      <text:p text:style-name="P32"><text:span text:style-name="T36"><text:s text:c="2"/>x+5 veya 5+x şeklide kullanılabilir. Böylece <text:s/>değişme özelliği kısıtlanmamış olur.</text:span></text:p>
      <text:p text:style-name="P115"/>
      <text:p text:style-name="P32"><text:span text:style-name="T36"><text:s text:c="2"/>Diğer bir neden ise kendi oluşturduğumuz bir sınıfın başka bir sınıf ile binary operatorun operatoru olması durumu. Bu durumda üye fonksiyon yerine global fonksiyon kullanılır. Örneğin BigInt tipinde bir nesnemiz olsun ve bu nesnemiz std::cout nesnesi üzerinden bir çıkış oluşturmak istesin. Bu durumda fonksiyon şu şekilde oluşturulur;</text:span></text:p>
      <text:p text:style-name="P32"><text:span text:style-name="T36"><text:tab/></text:span></text:p>
      <text:p text:style-name="P1"><text:span text:style-name="T14"><text:s text:c="2"/>std::ostream&amp; operator&lt;&lt;(std::ostream&amp;,const BigInt&amp;);</text:span></text:p>
      <text:p text:style-name="P103"/>
      <text:p text:style-name="Standard"><text:span text:style-name="T28">Bir operator overload işlemini üye fonksiyon mu yoksa global fonksiyon mu yapmakta birkaç tavsiye bulunmaktadır.</text:span></text:p>
      <text:p text:style-name="Standard"><text:span text:style-name="T28"/></text:p>
      <text:list xml:id="list606532326" text:style-name="L12">
        <text:list-item>
          <text:p text:style-name="P121"><text:span text:style-name="T36">Simetrik operatorler global operator fonksiyonu olarak tasarlanır. Simetrik operatorlerden kasıt binary operatorlerin sağındaki ve solundakinin yer değiştirmesinin anlam ve sonuç farkı oluşturumadığı durumlardır. Örneğin a+b ile b+a aynıdır veya a*b ve b*a da aynıdır.</text:span></text:p>
        </text:list-item>
      </text:list>
      <text:p text:style-name="P103"/>
      <text:list xml:id="list190141012354650" text:continue-numbering="true" text:style-name="L12">
        <text:list-item>
          <text:p text:style-name="P121"><text:span text:style-name="T36">Sınıf nesnesini değiştiren operator fonksiyonlar kesinlikle üye fonksiyon olmalı. Örneğin; ++,--,=,+=,*= vb. </text:span></text:p>
        </text:list-item>
      </text:list>
      <text:p text:style-name="P103"/>
      <text:list xml:id="list190139223629692" text:continue-numbering="true" text:style-name="L12">
        <text:list-item>
          <text:p text:style-name="P121"><text:span text:style-name="T36"><text:s/>Unary operatorler de genellikle sınıfın üye fonskiyonu olarak yazılır.</text:span></text:p>
        </text:list-item>
      </text:list>
      <text:p text:style-name="Standard"><text:span text:style-name="T3"/></text:p>
      <text:p text:style-name="P148"><text:span text:style-name="T4"/></text:p>
      <text:p text:style-name="P136"><text:span text:style-name="T15">//Mint.h dosyas</text:span><text:span text:style-name="T14">ı</text:span></text:p>
      <text:p text:style-name="P103"/>
      <text:p text:style-name="P1"><text:span text:style-name="T14"><text:s text:c="2"/>#include&lt;iosfwd&gt; <text:s text:c="2"/>//daha light bir başlık dosyası. İşimizi görüyor.</text:span></text:p>
      <text:p text:style-name="P103"/>
      <text:p text:style-name="P1"><text:span text:style-name="T14"><text:s text:c="2"/>//Başlık dosyasındaki isimler her zaman nitelenmiş olarak kullanılır. Bu sebeple örneğin using namespace std kullanılmaz.</text:span></text:p>
      <text:p text:style-name="P1"><text:soft-page-break/><text:span text:style-name="T14"><text:s text:c="2"/>//Sebebi ise bu Mint.h dosyasını include eden tüm .cpp dosyalarına using namespace std tanımlı hale gelmiş olur. Bu da</text:span></text:p>
      <text:p text:style-name="P1"><text:span text:style-name="T14"><text:s text:c="2"/>//hiçbir zaman istenilmeyen bir durumdur.</text:span></text:p>
      <text:p text:style-name="P103"/>
      <text:p text:style-name="P1"><text:span text:style-name="T14"><text:s text:c="2"/>class Mint {</text:span></text:p>
      <text:p text:style-name="P1"><text:span text:style-name="T14"><text:s text:c="2"/>public:</text:span></text:p>
      <text:p text:style-name="P1"><text:span text:style-name="T14"><text:tab/>Mint() = default;</text:span></text:p>
      <text:p text:style-name="P1"><text:span text:style-name="T14"><text:tab/>explicit Mint(int x) : m_x{x}{} <text:s/>// implicit conversion kapatlıldı</text:span></text:p>
      <text:p text:style-name="P1"><text:span text:style-name="T14"><text:tab/>friend std::ostream&amp; operator&lt;&lt;(std::ostream&amp; os, const Mint&amp; m);</text:span></text:p>
      <text:p text:style-name="P1"><text:span text:style-name="T14"><text:tab/>friend std::istream&amp; operator&gt;&gt;(std::istream&amp; is, Mint&amp; m);</text:span></text:p>
      <text:p text:style-name="P1"><text:span text:style-name="T14"><text:s text:c="2"/>private:</text:span></text:p>
      <text:p text:style-name="P1"><text:span text:style-name="T14"><text:tab/>int m_x{};</text:span></text:p>
      <text:p text:style-name="P1"><text:span text:style-name="T14"><text:s text:c="2"/>};</text:span></text:p>
      <text:p text:style-name="P103"/>
      <text:p text:style-name="P1"><text:span text:style-name="T14"><text:s text:c="2"/>//Mint.c dosyası</text:span></text:p>
      <text:p text:style-name="P103"/>
      <text:p text:style-name="P1"><text:span text:style-name="T14"><text:s text:c="2"/>#include&lt;iostream&gt;</text:span></text:p>
      <text:p text:style-name="P103"/>
      <text:p text:style-name="P1"><text:span text:style-name="T14"><text:s text:c="2"/>inline std::ostream&amp; operator&lt;&lt;(std::ostream&amp; os, const Mint&amp; m)</text:span></text:p>
      <text:p text:style-name="P1"><text:span text:style-name="T14"><text:s text:c="2"/>{</text:span></text:p>
      <text:p text:style-name="P1"><text:span text:style-name="T14"><text:tab/>return os &lt;&lt; '(' &lt;&lt; m.m_x &lt;&lt; ')';</text:span></text:p>
      <text:p text:style-name="P1"><text:span text:style-name="T14"><text:s text:c="2"/>}</text:span></text:p>
      <text:p text:style-name="P103"/>
      <text:p text:style-name="P1"><text:span text:style-name="T14"><text:s text:c="2"/>inline std::istream&amp; operator&gt;&gt;(std::istream&amp; is, Mint&amp; m)</text:span></text:p>
      <text:p text:style-name="P1"><text:span text:style-name="T14"><text:s text:c="2"/>{</text:span></text:p>
      <text:p text:style-name="P1"><text:span text:style-name="T14"><text:tab/>return is &gt;&gt; m.m_x;</text:span></text:p>
      <text:p text:style-name="P1"><text:span text:style-name="T14"><text:s text:c="2"/>}</text:span></text:p>
      <text:p text:style-name="P103"/>
      <text:p text:style-name="P1"><text:span text:style-name="T14"><text:s text:c="2"/>int main()</text:span></text:p>
      <text:p text:style-name="P1"><text:span text:style-name="T14"><text:s text:c="2"/>{</text:span></text:p>
      <text:p text:style-name="P1"><text:span text:style-name="T14"><text:tab/>Mint mint;</text:span></text:p>
      <text:p text:style-name="P103"/>
      <text:p text:style-name="P1"><text:span text:style-name="T14"><text:tab/>std::cin &gt;&gt; mint;</text:span></text:p>
      <text:p text:style-name="P1"><text:span text:style-name="T14"><text:tab/>std::cout &lt;&lt; mint &lt;&lt; '\n';</text:span></text:p>
      <text:p text:style-name="P136"><text:span text:style-name="T14"><text:s text:c="2"/>}</text:span></text:p>
      <text:p text:style-name="P136"><text:span text:style-name="T15"/></text:p>
      <text:p text:style-name="P136"><text:span text:style-name="T15"/></text:p>
      <text:p text:style-name="P117"><text:span text:style-name="T37"><text:s text:c="2"/>C++20 </text:span><text:span text:style-name="T36">öncesi karşılaştırma operatorleri overload edilirken &lt; ve == operatorüne özellikle dikkat edilmesi gerekmektedir.Sınıfınız STL ile uyumlu çalışabilmesi için &lt; ve == overloadına sahip olması gerekmektedir. Bu operatorler simetrik olduğundan global yapılıp sınıFa friend tanımlanması C++ 20 öncesi için iyi bir yöntemdir. Diğer karşılaştırma opetatörleri de be friend fonksiyonları kullanarak yine global şekilde tanımlanabilir. Burada fonksiyonlar inline olarak yazılır ve tekrar tekrar fonskiyon çağırılımaz kod derleyici tarafından optimize edilir. Mint sınıfı örneğinin genişletilmiş hali aşağıdaki gibidir.</text:span></text:p>
      <text:p text:style-name="P148"><text:span text:style-name="T3"/></text:p>
      <text:p text:style-name="P148"><text:span text:style-name="T3"/></text:p>
      <text:p text:style-name="P148"><text:span text:style-name="T3"/></text:p>
      <text:p text:style-name="P136"><text:span text:style-name="T14">//Mint.h dosyası</text:span></text:p>
      <text:p text:style-name="P103"/>
      <text:p text:style-name="Standard"><text:span text:style-name="T3"><text:s/></text:span><text:span text:style-name="T26"><text:s/>#pragma once</text:span></text:p>
      <text:p text:style-name="P103"/>
      <text:p text:style-name="P1"><text:span text:style-name="T14"><text:s text:c="2"/>#include&lt;iosfwd&gt; <text:s text:c="2"/>//daha light bir başlık dosyası. İşimizi görüyor.</text:span></text:p>
      <text:p text:style-name="P103"/>
      <text:p text:style-name="P1"><text:span text:style-name="T14"><text:s text:c="2"/>class Mint {</text:span></text:p>
      <text:p text:style-name="P1"><text:span text:style-name="T14"><text:s text:c="2"/>public:</text:span></text:p>
      <text:p text:style-name="P1"><text:span text:style-name="T14"><text:s text:c="2"/>Mint() = default;</text:span></text:p>
      <text:p text:style-name="P1"><text:span text:style-name="T14"><text:s text:c="2"/>explicit Mint(int x) : m_x{ x } {} <text:s/>// implicit conversion kapatlıldı</text:span></text:p>
      <text:p text:style-name="P103"/>
      <text:p text:style-name="P1"><text:span text:style-name="T14"><text:s text:c="2"/>Mint&amp; operator++() <text:s/>//prefix yani ++x</text:span></text:p>
      <text:p text:style-name="P1"><text:span text:style-name="T14"><text:s text:c="2"/>{</text:span></text:p>
      <text:p text:style-name="P1"><text:span text:style-name="T14"><text:tab/>++m_x;</text:span></text:p>
      <text:p text:style-name="P1"><text:span text:style-name="T14"><text:tab/>return *this;</text:span></text:p>
      <text:p text:style-name="P1"><text:soft-page-break/><text:span text:style-name="T14"><text:s text:c="2"/>}</text:span></text:p>
      <text:p text:style-name="P103"/>
      <text:p text:style-name="P1"><text:span text:style-name="T14"><text:s text:c="2"/>Mint operator++(int)<text:tab/>//postfix yani x++</text:span></text:p>
      <text:p text:style-name="P1"><text:span text:style-name="T14"><text:s text:c="2"/>{</text:span></text:p>
      <text:p text:style-name="P1"><text:span text:style-name="T14"><text:tab/>Mint retval{*this};</text:span></text:p>
      <text:p text:style-name="P103"/>
      <text:p text:style-name="P1"><text:span text:style-name="T14"><text:tab/>++* this;</text:span></text:p>
      <text:p text:style-name="P1"><text:span text:style-name="T14"><text:tab/>//operator++(); //üstteki ile aynı anlamdadır.</text:span></text:p>
      <text:p text:style-name="P103"/>
      <text:p text:style-name="P1"><text:span text:style-name="T14"><text:tab/>return retval;</text:span></text:p>
      <text:p text:style-name="P1"><text:span text:style-name="T14"><text:s text:c="2"/>}</text:span></text:p>
      <text:p text:style-name="P103"/>
      <text:p text:style-name="P1"><text:span text:style-name="T14"><text:s text:c="2"/>Mint&amp; operator--()</text:span></text:p>
      <text:p text:style-name="P1"><text:span text:style-name="T14"><text:s text:c="2"/>{</text:span></text:p>
      <text:p text:style-name="P1"><text:span text:style-name="T14"><text:tab/>--m_x;</text:span></text:p>
      <text:p text:style-name="P1"><text:span text:style-name="T14"><text:tab/>return *this;</text:span></text:p>
      <text:p text:style-name="P1"><text:span text:style-name="T14"><text:s text:c="2"/>}</text:span></text:p>
      <text:p text:style-name="P103"/>
      <text:p text:style-name="P1"><text:span text:style-name="T14"><text:s text:c="2"/>Mint operator--(int)</text:span></text:p>
      <text:p text:style-name="P1"><text:span text:style-name="T14"><text:s text:c="2"/>{</text:span></text:p>
      <text:p text:style-name="P1"><text:span text:style-name="T14"><text:tab/>Mint retval{ *this };</text:span></text:p>
      <text:p text:style-name="P103"/>
      <text:p text:style-name="P1"><text:span text:style-name="T14"><text:tab/>--* this;</text:span></text:p>
      <text:p text:style-name="P1"><text:span text:style-name="T14"><text:tab/>//operator--(); //üstteki ile aynı anlamdadır.</text:span></text:p>
      <text:p text:style-name="P103"/>
      <text:p text:style-name="P1"><text:span text:style-name="T14"><text:tab/>return retval;</text:span></text:p>
      <text:p text:style-name="P1"><text:span text:style-name="T14"><text:s text:c="2"/>}</text:span></text:p>
      <text:p text:style-name="P103"/>
      <text:p text:style-name="P1"><text:span text:style-name="T14"><text:s text:c="2"/>Mint&amp; operator+=(const Mint&amp; other)</text:span></text:p>
      <text:p text:style-name="P1"><text:span text:style-name="T14"><text:s text:c="2"/>{</text:span></text:p>
      <text:p text:style-name="P1"><text:span text:style-name="T14"><text:tab/>m_x += other.m_x;</text:span></text:p>
      <text:p text:style-name="P1"><text:span text:style-name="T14"><text:tab/>return *this;</text:span></text:p>
      <text:p text:style-name="P1"><text:span text:style-name="T14"><text:s text:c="2"/>}</text:span></text:p>
      <text:p text:style-name="P103"/>
      <text:p text:style-name="P1"><text:span text:style-name="T14"><text:s text:c="2"/>Mint&amp; operator-=(const Mint&amp; other)</text:span></text:p>
      <text:p text:style-name="P1"><text:span text:style-name="T14"><text:s text:c="2"/>{</text:span></text:p>
      <text:p text:style-name="P1"><text:span text:style-name="T14"><text:tab/>m_x -= other.m_x;</text:span></text:p>
      <text:p text:style-name="P1"><text:span text:style-name="T14"><text:tab/>return *this;</text:span></text:p>
      <text:p text:style-name="P1"><text:span text:style-name="T14"><text:s text:c="2"/>}</text:span></text:p>
      <text:p text:style-name="P103"/>
      <text:p text:style-name="P1"><text:span text:style-name="T14"><text:s text:c="2"/>Mint&amp; operator*=(const Mint&amp; other)</text:span></text:p>
      <text:p text:style-name="P1"><text:span text:style-name="T14"><text:s text:c="2"/>{</text:span></text:p>
      <text:p text:style-name="P1"><text:span text:style-name="T14"><text:tab/>m_x *= other.m_x;</text:span></text:p>
      <text:p text:style-name="P1"><text:span text:style-name="T14"><text:tab/>return *this;</text:span></text:p>
      <text:p text:style-name="P1"><text:span text:style-name="T14"><text:s text:c="2"/>}</text:span></text:p>
      <text:p text:style-name="P103"/>
      <text:p text:style-name="P1"><text:span text:style-name="T14"><text:s text:c="2"/>Mint&amp; operator/=(const Mint&amp; other)</text:span></text:p>
      <text:p text:style-name="P1"><text:span text:style-name="T14"><text:s text:c="2"/>{</text:span></text:p>
      <text:p text:style-name="P1"><text:span text:style-name="T14"><text:tab/>//other.m_x sıfır için exception throw edilmeli</text:span></text:p>
      <text:p text:style-name="P1"><text:span text:style-name="T14"><text:tab/></text:span></text:p>
      <text:p text:style-name="P1"><text:span text:style-name="T14"><text:tab/>m_x /= other.m_x;</text:span></text:p>
      <text:p text:style-name="P1"><text:span text:style-name="T14"><text:tab/>return *this;</text:span></text:p>
      <text:p text:style-name="P1"><text:span text:style-name="T14"><text:s text:c="2"/>}</text:span></text:p>
      <text:p text:style-name="P103"/>
      <text:p text:style-name="Standard"><text:span text:style-name="T3"><text:s text:c="2"/></text:span><text:span text:style-name="T26">Mint operator+()const</text:span></text:p>
      <text:p text:style-name="P1"><text:span text:style-name="T14"><text:s text:c="2"/>{</text:span></text:p>
      <text:p text:style-name="P1"><text:span text:style-name="T14"><text:tab/>return *this;</text:span></text:p>
      <text:p text:style-name="P1"><text:span text:style-name="T14"><text:s text:c="2"/>}</text:span></text:p>
      <text:p text:style-name="P103"/>
      <text:p text:style-name="P1"><text:span text:style-name="T14"><text:s text:c="2"/>Mint operator-()</text:span></text:p>
      <text:p text:style-name="P1"><text:span text:style-name="T14"><text:s text:c="2"/>{</text:span></text:p>
      <text:p text:style-name="P1"><text:soft-page-break/><text:span text:style-name="T14"><text:tab/>return Mint{ -m_x};</text:span></text:p>
      <text:p text:style-name="P1"><text:span text:style-name="T14"><text:s text:c="2"/>}</text:span></text:p>
      <text:p text:style-name="P103"/>
      <text:p text:style-name="P1"><text:span text:style-name="T14"><text:s text:c="2"/>friend std::ostream&amp; operator&lt;&lt;(std::ostream&amp; os, const Mint&amp; m);</text:span></text:p>
      <text:p text:style-name="P1"><text:span text:style-name="T14"><text:s text:c="2"/>friend std::istream&amp; operator&gt;&gt;(std::istream&amp; is, Mint&amp; m);</text:span></text:p>
      <text:p text:style-name="P103"/>
      <text:p text:style-name="P1"><text:span text:style-name="T14"><text:s text:c="2"/>friend bool operator==(Mint&amp; lhs, Mint&amp; rhs)</text:span></text:p>
      <text:p text:style-name="P1"><text:span text:style-name="T14"><text:s text:c="2"/>{</text:span></text:p>
      <text:p text:style-name="P1"><text:span text:style-name="T14"><text:tab/>return (lhs.m_x == rhs.m_x);</text:span></text:p>
      <text:p text:style-name="P1"><text:span text:style-name="T14"><text:s text:c="2"/>}</text:span></text:p>
      <text:p text:style-name="P103"/>
      <text:p text:style-name="P1"><text:span text:style-name="T14"><text:s text:c="2"/>friend bool operator&lt;(Mint&amp; lhs, Mint&amp; rhs)</text:span></text:p>
      <text:p text:style-name="P1"><text:span text:style-name="T14"><text:s text:c="2"/>{</text:span></text:p>
      <text:p text:style-name="P1"><text:span text:style-name="T14"><text:tab/>return (lhs.m_x &lt; rhs.m_x);</text:span></text:p>
      <text:p text:style-name="P1"><text:span text:style-name="T14"><text:s text:c="2"/>}</text:span></text:p>
      <text:p text:style-name="P103"/>
      <text:p text:style-name="P1"><text:span text:style-name="T14"><text:s text:c="2"/>private:</text:span></text:p>
      <text:p text:style-name="P1"><text:span text:style-name="T14"><text:tab/>int m_x{};</text:span></text:p>
      <text:p text:style-name="P1"><text:span text:style-name="T14"><text:s text:c="2"/>};</text:span></text:p>
      <text:p text:style-name="P103"/>
      <text:p text:style-name="P1"><text:span text:style-name="T14"><text:s text:c="2"/>std::ostream&amp; operator&lt;&lt;(std::ostream&amp; os, const Mint&amp; m)</text:span></text:p>
      <text:p text:style-name="P1"><text:span text:style-name="T14"><text:s text:c="2"/>{</text:span></text:p>
      <text:p text:style-name="P1"><text:span text:style-name="T14"><text:tab/>return os &lt;&lt; '(' &lt;&lt; m.m_x &lt;&lt; ')';</text:span></text:p>
      <text:p text:style-name="P1"><text:span text:style-name="T14"><text:s text:c="2"/>}</text:span></text:p>
      <text:p text:style-name="P103"/>
      <text:p text:style-name="P1"><text:span text:style-name="T14"><text:s text:c="2"/>std::istream&amp; operator&gt;&gt;(std::istream&amp; is, Mint&amp; m)</text:span></text:p>
      <text:p text:style-name="P1"><text:span text:style-name="T14"><text:s text:c="2"/>{</text:span></text:p>
      <text:p text:style-name="P1"><text:span text:style-name="T14"><text:tab/>return is &gt;&gt; m.m_x;</text:span></text:p>
      <text:p text:style-name="P1"><text:span text:style-name="T14"><text:s text:c="2"/>}</text:span></text:p>
      <text:p text:style-name="P103"/>
      <text:p text:style-name="P1"><text:span text:style-name="T14"><text:s text:c="2"/>bool operator!=(Mint&amp; lhs, Mint&amp; rhs)</text:span></text:p>
      <text:p text:style-name="P1"><text:span text:style-name="T14"><text:s text:c="2"/>{</text:span></text:p>
      <text:p text:style-name="P1"><text:span text:style-name="T14"><text:tab/>return !(lhs == rhs);</text:span></text:p>
      <text:p text:style-name="P1"><text:span text:style-name="T14"><text:s text:c="2"/>}</text:span></text:p>
      <text:p text:style-name="P103"/>
      <text:p text:style-name="P1"><text:span text:style-name="T14"><text:s text:c="2"/>bool operator&gt;(Mint&amp; lhs, Mint&amp; rhs)</text:span></text:p>
      <text:p text:style-name="P1"><text:span text:style-name="T14"><text:s text:c="2"/>{</text:span></text:p>
      <text:p text:style-name="P1"><text:span text:style-name="T14"><text:tab/>return (rhs &lt; lhs);</text:span></text:p>
      <text:p text:style-name="P1"><text:span text:style-name="T14"><text:s text:c="2"/>}</text:span></text:p>
      <text:p text:style-name="P103"/>
      <text:p text:style-name="P1"><text:span text:style-name="T14"><text:s text:c="2"/>bool operator&gt;=(Mint&amp; lhs, Mint&amp; rhs)</text:span></text:p>
      <text:p text:style-name="P1"><text:span text:style-name="T14"><text:s text:c="2"/>{</text:span></text:p>
      <text:p text:style-name="P1"><text:span text:style-name="T14"><text:tab/>return !(lhs &lt; rhs);</text:span></text:p>
      <text:p text:style-name="P1"><text:span text:style-name="T14"><text:s text:c="2"/>}</text:span></text:p>
      <text:p text:style-name="P103"/>
      <text:p text:style-name="P1"><text:span text:style-name="T14"><text:s text:c="2"/>bool operator&lt;=(Mint&amp; lhs, Mint&amp; rhs)</text:span></text:p>
      <text:p text:style-name="P1"><text:span text:style-name="T14"><text:s text:c="2"/>{</text:span></text:p>
      <text:p text:style-name="P1"><text:span text:style-name="T14"><text:tab/>return !(rhs &lt; lhs);</text:span></text:p>
      <text:p text:style-name="P1"><text:span text:style-name="T14"><text:s text:c="2"/>}</text:span></text:p>
      <text:p text:style-name="P103"/>
      <text:p text:style-name="P1"><text:span text:style-name="T14"><text:s text:c="2"/>inline Mint operator+(const Mint&amp; lhs, const Mint&amp; rhs)</text:span></text:p>
      <text:p text:style-name="P1"><text:span text:style-name="T14"><text:s text:c="2"/>{</text:span></text:p>
      <text:p text:style-name="P1"><text:span text:style-name="T14"><text:tab/>return Mint{ lhs } += rhs;<text:tab/>//Geçici nesne oluşturup += operator overload <text:tab/><text:tab/><text:tab/><text:tab/>//dan yararlanıldı.</text:span></text:p>
      <text:p text:style-name="P1"><text:span text:style-name="T14"><text:s text:c="2"/>}</text:span></text:p>
      <text:p text:style-name="P103"/>
      <text:p text:style-name="P1"><text:span text:style-name="T14"><text:s text:c="2"/>inline Mint operator-(const Mint&amp; lhs, const Mint&amp; rhs)</text:span></text:p>
      <text:p text:style-name="P1"><text:span text:style-name="T14"><text:s text:c="2"/>{</text:span></text:p>
      <text:p text:style-name="P1"><text:span text:style-name="T14"><text:tab/>return Mint{ lhs } -= rhs;<text:tab/>//Geçici nesne oluşturup -= operator overload <text:tab/><text:tab/><text:tab/><text:tab/>//dan yararlanıldı.</text:span></text:p>
      <text:p text:style-name="P1"><text:span text:style-name="T14"><text:s text:c="2"/>}</text:span></text:p>
      <text:p text:style-name="P136"><text:soft-page-break/><text:span text:style-name="T14"/></text:p>
      <text:p text:style-name="P148"><text:span text:style-name="T3"/></text:p>
      <text:p text:style-name="P148"><text:span text:style-name="T3">---------------------------------------------------------------------------------------</text:span></text:p>
      <text:p text:style-name="P148"><text:span text:style-name="T3"/></text:p>
      <text:p text:style-name="P136"><text:span text:style-name="T14">//Mint.cpp dosyası</text:span></text:p>
      <text:p text:style-name="P1"><text:span text:style-name="T14"><text:s text:c="2"/>#include&lt;iostream&gt;</text:span></text:p>
      <text:p text:style-name="P1"><text:span text:style-name="T14"><text:s text:c="2"/>#include "Mint.h"</text:span></text:p>
      <text:p text:style-name="P103"/>
      <text:p text:style-name="P1"><text:span text:style-name="T14"><text:s text:c="2"/>int main()</text:span></text:p>
      <text:p text:style-name="P1"><text:span text:style-name="T14"><text:s text:c="2"/>{</text:span></text:p>
      <text:p text:style-name="P1"><text:span text:style-name="T14"><text:tab/>Mint mint1;</text:span></text:p>
      <text:p text:style-name="P1"><text:span text:style-name="T14"><text:tab/>Mint mint2;</text:span></text:p>
      <text:p text:style-name="P103"/>
      <text:p text:style-name="P1"><text:span text:style-name="T14"><text:tab/>std::cin &gt;&gt; mint1;</text:span></text:p>
      <text:p text:style-name="P1"><text:span text:style-name="T14"><text:tab/>std::cin &gt;&gt; mint2;</text:span></text:p>
      <text:p text:style-name="P103"/>
      <text:p text:style-name="P1"><text:span text:style-name="T14"><text:tab/>std::cout &lt;&lt; "mint1: " &lt;&lt; mint1 &lt;&lt; "\nmint2: " &lt;&lt; mint2 &lt;&lt;'\n';</text:span></text:p>
      <text:p text:style-name="P103"/>
      <text:p text:style-name="P1"><text:span text:style-name="T14"><text:tab/>std::cout.setf(std::ios::boolalpha); // std::cout çıkış akımına true false <text:tab/><text:tab/><text:tab/><text:tab/> <text:s text:c="5"/>// yazabilmesi için eklendi</text:span></text:p>
      <text:p text:style-name="P103"/>
      <text:p text:style-name="P1"><text:span text:style-name="T14"><text:tab/>std::cout &lt;&lt; (mint1 == mint2) &lt;&lt; '\n';</text:span></text:p>
      <text:p text:style-name="P1"><text:span text:style-name="T14"><text:tab/>std::cout &lt;&lt; (mint1 != mint2) &lt;&lt; '\n';</text:span></text:p>
      <text:p text:style-name="P1"><text:span text:style-name="T14"><text:tab/>std::cout &lt;&lt; (mint1 &lt;= mint2) &lt;&lt; '\n';</text:span></text:p>
      <text:p text:style-name="P1"><text:span text:style-name="T14"><text:tab/>std::cout &lt;&lt; (mint1 &lt; mint2) &lt;&lt; '\n';</text:span></text:p>
      <text:p text:style-name="P1"><text:span text:style-name="T14"><text:tab/>std::cout &lt;&lt; (mint1 &gt;= mint2) &lt;&lt; '\n';</text:span></text:p>
      <text:p text:style-name="P1"><text:span text:style-name="T14"><text:tab/>std::cout &lt;&lt; (mint1 &gt; mint2) &lt;&lt; '\n';</text:span></text:p>
      <text:p text:style-name="P1"><text:span text:style-name="T14"><text:s text:c="2"/>}</text:span></text:p>
      <text:p text:style-name="P103"/>
      <text:p text:style-name="P32"><text:span text:style-name="T36"><text:s text:c="2"/>[] parantez operator overloadlar const overload semantiğine sahiptir. Yani const olan ve const olmayan 2 adet operator overload fonksiyona sahip olmalı.[] parantez operator global olarak overload edilemez.</text:span></text:p>
      <text:p text:style-name="P103"/>
      <text:p text:style-name="P1"><text:span text:style-name="T14"><text:s text:c="2"/>#include&lt;iostream&gt;</text:span></text:p>
      <text:p text:style-name="P1"><text:span text:style-name="T14"><text:s text:c="2"/>#include&lt;cstring&gt;</text:span></text:p>
      <text:p text:style-name="P103"/>
      <text:p text:style-name="P1"><text:span text:style-name="T14"><text:s text:c="2"/>class intarray {</text:span></text:p>
      <text:p text:style-name="P1"><text:span text:style-name="T14"><text:s text:c="2"/>public:</text:span></text:p>
      <text:p text:style-name="P1"><text:span text:style-name="T14"><text:tab/>explicit intarray(size_t size) : msize( size ), mp(new int[msize])</text:span></text:p>
      <text:p text:style-name="P1"><text:span text:style-name="T14"><text:tab/>{</text:span></text:p>
      <text:p text:style-name="P1"><text:span text:style-name="T14"><text:tab/> <text:s/>std::memset(mp, 0, msize*sizeof(int));</text:span></text:p>
      <text:p text:style-name="P1"><text:span text:style-name="T14"><text:tab/>}</text:span></text:p>
      <text:p text:style-name="P103"/>
      <text:p text:style-name="P1"><text:span text:style-name="T14"><text:tab/>~intarray()</text:span></text:p>
      <text:p text:style-name="P1"><text:span text:style-name="T14"><text:tab/>{</text:span></text:p>
      <text:p text:style-name="P1"><text:span text:style-name="T14"><text:tab/> <text:s/>delete[]mp;</text:span></text:p>
      <text:p text:style-name="P1"><text:span text:style-name="T14"><text:tab/>}</text:span></text:p>
      <text:p text:style-name="P103"/>
      <text:p text:style-name="P1"><text:span text:style-name="T14"><text:tab/>intarray(const intarray&amp;) = delete;</text:span></text:p>
      <text:p text:style-name="P1"><text:span text:style-name="T14"><text:tab/>intarray&amp; operator=(const intarray&amp;) = delete;</text:span></text:p>
      <text:p text:style-name="P103"/>
      <text:p text:style-name="P1"><text:span text:style-name="T14"><text:tab/>int&amp; operator[](std::size_t idx)</text:span></text:p>
      <text:p text:style-name="P1"><text:span text:style-name="T14"><text:tab/>{</text:span></text:p>
      <text:p text:style-name="P1"><text:span text:style-name="T14"><text:tab/> <text:s/>return mp[idx];</text:span></text:p>
      <text:p text:style-name="P1"><text:span text:style-name="T14"><text:tab/>}</text:span></text:p>
      <text:p text:style-name="P1"><text:span text:style-name="T14"><text:tab/>const int&amp; operator[](std::size_t idx)const</text:span></text:p>
      <text:p text:style-name="P1"><text:span text:style-name="T14"><text:tab/>{</text:span></text:p>
      <text:p text:style-name="P1"><text:span text:style-name="T14"><text:tab/> <text:s/>return mp[idx];</text:span></text:p>
      <text:p text:style-name="P1"><text:span text:style-name="T14"><text:tab/>}</text:span></text:p>
      <text:p text:style-name="P103"/>
      <text:p text:style-name="P1"><text:span text:style-name="T14"><text:tab/>std::size_t size()const</text:span></text:p>
      <text:p text:style-name="P1"><text:span text:style-name="T14"><text:tab/>{</text:span></text:p>
      <text:p text:style-name="P1"><text:soft-page-break/><text:span text:style-name="T14"><text:tab/> <text:s/>return msize;</text:span></text:p>
      <text:p text:style-name="P1"><text:span text:style-name="T14"><text:tab/>}</text:span></text:p>
      <text:p text:style-name="P103"/>
      <text:p text:style-name="P1"><text:span text:style-name="T14"><text:tab/>friend std::ostream&amp; operator&lt;&lt;(std::ostream&amp; os ,const intarray&amp; ar)</text:span></text:p>
      <text:p text:style-name="P1"><text:span text:style-name="T14"><text:tab/>{</text:span></text:p>
      <text:p text:style-name="P1"><text:span text:style-name="T14"><text:tab/> <text:s/>os &lt;&lt; '[';</text:span></text:p>
      <text:p text:style-name="P1"><text:span text:style-name="T14"><text:tab/> <text:s/>for (auto i = 0u; i &lt; ar.size() - 1; ++i)</text:span></text:p>
      <text:p text:style-name="P1"><text:span text:style-name="T14"><text:tab/> <text:s/>{</text:span></text:p>
      <text:p text:style-name="P1"><text:span text:style-name="T14"><text:tab/><text:tab/>os &lt;&lt; ar.mp[i] &lt;&lt; ", ";</text:span></text:p>
      <text:p text:style-name="P1"><text:span text:style-name="T14"><text:tab/> <text:s/>}</text:span></text:p>
      <text:p text:style-name="P103"/>
      <text:p text:style-name="P1"><text:span text:style-name="T14"><text:tab/> <text:s/>return os &lt;&lt; ar[ar.size() - 1] &lt;&lt; ']';</text:span></text:p>
      <text:p text:style-name="P1"><text:span text:style-name="T14"><text:tab/>}</text:span></text:p>
      <text:p text:style-name="P103"/>
      <text:p text:style-name="P1"><text:span text:style-name="T14"><text:s text:c="2"/>private:</text:span></text:p>
      <text:p text:style-name="P1"><text:span text:style-name="T14"><text:tab/>std::size_t msize;</text:span></text:p>
      <text:p text:style-name="P1"><text:span text:style-name="T14"><text:tab/>int* mp;</text:span></text:p>
      <text:p text:style-name="P103"/>
      <text:p text:style-name="P1"><text:span text:style-name="T14"><text:s text:c="2"/>};</text:span></text:p>
      <text:p text:style-name="P103"/>
      <text:p text:style-name="P1"><text:span text:style-name="T14"><text:s text:c="2"/>int main()</text:span></text:p>
      <text:p text:style-name="P1"><text:span text:style-name="T14"><text:s text:c="2"/>{</text:span></text:p>
      <text:p text:style-name="P1"><text:span text:style-name="T14"><text:tab/>intarray a(10);</text:span></text:p>
      <text:p text:style-name="P103"/>
      <text:p text:style-name="P1"><text:span text:style-name="T14"><text:tab/>std::cout &lt;&lt; a &lt;&lt; '\n';</text:span></text:p>
      <text:p text:style-name="P103"/>
      <text:p text:style-name="P1"><text:span text:style-name="T14"><text:tab/>for (size_t i = 0; i &lt; a.size(); i++)</text:span></text:p>
      <text:p text:style-name="P1"><text:span text:style-name="T14"><text:tab/>{</text:span></text:p>
      <text:p text:style-name="P1"><text:span text:style-name="T14"><text:tab/> <text:s/>a[i] = i * 2;</text:span></text:p>
      <text:p text:style-name="P1"><text:span text:style-name="T14"><text:tab/>}</text:span></text:p>
      <text:p text:style-name="P103"/>
      <text:p text:style-name="P1"><text:span text:style-name="T14"><text:tab/>std::cout &lt;&lt; a &lt;&lt; '\n';</text:span></text:p>
      <text:p text:style-name="P103"/>
      <text:p text:style-name="P1"><text:span text:style-name="T14"><text:s text:c="2"/>}</text:span></text:p>
      <text:p text:style-name="P136"><text:span text:style-name="T14"/></text:p>
      <text:p text:style-name="P117"><text:span text:style-name="T36"><text:s/>'*' operatoru içerik anlamında kullanılırsa unary bir operatordür ve sınıf içerisinde kullanıldığında parametresi olmaz.lvalue expression olduğundan geridönüş değeri T&amp; olmalı.</text:span></text:p>
      <text:p text:style-name="P115"/>
      <text:p text:style-name="P32"><text:span text:style-name="T36"><text:s/>'-&gt;' operatorü normalde binary operator olmasına karşın unary operator gibi overload edilir. Bu dilin özel bir kuralıdır. Kısaca sınıfın ok operatörünün fonksiyonunun parametresş olmaz. Ok operatorü global olarak overload edilemez. Ok operatorünün geri dönüş değeri adres olmalı bu sebeple fonksiyon T* dönmeli;</text:span></text:p>
      <text:p text:style-name="P117"/>
      <text:p text:style-name="P117"><text:span text:style-name="T36">'*' ve '-&gt;' operatorü için örnek;</text:span></text:p>
      <text:p text:style-name="P136"><text:span text:style-name="T14"><text:s/>#include&lt;iostream&gt;</text:span></text:p>
      <text:p text:style-name="P1"><text:span text:style-name="T14"><text:s/>#include&lt;string&gt;</text:span></text:p>
      <text:p text:style-name="P103"/>
      <text:p text:style-name="P1"><text:span text:style-name="T14"><text:s text:c="2"/>class SmartStringPtr {</text:span></text:p>
      <text:p text:style-name="P1"><text:span text:style-name="T14"><text:s text:c="2"/>public:</text:span></text:p>
      <text:p text:style-name="P1"><text:span text:style-name="T14"><text:tab/>explicit SmartStringPtr(std::string* s) : mp{ s } {}</text:span></text:p>
      <text:p text:style-name="P103"/>
      <text:p text:style-name="P1"><text:span text:style-name="T14"><text:tab/>std::string&amp; operator*()</text:span></text:p>
      <text:p text:style-name="P1"><text:span text:style-name="T14"><text:tab/>{</text:span></text:p>
      <text:p text:style-name="P1"><text:span text:style-name="T14"><text:tab/> <text:s/>return *mp;</text:span></text:p>
      <text:p text:style-name="P1"><text:span text:style-name="T14"><text:tab/>}</text:span></text:p>
      <text:p text:style-name="P103"/>
      <text:p text:style-name="P1"><text:span text:style-name="T14"><text:tab/>std::string* operator-&gt;()</text:span></text:p>
      <text:p text:style-name="P1"><text:span text:style-name="T14"><text:tab/>{</text:span></text:p>
      <text:p text:style-name="P1"><text:span text:style-name="T14"><text:tab/> <text:s/>return mp;</text:span></text:p>
      <text:p text:style-name="P1"><text:span text:style-name="T14"><text:tab/>}</text:span></text:p>
      <text:p text:style-name="P103"/>
      <text:p text:style-name="P1"><text:span text:style-name="T14"><text:tab/>~SmartStringPtr()</text:span></text:p>
      <text:p text:style-name="P1"><text:soft-page-break/><text:span text:style-name="T14"><text:tab/>{</text:span></text:p>
      <text:p text:style-name="P1"><text:span text:style-name="T14"><text:tab/> <text:s/>delete mp;</text:span></text:p>
      <text:p text:style-name="P1"><text:span text:style-name="T14"><text:tab/>}</text:span></text:p>
      <text:p text:style-name="P103"/>
      <text:p text:style-name="P1"><text:span text:style-name="T14"><text:s text:c="2"/>private:</text:span></text:p>
      <text:p text:style-name="P1"><text:span text:style-name="T14"><text:tab/>std::string* mp;</text:span></text:p>
      <text:p text:style-name="P1"><text:span text:style-name="T14"><text:s text:c="2"/>};</text:span></text:p>
      <text:p text:style-name="P103"/>
      <text:p text:style-name="P1"><text:span text:style-name="T14"><text:s text:c="2"/>int main()</text:span></text:p>
      <text:p text:style-name="P1"><text:span text:style-name="T14"><text:s text:c="2"/>{</text:span></text:p>
      <text:p text:style-name="P1"><text:span text:style-name="T14"><text:tab/>SmartStringPtr ptr(new std::string{ "kadir yildiz" });</text:span></text:p>
      <text:p text:style-name="P103"/>
      <text:p text:style-name="P1"><text:span text:style-name="T14"><text:tab/>std::cout &lt;&lt; ptr-&gt;length() &lt;&lt; '\n';</text:span></text:p>
      <text:p text:style-name="P1"><text:span text:style-name="T14"><text:tab/>//std::cout &lt;&lt; ptr.operator-&gt;()-&gt;length() &lt;&lt; '\n';<text:tab/> <text:s/>//Üsteki ile aynı anlamda</text:span></text:p>
      <text:p text:style-name="P103"/>
      <text:p text:style-name="P1"><text:span text:style-name="T14"><text:tab/>for (size_t i = 0; i &lt; (*ptr).size(); i++)</text:span></text:p>
      <text:p text:style-name="P1"><text:span text:style-name="T14"><text:tab/>{</text:span></text:p>
      <text:p text:style-name="P1"><text:span text:style-name="T14"><text:tab/> <text:s/>std::cout &lt;&lt; (*ptr)[i] &lt;&lt; '\n';</text:span></text:p>
      <text:p text:style-name="P137"><text:span text:style-name="T14"><text:tab/> <text:s/>//std::cout &lt;&lt; ptr.operator*()[i] &lt;&lt; '\n'; <text:s text:c="2"/>//Üsteki ile aynı anlamda<text:tab/><text:tab/><text:tab/> <text:s/><text:tab/></text:span></text:p>
      <text:p text:style-name="P1"><text:span text:style-name="T14"><text:tab/>}</text:span></text:p>
      <text:p text:style-name="P103"/>
      <text:p text:style-name="P136"><text:span text:style-name="T14"><text:s text:c="2"/>}</text:span></text:p>
      <text:p text:style-name="P136"><text:span text:style-name="T3"/></text:p>
      <text:p text:style-name="P120"><text:span text:style-name="T36"><text:s/>() fonskiyon çağrı operatorü geri dönüş türü herhangi bir şey olabilir. Parametre değişkeni veya değişkenleri olabilir.Parametresiz de olabilir. Default argüman almasında da bir sakınca yoktur. Global olarak tanımlanamaz. Sınıfa ait olmalı.Aynı sınıfa ait birden çok fonksiyon çağrı operatörlü overload olabilir. Const üye fonksiyon olarakta tanımlanabilir.Genellikle generic programlama pradigması için anlamlıdır.</text:span></text:p>
      <text:p text:style-name="P148"><text:span text:style-name="T3"/></text:p>
      <text:p text:style-name="P136"><text:span text:style-name="T14">class Random {</text:span></text:p>
      <text:p text:style-name="P1"><text:span text:style-name="T14"><text:s text:c="2"/>public:</text:span></text:p>
      <text:p text:style-name="P1"><text:span text:style-name="T14"><text:s text:c="2"/>Random(int low, int high) : m_low{ low } , m_high{ high }{}</text:span></text:p>
      <text:p text:style-name="P103"/>
      <text:p text:style-name="P1"><text:span text:style-name="T14"><text:s text:c="2"/>int operator()()</text:span></text:p>
      <text:p text:style-name="P1"><text:span text:style-name="T14"><text:s text:c="2"/>{</text:span></text:p>
      <text:p text:style-name="P1"><text:span text:style-name="T14"><text:tab/>return std::rand() % (m_high + m_low + 1) + m_low;</text:span></text:p>
      <text:p text:style-name="P1"><text:span text:style-name="T14"><text:s text:c="2"/>}</text:span></text:p>
      <text:p text:style-name="P1"><text:span text:style-name="T14"><text:s text:c="2"/>private:</text:span></text:p>
      <text:p text:style-name="P1"><text:span text:style-name="T14"><text:tab/>int m_low;</text:span></text:p>
      <text:p text:style-name="P1"><text:span text:style-name="T14"><text:tab/>int m_high;</text:span></text:p>
      <text:p text:style-name="P1"><text:span text:style-name="T14"><text:s text:c="2"/>};</text:span></text:p>
      <text:p text:style-name="P103"/>
      <text:p text:style-name="P103"/>
      <text:p text:style-name="P1"><text:span text:style-name="T14"><text:s text:c="2"/>int main()</text:span></text:p>
      <text:p text:style-name="P1"><text:span text:style-name="T14"><text:s text:c="2"/>{</text:span></text:p>
      <text:p text:style-name="P1"><text:span text:style-name="T14"><text:tab/>Random rand1(10, 30);</text:span></text:p>
      <text:p text:style-name="P103"/>
      <text:p text:style-name="P1"><text:span text:style-name="T14"><text:tab/>for (int i = 0; i &lt; 10; i++)</text:span></text:p>
      <text:p text:style-name="P1"><text:span text:style-name="T14"><text:tab/>{</text:span></text:p>
      <text:p text:style-name="P1"><text:span text:style-name="T14"><text:tab/> <text:s/>std::cout &lt;&lt; rand1() &lt;&lt; " ";</text:span></text:p>
      <text:p text:style-name="P1"><text:span text:style-name="T14"><text:tab/>}</text:span></text:p>
      <text:p text:style-name="P103"/>
      <text:p text:style-name="P1"><text:span text:style-name="T14"><text:tab/>std::cout &lt;&lt; '\n';</text:span></text:p>
      <text:p text:style-name="P103"/>
      <text:p text:style-name="P1"><text:span text:style-name="T14"><text:tab/>Random rand2(100, 200);</text:span></text:p>
      <text:p text:style-name="P103"/>
      <text:p text:style-name="P1"><text:span text:style-name="T14"><text:tab/>for (int i = 0; i &lt; 10; i++)</text:span></text:p>
      <text:p text:style-name="P1"><text:span text:style-name="T14"><text:tab/>{</text:span></text:p>
      <text:p text:style-name="P1"><text:span text:style-name="T14"><text:tab/> <text:s/>std::cout &lt;&lt; rand2() &lt;&lt; " ";</text:span></text:p>
      <text:p text:style-name="P1"><text:span text:style-name="T14"><text:tab/>}</text:span></text:p>
      <text:p text:style-name="P1"><text:span text:style-name="T14"><text:tab/>std::cout &lt;&lt; '\n';</text:span></text:p>
      <text:p text:style-name="P103"><text:soft-page-break/></text:p>
      <text:p text:style-name="P1"><text:span text:style-name="T14"><text:tab/>return 0;</text:span></text:p>
      <text:p text:style-name="P136"><text:span text:style-name="T14"><text:s text:c="2"/>}</text:span></text:p>
      <text:p text:style-name="P136"><text:span text:style-name="T3"/></text:p>
      <text:p text:style-name="P117"><text:span text:style-name="T36">Tür dönüştürme operator fonksiyonları ile bir nesneyi başka bir türe dönüştürülebilir. Eğer dönüştürülen hedef tür referans türü ise dönüş referans değilse referans değil. Geri dönüş türleri başına yazılmaz ve yan etkisi olmadığında const üye fonksiyon yapılır.</text:span></text:p>
      <text:p text:style-name="P117"><text:span text:style-name="T36"/></text:p>
      <text:p text:style-name="P117"><text:span text:style-name="T36">Modern c++ ile tür dönüştürme fonksiyonlarına da explicit anahatar sözcüğü kullanılabilir hale getirildi.Böylece sadece istediğimiz yani tanımlı olan türe dönüşüm sağlanmış oldu. Eğer herhangi başka bir türe dönüşü yapılacaksa static_cast kullanılmalı.</text:span></text:p>
      <text:p text:style-name="P148"><text:span text:style-name="T3"/></text:p>
      <text:p text:style-name="P136"><text:span text:style-name="T14">class myclass {</text:span></text:p>
      <text:p text:style-name="P1"><text:span text:style-name="T14"><text:s text:c="2"/>public:</text:span></text:p>
      <text:p text:style-name="P1"><text:span text:style-name="T14"><text:tab/>explicit operator int()const; //explicit olduğundan sadece int türüne dönüşüm <text:tab/><text:tab/><text:tab/><text:tab/>//izin veriliyor</text:span></text:p>
      <text:p text:style-name="P1"><text:span text:style-name="T14"><text:s text:c="2"/>};</text:span></text:p>
      <text:p text:style-name="P103"/>
      <text:p text:style-name="P1"><text:span text:style-name="T14"><text:s text:c="2"/>int main()</text:span></text:p>
      <text:p text:style-name="P1"><text:span text:style-name="T14"><text:s text:c="2"/>{</text:span></text:p>
      <text:p text:style-name="P1"><text:span text:style-name="T14"><text:tab/>myclass cls;</text:span></text:p>
      <text:p text:style-name="P1"><text:span text:style-name="T14"><text:tab/>double dval;</text:span></text:p>
      <text:p text:style-name="P1"><text:span text:style-name="T14"><text:tab/>int ival;</text:span></text:p>
      <text:p text:style-name="P103"/>
      <text:p text:style-name="P1"><text:span text:style-name="T14"><text:tab/>dval = cls; <text:s text:c="2"/>// operator fonk. explicit olduğundan bu kısım syntax hatası olur</text:span></text:p>
      <text:p text:style-name="P1"><text:span text:style-name="T14"><text:tab/>dval = static_cast&lt;double&gt;(cls); // double tür dönüşüm mevcut değil bu sebeple <text:tab/><text:tab/><text:tab/><text:tab/> <text:s/>// static_cast çalışmaz</text:span></text:p>
      <text:p text:style-name="P1"><text:span text:style-name="T14"><text:tab/>ival = static_cast&lt;int&gt;cls;<text:tab/> <text:s/>// geçerli</text:span></text:p>
      <text:p text:style-name="P1"><text:span text:style-name="T14"><text:s text:c="2"/>}</text:span></text:p>
      <text:p text:style-name="P103"/>
      <text:p text:style-name="P32"><text:span text:style-name="T36"><text:s text:c="2"/>Bir counter örneği aşaüıdaki gibidir.</text:span></text:p>
      <text:p text:style-name="P103"/>
      <text:p text:style-name="P1"><text:span text:style-name="T14"><text:s text:c="2"/>class Counter {</text:span></text:p>
      <text:p text:style-name="P1"><text:span text:style-name="T14"><text:s text:c="2"/>public:</text:span></text:p>
      <text:p text:style-name="P1"><text:span text:style-name="T14"><text:s text:c="2"/>explicit Counter(int val=0) : m_c{val}{}</text:span></text:p>
      <text:p text:style-name="P103"/>
      <text:p text:style-name="P1"><text:span text:style-name="T14"><text:s text:c="2"/>Counter&amp; operator++()</text:span></text:p>
      <text:p text:style-name="P1"><text:span text:style-name="T14"><text:s text:c="2"/>{</text:span></text:p>
      <text:p text:style-name="P1"><text:span text:style-name="T14"><text:tab/>++m_c;</text:span></text:p>
      <text:p text:style-name="P1"><text:span text:style-name="T14"><text:tab/>return *this;</text:span></text:p>
      <text:p text:style-name="P1"><text:span text:style-name="T14"><text:s text:c="2"/>}</text:span></text:p>
      <text:p text:style-name="P103"/>
      <text:p text:style-name="Standard"><text:span text:style-name="T3"><text:s text:c="2"/></text:span><text:span text:style-name="T26">Counter operator++(int)</text:span></text:p>
      <text:p text:style-name="P1"><text:span text:style-name="T14"><text:s text:c="2"/>{</text:span></text:p>
      <text:p text:style-name="P1"><text:span text:style-name="T14"><text:tab/>Counter cnt{ *this };</text:span></text:p>
      <text:p text:style-name="P1"><text:span text:style-name="T14"><text:tab/>++*this;</text:span></text:p>
      <text:p text:style-name="P1"><text:span text:style-name="T14"><text:tab/>return cnt;</text:span></text:p>
      <text:p text:style-name="P1"><text:span text:style-name="T14"><text:s text:c="2"/>}</text:span></text:p>
      <text:p text:style-name="P103"/>
      <text:p text:style-name="P1"><text:span text:style-name="T14"><text:s text:c="2"/>Counter&amp; operator--()</text:span></text:p>
      <text:p text:style-name="P1"><text:span text:style-name="T14"><text:s text:c="2"/>{</text:span></text:p>
      <text:p text:style-name="P1"><text:span text:style-name="T14"><text:tab/>--m_c;</text:span></text:p>
      <text:p text:style-name="P1"><text:span text:style-name="T14"><text:tab/>return *this;</text:span></text:p>
      <text:p text:style-name="P1"><text:span text:style-name="T14"><text:s text:c="2"/>}</text:span></text:p>
      <text:p text:style-name="P103"/>
      <text:p text:style-name="P1"><text:span text:style-name="T14"><text:s text:c="2"/>Counter operator--(int)</text:span></text:p>
      <text:p text:style-name="P1"><text:span text:style-name="T14"><text:s text:c="2"/>{</text:span></text:p>
      <text:p text:style-name="P1"><text:span text:style-name="T14"><text:tab/>Counter cnt{ *this };</text:span></text:p>
      <text:p text:style-name="P1"><text:span text:style-name="T14"><text:tab/>--* this;</text:span></text:p>
      <text:p text:style-name="P1"><text:span text:style-name="T14"><text:tab/>return cnt;</text:span></text:p>
      <text:p text:style-name="P1"><text:span text:style-name="T14"><text:s text:c="2"/>}</text:span></text:p>
      <text:p text:style-name="P103"><text:soft-page-break/></text:p>
      <text:p text:style-name="P1"><text:span text:style-name="T14"><text:s text:c="2"/>Counter&amp; operator+=(int val)</text:span></text:p>
      <text:p text:style-name="P1"><text:span text:style-name="T14"><text:s text:c="2"/>{</text:span></text:p>
      <text:p text:style-name="P1"><text:span text:style-name="T14"><text:tab/>m_c += val;</text:span></text:p>
      <text:p text:style-name="P1"><text:span text:style-name="T14"><text:tab/>return *this;</text:span></text:p>
      <text:p text:style-name="P1"><text:span text:style-name="T14"><text:s text:c="2"/>}</text:span></text:p>
      <text:p text:style-name="P103"/>
      <text:p text:style-name="P1"><text:span text:style-name="T14"><text:s text:c="2"/>Counter&amp; operator-=(int val)</text:span></text:p>
      <text:p text:style-name="P1"><text:span text:style-name="T14"><text:s text:c="2"/>{</text:span></text:p>
      <text:p text:style-name="P1"><text:span text:style-name="T14"><text:tab/>m_c -= val;</text:span></text:p>
      <text:p text:style-name="P1"><text:span text:style-name="T14"><text:tab/>return *this;</text:span></text:p>
      <text:p text:style-name="P1"><text:span text:style-name="T14"><text:s text:c="2"/>}</text:span></text:p>
      <text:p text:style-name="P103"/>
      <text:p text:style-name="P1"><text:span text:style-name="T14"><text:s text:c="2"/>explicit operator int()const</text:span></text:p>
      <text:p text:style-name="P1"><text:span text:style-name="T14"><text:s text:c="2"/>{</text:span></text:p>
      <text:p text:style-name="P1"><text:span text:style-name="T14"><text:tab/>return m_c;</text:span></text:p>
      <text:p text:style-name="P1"><text:span text:style-name="T14"><text:s text:c="2"/>}</text:span></text:p>
      <text:p text:style-name="P103"/>
      <text:p text:style-name="P1"><text:span text:style-name="T14"><text:s text:c="2"/>friend std::ostream&amp; operator&lt;&lt;(std::ostream&amp; os, Counter&amp; cnt)</text:span></text:p>
      <text:p text:style-name="P1"><text:span text:style-name="T14"><text:s text:c="2"/>{</text:span></text:p>
      <text:p text:style-name="P1"><text:span text:style-name="T14"><text:tab/>return os &lt;&lt; '[' &lt;&lt; cnt.m_c &lt;&lt; ']';</text:span></text:p>
      <text:p text:style-name="P1"><text:span text:style-name="T14"><text:s text:c="2"/>}</text:span></text:p>
      <text:p text:style-name="P103"/>
      <text:p text:style-name="P1"><text:span text:style-name="T14"><text:s text:c="2"/>private:</text:span></text:p>
      <text:p text:style-name="P1"><text:span text:style-name="T14"><text:tab/>int m_c;</text:span></text:p>
      <text:p text:style-name="P1"><text:span text:style-name="T14"><text:s text:c="2"/>};</text:span></text:p>
      <text:p text:style-name="P103"/>
      <text:p text:style-name="P103"/>
      <text:p text:style-name="P1"><text:span text:style-name="T14"><text:s text:c="2"/>int main()</text:span></text:p>
      <text:p text:style-name="P1"><text:span text:style-name="T14"><text:s text:c="2"/>{</text:span></text:p>
      <text:p text:style-name="P1"><text:span text:style-name="T14"><text:tab/>Counter c;</text:span></text:p>
      <text:p text:style-name="P103"/>
      <text:p text:style-name="P1"><text:span text:style-name="T14"><text:tab/>c += 11;</text:span></text:p>
      <text:p text:style-name="P103"/>
      <text:p text:style-name="P1"><text:span text:style-name="T14"><text:tab/>std::cout &lt;&lt; "c: " &lt;&lt; c &lt;&lt; '\n';</text:span></text:p>
      <text:p text:style-name="P103"/>
      <text:p text:style-name="P1"><text:span text:style-name="T14"><text:tab/>int ival = static_cast&lt;int&gt;(c);</text:span></text:p>
      <text:p text:style-name="P103"/>
      <text:p text:style-name="P1"><text:span text:style-name="T14"><text:tab/>std::cout &lt;&lt; "c: " &lt;&lt; c &lt;&lt; '\n';</text:span></text:p>
      <text:p text:style-name="P136"><text:span text:style-name="T14"><text:s text:c="2"/>}</text:span></text:p>
      <text:p text:style-name="P136"><text:span text:style-name="T3"/></text:p>
      <text:p text:style-name="P136"><text:span text:style-name="T3"/></text:p>
      <text:p text:style-name="P117"><text:span text:style-name="T36">Bir sınıf türünden nesne lojik ifade beklenen bir yerde örneğin if,for,while vb. içerisinde kullanılamaz. Bunu kullanabilmek için sınıfın bool türüne dönüşen bir fonksiyonu olması gerekmektedir. Örneğin int e dönüşen bir fonksiyonu olsaydı da olabilirdi fakat burada ideal olanı bool türüne dönüşebilen bir operator overload a sahip olmasıdır.</text:span></text:p>
      <text:p text:style-name="P115"/>
      <text:p text:style-name="P32"><text:span text:style-name="T36">Operator bool işlevi lojik ifade beklenen yerlerde bu işlev explicit olsa bile geçerli olarak kullanılabilir. Lojik ifade dışı otomatik dönüşümü yapmaz explicit için. Tür dönüştürme operatorleri explicit yapılmalı.</text:span></text:p>
      <text:p text:style-name="P136"><text:span text:style-name="T3"/></text:p>
      <text:p text:style-name="P104"><text:span text:style-name="T3"/></text:p>
      <text:p text:style-name="P1"><text:span text:style-name="T14"><text:s text:c="2"/>class myclass {</text:span></text:p>
      <text:p text:style-name="P1"><text:span text:style-name="T14"><text:s text:c="2"/>public:</text:span></text:p>
      <text:p text:style-name="P1"><text:span text:style-name="T14"><text:tab/>explicit operator bool()const</text:span></text:p>
      <text:p text:style-name="P1"><text:span text:style-name="T14"><text:tab/>{</text:span></text:p>
      <text:p text:style-name="P1"><text:span text:style-name="T14"><text:tab/> <text:s/>std::cout &lt;&lt; "bool" &lt;&lt; '\n';</text:span></text:p>
      <text:p text:style-name="P1"><text:span text:style-name="T14"><text:tab/> <text:s/>return true;</text:span></text:p>
      <text:p text:style-name="P1"><text:span text:style-name="T14"><text:tab/>}</text:span></text:p>
      <text:p text:style-name="P1"><text:span text:style-name="T14"><text:s text:c="2"/>private:</text:span></text:p>
      <text:p text:style-name="P103"/>
      <text:p text:style-name="P1"><text:span text:style-name="T14"><text:s text:c="2"/>};</text:span></text:p>
      <text:p text:style-name="P103"><text:soft-page-break/></text:p>
      <text:p text:style-name="P1"><text:span text:style-name="T14"><text:s text:c="2"/>int main()</text:span></text:p>
      <text:p text:style-name="P1"><text:span text:style-name="T14"><text:s text:c="2"/>{</text:span></text:p>
      <text:p text:style-name="P1"><text:span text:style-name="T14"><text:tab/>myclass cls;</text:span></text:p>
      <text:p text:style-name="P103"/>
      <text:p text:style-name="P1"><text:span text:style-name="T14"><text:tab/>if ( cls )</text:span></text:p>
      <text:p text:style-name="P1"><text:span text:style-name="T14"><text:tab/>{</text:span></text:p>
      <text:p text:style-name="P1"><text:span text:style-name="T14"><text:tab/> <text:s/>std::cout &lt;&lt; "yes true" &lt;&lt; '\n';</text:span></text:p>
      <text:p text:style-name="P1"><text:span text:style-name="T14"><text:tab/>}</text:span></text:p>
      <text:p text:style-name="P136"><text:span text:style-name="T14"><text:s text:c="2"/>}</text:span></text:p>
      <text:p text:style-name="P136"><text:span text:style-name="T3"/></text:p>
      <text:p text:style-name="P117"><text:span text:style-name="T36">enum class lar da operator overload işlemlerine tabi tutulabilir. Örnek aşağıdadır.</text:span></text:p>
      <text:p text:style-name="P136"><text:span text:style-name="T3"/></text:p>
      <text:p text:style-name="P136"><text:span text:style-name="T14">enum class Weekday {</text:span></text:p>
      <text:p text:style-name="P1"><text:span text:style-name="T14"><text:tab/>Sunday,Monday,Tuesday,Wednesday,Thursday,Friday,Saturday</text:span></text:p>
      <text:p text:style-name="P1"><text:span text:style-name="T14"><text:s text:c="2"/>};</text:span></text:p>
      <text:p text:style-name="P103"/>
      <text:p text:style-name="P1"><text:span text:style-name="T14">const char* const WeekdayList[] = { "Sunday","Monday","Tuesday","Wednesday","Thursday","Friday","Saturday" };</text:span></text:p>
      <text:p text:style-name="P103"/>
      <text:p text:style-name="P1"><text:span text:style-name="T14"><text:s text:c="2"/>std::ostream&amp; operator&lt;&lt;(std::ostream&amp; os, const Weekday&amp; week)</text:span></text:p>
      <text:p text:style-name="P1"><text:span text:style-name="T14"><text:s text:c="2"/>{</text:span></text:p>
      <text:p text:style-name="P1"><text:span text:style-name="T14"><text:tab/>os &lt;&lt; '[' &lt;&lt; WeekdayList[static_cast&lt;int&gt;(week)] &lt;&lt; ']';</text:span></text:p>
      <text:p text:style-name="P103"/>
      <text:p text:style-name="P1"><text:span text:style-name="T14"><text:tab/>return os;</text:span></text:p>
      <text:p text:style-name="P1"><text:span text:style-name="T14"><text:s text:c="2"/>}</text:span></text:p>
      <text:p text:style-name="P103"/>
      <text:p text:style-name="P1"><text:span text:style-name="T14"><text:s text:c="2"/>Weekday&amp; operator++(Weekday&amp; week)</text:span></text:p>
      <text:p text:style-name="P1"><text:span text:style-name="T14"><text:s text:c="2"/>{</text:span></text:p>
      <text:p text:style-name="P1"><text:span text:style-name="T14"><text:tab/>if (week == Weekday::Saturday)</text:span></text:p>
      <text:p text:style-name="P1"><text:span text:style-name="T14"><text:tab/>{</text:span></text:p>
      <text:p text:style-name="P1"><text:span text:style-name="T14"><text:tab/> <text:s/>week = Weekday::Sunday;</text:span></text:p>
      <text:p text:style-name="P1"><text:span text:style-name="T14"><text:tab/>}</text:span></text:p>
      <text:p text:style-name="P1"><text:span text:style-name="T14"><text:tab/>else</text:span></text:p>
      <text:p text:style-name="P1"><text:span text:style-name="T14"><text:tab/>{</text:span></text:p>
      <text:p text:style-name="P1"><text:span text:style-name="T14"><text:tab/> <text:s/>week = static_cast&lt;Weekday&gt;(static_cast&lt;int&gt;(week) + 1);</text:span></text:p>
      <text:p text:style-name="P1"><text:span text:style-name="T14"><text:tab/>}</text:span></text:p>
      <text:p text:style-name="P103"/>
      <text:p text:style-name="P1"><text:span text:style-name="T14"><text:tab/>return week;</text:span></text:p>
      <text:p text:style-name="P1"><text:span text:style-name="T14"><text:s text:c="2"/>}</text:span></text:p>
      <text:p text:style-name="P103"/>
      <text:p text:style-name="P1"><text:span text:style-name="T14"><text:s text:c="2"/>Weekday&amp; operator++(Weekday&amp; week,int)</text:span></text:p>
      <text:p text:style-name="P1"><text:span text:style-name="T14"><text:s text:c="2"/>{</text:span></text:p>
      <text:p text:style-name="P1"><text:span text:style-name="T14"><text:tab/>Weekday TempWeek{ week };</text:span></text:p>
      <text:p text:style-name="P103"/>
      <text:p text:style-name="P1"><text:span text:style-name="T14"><text:tab/>if (week == Weekday::Saturday)</text:span></text:p>
      <text:p text:style-name="P1"><text:span text:style-name="T14"><text:tab/>{</text:span></text:p>
      <text:p text:style-name="P1"><text:span text:style-name="T14"><text:tab/> <text:s/>week = Weekday::Sunday;</text:span></text:p>
      <text:p text:style-name="P1"><text:span text:style-name="T14"><text:tab/>}</text:span></text:p>
      <text:p text:style-name="P1"><text:span text:style-name="T14"><text:tab/>else</text:span></text:p>
      <text:p text:style-name="P1"><text:span text:style-name="T14"><text:tab/>{</text:span></text:p>
      <text:p text:style-name="P1"><text:span text:style-name="T14"><text:tab/> <text:s/>week = static_cast&lt;Weekday&gt;(static_cast&lt;int&gt;(week) + 1);</text:span></text:p>
      <text:p text:style-name="P1"><text:span text:style-name="T14"><text:tab/>}</text:span></text:p>
      <text:p text:style-name="P103"/>
      <text:p text:style-name="P1"><text:span text:style-name="T14"><text:tab/>return TempWeek;</text:span></text:p>
      <text:p text:style-name="P1"><text:span text:style-name="T14"><text:s text:c="2"/>}</text:span></text:p>
      <text:p text:style-name="P103"/>
      <text:p text:style-name="P1"><text:span text:style-name="T14"><text:s text:c="2"/>Weekday&amp; operator--(Weekday&amp; week, int)</text:span></text:p>
      <text:p text:style-name="P1"><text:span text:style-name="T14"><text:s text:c="2"/>{</text:span></text:p>
      <text:p text:style-name="P1"><text:span text:style-name="T14"><text:tab/>Weekday TempWeek{ week };</text:span></text:p>
      <text:p text:style-name="P103"/>
      <text:p text:style-name="P1"><text:soft-page-break/><text:span text:style-name="T14"><text:tab/>if (week == Weekday::Sunday)</text:span></text:p>
      <text:p text:style-name="P1"><text:span text:style-name="T14"><text:tab/>{</text:span></text:p>
      <text:p text:style-name="P1"><text:span text:style-name="T14"><text:tab/> <text:s/>week = Weekday::Saturday;</text:span></text:p>
      <text:p text:style-name="P1"><text:span text:style-name="T14"><text:tab/>}</text:span></text:p>
      <text:p text:style-name="P1"><text:span text:style-name="T14"><text:tab/>else</text:span></text:p>
      <text:p text:style-name="P1"><text:span text:style-name="T14"><text:tab/>{</text:span></text:p>
      <text:p text:style-name="P1"><text:span text:style-name="T14"><text:tab/> <text:s/>week = static_cast&lt;Weekday&gt;(static_cast&lt;int&gt;(week) - 1);</text:span></text:p>
      <text:p text:style-name="P1"><text:span text:style-name="T14"><text:tab/>}</text:span></text:p>
      <text:p text:style-name="P103"/>
      <text:p text:style-name="P1"><text:span text:style-name="T14"><text:tab/>return TempWeek;</text:span></text:p>
      <text:p text:style-name="P1"><text:span text:style-name="T14"><text:s text:c="2"/>}</text:span></text:p>
      <text:p text:style-name="P103"/>
      <text:p text:style-name="P1"><text:span text:style-name="T14"><text:s text:c="2"/>Weekday&amp; operator--(Weekday&amp; week)</text:span></text:p>
      <text:p text:style-name="P1"><text:span text:style-name="T14"><text:s text:c="2"/>{</text:span></text:p>
      <text:p text:style-name="P1"><text:span text:style-name="T14"><text:tab/>if (week == Weekday::Sunday)</text:span></text:p>
      <text:p text:style-name="P1"><text:span text:style-name="T14"><text:tab/>{</text:span></text:p>
      <text:p text:style-name="P1"><text:span text:style-name="T14"><text:tab/> <text:s/>week = Weekday::Saturday;</text:span></text:p>
      <text:p text:style-name="P1"><text:span text:style-name="T14"><text:tab/>}</text:span></text:p>
      <text:p text:style-name="P1"><text:span text:style-name="T14"><text:tab/>else</text:span></text:p>
      <text:p text:style-name="P1"><text:span text:style-name="T14"><text:tab/>{</text:span></text:p>
      <text:p text:style-name="P1"><text:span text:style-name="T14"><text:tab/> <text:s/>week = static_cast&lt;Weekday&gt;(static_cast&lt;int&gt;(week) - 1);</text:span></text:p>
      <text:p text:style-name="P1"><text:span text:style-name="T14"><text:tab/>}</text:span></text:p>
      <text:p text:style-name="P103"/>
      <text:p text:style-name="P1"><text:span text:style-name="T14"><text:tab/>return week;</text:span></text:p>
      <text:p text:style-name="P1"><text:span text:style-name="T14"><text:s text:c="2"/>}</text:span></text:p>
      <text:p text:style-name="P103"/>
      <text:p text:style-name="P1"><text:span text:style-name="T14"><text:s text:c="2"/>int main()</text:span></text:p>
      <text:p text:style-name="P1"><text:span text:style-name="T14"><text:s text:c="2"/>{</text:span></text:p>
      <text:p text:style-name="P1"><text:span text:style-name="T14"><text:tab/>Weekday week{ Weekday::Sunday };</text:span></text:p>
      <text:p text:style-name="P103"/>
      <text:p text:style-name="P1"><text:span text:style-name="T14"><text:tab/>week--;</text:span></text:p>
      <text:p text:style-name="P103"/>
      <text:p text:style-name="P1"><text:span text:style-name="T14"><text:tab/>std::cout &lt;&lt; week &lt;&lt; '\n';</text:span></text:p>
      <text:p text:style-name="P136"><text:span text:style-name="T14"><text:s text:c="2"/>}</text:span></text:p>
      <text:p text:style-name="P136"><text:span text:style-name="T3"/></text:p>
      <text:p text:style-name="P136"><text:span text:style-name="T3"/></text:p>
      <text:p text:style-name="P136"><text:span text:style-name="T3"/></text:p>
      <text:p text:style-name="P136"><text:span text:style-name="T3"/></text:p>
      <text:p text:style-name="P136"><text:span text:style-name="T3"/></text:p>
      <text:p text:style-name="P117"><text:span text:style-name="T36">Tür dönüştürme operatorleri varsa(bool,int,double vb.) bazı aklımızda olmayan şekilde davranabilir. Örneğin 2 adet tür dönüşümüne sahip bir sınıftan türetilmiş nesneyi toplarsanız ve toplama operator overloadınız olmasa bile syntaz hatası olmaz. Eğer bool türü ise bu toplama işlemi esnasında promotion a uğrayarak int türübe çevrilir</text:span></text:p>
      <text:p text:style-name="P117"><text:span text:style-name="T36"/></text:p>
      <text:p text:style-name="P136"><text:span text:style-name="T14">class myclass {</text:span></text:p>
      <text:p text:style-name="P1"><text:span text:style-name="T14"><text:s text:c="2"/>public:</text:span></text:p>
      <text:p text:style-name="P1"><text:span text:style-name="T14"><text:tab/>operator bool()const;</text:span></text:p>
      <text:p text:style-name="P1"><text:span text:style-name="T14"><text:s text:c="2"/>};</text:span></text:p>
      <text:p text:style-name="P103"/>
      <text:p text:style-name="P1"><text:span text:style-name="T14"><text:s text:c="2"/>int main()</text:span></text:p>
      <text:p text:style-name="P1"><text:span text:style-name="T14"><text:s text:c="2"/>{</text:span></text:p>
      <text:p text:style-name="P1"><text:span text:style-name="T14"><text:tab/>myclass m1;</text:span></text:p>
      <text:p text:style-name="P1"><text:span text:style-name="T14"><text:tab/>myclass m2;</text:span></text:p>
      <text:p text:style-name="P103"/>
      <text:p text:style-name="P1"><text:span text:style-name="T14"><text:tab/>auto m3 = m1 + m2;<text:tab/>//kod geçerli m1 ve m2 toplama esnasında bool dan int <text:tab/><text:tab/><text:tab/>// türüne yükselmiştir.</text:span></text:p>
      <text:p text:style-name="P1"><text:span text:style-name="T14"><text:tab/>//auto m3 = m1.operator bool() + m2.operator bool(); //üsteki ile aynı</text:span></text:p>
      <text:p text:style-name="P1"><text:span text:style-name="T14"><text:s text:c="2"/>}</text:span></text:p>
      <text:p text:style-name="P1"><text:span text:style-name="T14"/></text:p>
      <text:p text:style-name="P1"><text:span text:style-name="T14"/></text:p>
      <text:p text:style-name="P1"><text:span text:style-name="T14"/></text:p>
      <text:p text:style-name="P1"><text:span text:style-name="T14"/></text:p>
      <text:p text:style-name="P131"><text:soft-page-break/>Namespace</text:p>
      <text:p text:style-name="P126"><text:span text:style-name="T48">İsim alanı olarak nitelendirilebilir.Genel sentaksı aşağıdaki gibidir.</text:span></text:p>
      <text:p text:style-name="P138">namespace names{</text:p>
      <text:p text:style-name="P138">}</text:p>
      <text:p text:style-name="P127"><text:span text:style-name="T48"/></text:p>
      <text:p text:style-name="P129"><text:span text:style-name="T48">Değişken isimleri farklı bir scope üzerinden ayrıştırma işlemleri namespace ile olur. Böylce büyük projelerde</text:span></text:p>
      <text:p text:style-name="P129"><text:span text:style-name="T48">aynı isimler farklı scope larda olacağından sentaks hatası olmayacak.</text:span></text:p>
      <text:p text:style-name="P140">namespace names1{</text:p>
      <text:p text:style-name="P140">    int x;</text:p>
      <text:p text:style-name="P140">}</text:p>
      <text:p text:style-name="P140">namespace names2{</text:p>
      <text:p text:style-name="P140">    double x;</text:p>
      <text:p text:style-name="P140">}</text:p>
      <text:p text:style-name="P126"/>
      <text:p text:style-name="P123">yukarıdaki iki namespace isimleri farklı olacağından global x değişkeni aynı isimde olmasına rağmen sentaks</text:p>
      <text:p text:style-name="P123">hatası olmaz. Aşapıdaki gibi çağırılır.</text:p>
      <text:p text:style-name="P140">names1::x</text:p>
      <text:p text:style-name="P140">names2::x</text:p>
      <text:p text:style-name="P128"><text:span text:style-name="T48"/></text:p>
      <text:p text:style-name="P128"><text:span text:style-name="T48">Eğer herhangi bir namespace in içerisinde global değişken tanımı yapılmazsa o değişkene 2 şekilde erişim mümkündür.</text:span></text:p>
      <text:p text:style-name="P123">Örneğin;</text:p>
      <text:p text:style-name="P140">int x; <text:tab/>//global bir değişken</text:p>
      <text:p text:style-name="P140">int main(){</text:p>
      <text:p text:style-name="P140">    ::x;   <text:span text:style-name="T6"> //doğru</text:span></text:p>
      <text:p text:style-name="P140">    x;     <text:span text:style-name="T6"> //doğru  </text:span>  </text:p>
      <text:p text:style-name="P140">}</text:p>
      <text:p text:style-name="P126"><text:span text:style-name="T48"/></text:p>
      <text:p text:style-name="P128"><text:span text:style-name="T48">namespace global alanda tanımlanmalı. Fonksiyon içerisinde oluşturulmuş bir namespace sentaks hatasıdır.</text:span></text:p>
      <text:p text:style-name="P123">namespace içerisine herşey bildirilebilir. Değişken,class,Fonksiyon gibi. Herhangi bir erişim kontrol aracına ise</text:p>
      <text:p text:style-name="P123">sahip değillerdir. public,private vb. gibi.</text:p>
      <text:p text:style-name="P126"><text:span text:style-name="T48">İçiçe namespace ise tanımlanabilir. Bu tanımlamaya nested namespace denir.</text:span></text:p>
      <text:p text:style-name="P140">    namespace names1{</text:p>
      <text:p text:style-name="P140">        namespace names2{</text:p>
      <text:p text:style-name="P140">            namespace names3{</text:p>
      <text:p text:style-name="P140"><text:soft-page-break/>              int x;</text:p>
      <text:p text:style-name="P140">            }</text:p>
      <text:p text:style-name="P140">        }</text:p>
      <text:p text:style-name="P140">    }</text:p>
      <text:p text:style-name="P126"/>
      <text:p text:style-name="P126"><text:span text:style-name="T48">Aşağıdaki bildirim de yukarıdaki ile aynı anlamdadır.</text:span></text:p>
      <text:p text:style-name="P140">    namespace names1::names2::names3{</text:p>
      <text:p text:style-name="P140">      int x;    <text:span text:style-name="T6">// x names3 namespace ine eklendi</text:span></text:p>
      <text:p text:style-name="P140">    }</text:p>
      <text:p text:style-name="P126"/>
      <text:p text:style-name="P122">Eğer sadece names2 ye bir isim tanımlaması yapılacak sa o da şu şekilde yazılabilir.</text:p>
      <text:p text:style-name="P140">    namespace names1::names2{</text:p>
      <text:p text:style-name="P140">      int y;    <text:span text:style-name="T6">// y names2 namespace ine eklendi</text:span></text:p>
      <text:p text:style-name="P140">    }</text:p>
      <text:p text:style-name="P140"/>
      <text:p text:style-name="P140">    namespace names1{</text:p>
      <text:p text:style-name="P140">      int z;    <text:span text:style-name="T6">// z names1 namespace ine eklendi</text:span></text:p>
      <text:p text:style-name="P140">    }</text:p>
      <text:p text:style-name="P128"><text:span text:style-name="T48"/></text:p>
      <text:p text:style-name="P128"><text:span text:style-name="T48">Aynı kaynak dosyası içerisinde birden fazla aynı isimli namespace tanımlanabilir. Burada derleyici bu namespace leri birleştiriyor ve tek bir namespace haline getiriyor.</text:span></text:p>
      <text:p text:style-name="P140">namespace names1{</text:p>
      <text:p text:style-name="P140">    int x;</text:p>
      <text:p text:style-name="P140">}</text:p>
      <text:p text:style-name="P140"/>
      <text:p text:style-name="P140">namespace names1{</text:p>
      <text:p text:style-name="P140">    int y;</text:p>
      <text:p text:style-name="P140">}</text:p>
      <text:p text:style-name="P128"><text:span text:style-name="T48"/></text:p>
      <text:p text:style-name="P128"><text:span text:style-name="T48">Yukarıdaki bu kullanım bize farklı kaynak dosyalarındaki nesneleri,değişkenleri vb. aynı namespace içerisine alma imkanıda sağlıyor.</text:span></text:p>
      <text:p text:style-name="P128"><text:span text:style-name="T48">Aynı namespace içerisinde tanımlanmış değişkenler ve fonksiyonlar, yine aynı namespace içerisinde çağırılırsa başına namespace adını koymaya gerek olmaz.</text:span></text:p>
      <text:p text:style-name="P140"><text:soft-page-break/>namespace names1{</text:p>
      <text:p text:style-name="P140">    int x;</text:p>
      <text:p text:style-name="P140"><text:s text:c="4"/>void func() {</text:p>
      <text:p text:style-name="P140">        x = 5;      <text:span text:style-name="T6">//geçerli</text:span></text:p>
      <text:p text:style-name="P140">    }</text:p>
      <text:p text:style-name="P140">}</text:p>
      <text:p text:style-name="P122"/>
      <text:p text:style-name="P128"><text:span text:style-name="T48">Bir isim alanında bulunan değişkenler,nesneleri ve fonksiyonları bu namespace in adını kullanmadan direk erişmek için 3 adet farklı yol bulunmaktadır. Bunlar;</text:span></text:p>
      <text:list xml:id="list1741304615" text:style-name="L13">
        <text:list-item>
          <text:p text:style-name="P130">    <text:span text:style-name="T48">using declaration</text:span></text:p>
        </text:list-item>
        <text:list-item>
          <text:p text:style-name="P130">    <text:span text:style-name="T48">using namespace directive (declaration)</text:span></text:p>
        </text:list-item>
        <text:list-item>
          <text:p text:style-name="P130">    <text:span text:style-name="T48">ADL (Argument Dependent Lookup)</text:span></text:p>
        </text:list-item>
      </text:list>
      <text:p text:style-name="P126"/>
      <text:p text:style-name="P133">using declaration </text:p>
      <text:p text:style-name="P124">bu bildirim ile belli bir ismi kullanıldığı scopa enjekte eder. Ve o ismi artık namespace adını kullanmadan</text:p>
      <text:p text:style-name="P123">kullanabiliriz.</text:p>
      <text:p text:style-name="P128"/>
      <text:p text:style-name="P140">namespace names1{</text:p>
      <text:p text:style-name="P140">    int x,y,z;</text:p>
      <text:p text:style-name="P140">}</text:p>
      <text:p text:style-name="P140"/>
      <text:p text:style-name="P140">using names1::x </text:p>
      <text:p text:style-name="P140">int main(){</text:p>
      <text:p text:style-name="P140">    x = 5;     <text:span text:style-name="T6"> //gecerli names1'deki x e 5 atandı.</text:span></text:p>
      <text:p text:style-name="P141">}</text:p>
      <text:p text:style-name="P129"><text:span text:style-name="T48"/></text:p>
      <text:p text:style-name="P129"><text:span text:style-name="T48">using declaration ile enjecte edilmiş olan isimin bulunduğu scope da aynı isimli başka değişken tanımlanırsa bu sentaks hatasıdır.</text:span></text:p>
      <text:p text:style-name="P128"/>
      <text:p text:style-name="P140">namespace names1{</text:p>
      <text:p text:style-name="P140">    int x,y,z;</text:p>
      <text:p text:style-name="P140">}</text:p>
      <text:p text:style-name="P140">int func()</text:p>
      <text:p text:style-name="P140">{</text:p>
      <text:p text:style-name="P140">    using names1::x;</text:p>
      <text:p text:style-name="P140"><text:soft-page-break/>    int x = 5;  <text:span text:style-name="T6">// sentaks hatası. </text:span></text:p>
      <text:p text:style-name="P141">}</text:p>
      <text:p text:style-name="P123"/>
      <text:p text:style-name="P128"><text:span text:style-name="T48">Yukarıdaki örnekte func namespace scobe da namespace::x enjekte edildiğinden aynı isim tanımlanamaz.Fakat yukarıdaki örnekteki int x değişkeni global alanda kullanılırsa bir sentaks hatası olmaz. Çünkü aynı scope da değil.</text:span></text:p>
      <text:p text:style-name="P140">namespace names1{</text:p>
      <text:p text:style-name="P140">    int x,y,z;</text:p>
      <text:p text:style-name="P140">}</text:p>
      <text:p text:style-name="P140">int x = 5;  <text:tab/><text:tab/><text:span text:style-name="T6">// sentaks hatası yok.</text:span> </text:p>
      <text:p text:style-name="P140">int func(){</text:p>
      <text:p text:style-name="P140">    using names1::x;        <text:span text:style-name="T6">//sadece func içerisinde geçerli</text:span></text:p>
      <text:p text:style-name="P140"><text:s text:c="2"/>  x = 11;</text:p>
      <text:p text:style-name="P141">    std::cout &lt;&lt; x &lt;&lt; '\n'; <text:span text:style-name="T6">//Ekrana 11 yazar çünkü önce yerel x değişkenine </text:span><text:tab/><text:tab/> <text:s text:c="8"/><text:span text:style-name="T6">//ulaşır.globaldekini kullanmak için ::X </text:span></text:p>
      <text:p text:style-name="P141">}</text:p>
      <text:p text:style-name="P128"><text:span text:style-name="T48"/></text:p>
      <text:p text:style-name="P128"><text:span text:style-name="T48">using bildirimi ile bildirilmiş isim bildirimin yapıldığı scobe a enjecte edilir. Farklı bir namespace de isim enjecte edileblir.</text:span></text:p>
      <text:p text:style-name="P140">namespace names1{</text:p>
      <text:p text:style-name="P140">    int x,y,z;</text:p>
      <text:p text:style-name="P141">}</text:p>
      <text:p text:style-name="P141">namespace names2{</text:p>
      <text:p text:style-name="P140">    using names1::x;</text:p>
      <text:p text:style-name="P141">}</text:p>
      <text:p text:style-name="P141">int main(){</text:p>
      <text:p text:style-name="P140">    names2::x = 5; <text:span text:style-name="T6">//gecerli</text:span></text:p>
      <text:p text:style-name="P140">    <text:span text:style-name="T6">//names2::names1::x = 5; //sentaks hatası. Sebebi names1 names2 nin icinde </text:span><text:tab/><text:tab/><text:tab/> <text:span text:style-name="T6">//degil</text:span></text:p>
      <text:p text:style-name="P139">}</text:p>
      <text:p text:style-name="P132">using namespace directive</text:p>
      <text:p text:style-name="P128"><text:span text:style-name="T48">using namespace bildirimi hangi scobe da tanımlanırsa orada geçerli olur.Örneğin bir fonksiyonun içinde </text:span></text:p>
      <text:p text:style-name="P123">tanımlanırsa sadece orada geçerli olur. Global scobe de tanımlanırsa ise o cpp dosyasının tamamında</text:p>
      <text:p text:style-name="P123">sonraki tüm bölgeler için tanımlı hale gelir.using namespace "using declaration" gibi isimleri enjekte etmez. </text:p>
      <text:p text:style-name="P123"><text:soft-page-break/>Yani enjecte etkmedği için aynı isimli bir değişken tanımı yapılabilir. Fakat aynı isim çağırlırsa derleyici</text:p>
      <text:p text:style-name="P123">ambiguity hatası verir. </text:p>
      <text:p text:style-name="P140">namespace names1{</text:p>
      <text:p text:style-name="P140">    int x;</text:p>
      <text:p text:style-name="P140">}</text:p>
      <text:p text:style-name="P140">using namespace names1;</text:p>
      <text:p text:style-name="P140">int x; <text:span text:style-name="T6"> //sentaks hatası olmaz. Çünkü using namespace ismi enjecte etmez</text:span></text:p>
      <text:p text:style-name="P140">int main(){</text:p>
      <text:p text:style-name="P140">    x = 4;  //ambiguity</text:p>
      <text:p text:style-name="P140">}</text:p>
      <text:p text:style-name="P128"><text:span text:style-name="T48"/></text:p>
      <text:p text:style-name="P128"><text:span text:style-name="T48">global alandaki x bir int türden değişken yerine x() fonksiyon olsaydı durum yine değişmezdi. Çünkü isim olarak</text:span></text:p>
      <text:p text:style-name="P123">ambiguity hatası alınırdı.</text:p>
      <text:p text:style-name="P128"><text:span text:style-name="T48">Aşağıdaki örnek gibi bir tanımlama yapılırsa derlendiği zaman herhangi bir sentaks hatası alınmaz ve 10 değeri</text:span></text:p>
      <text:p text:style-name="P123">yazar. Sebebi önce local alandaki değişken kullanılır ve using namespace değişkeni enjekte etmez. Eğer enjecte</text:p>
      <text:p text:style-name="P123">etseydi sentaks hatası olurdu.</text:p>
      <text:p text:style-name="P140">namespace names1{</text:p>
      <text:p text:style-name="P140">    int x = 5;</text:p>
      <text:p text:style-name="P140">}</text:p>
      <text:p text:style-name="P140">int main(){</text:p>
      <text:p text:style-name="P140">    using namespace names1;</text:p>
      <text:p text:style-name="P140">  int x = 10;</text:p>
      <text:p text:style-name="P140">  std::cout&lt;&lt; x &lt;&lt; '\n';</text:p>
      <text:p text:style-name="P140">}</text:p>
      <text:p text:style-name="P126"/>
      <text:p text:style-name="P132"/>
      <text:p text:style-name="P132">ADL(Argument Dependent Lookup)</text:p>
      <text:p text:style-name="P128"><text:span text:style-name="T48">İsminden de anlaşılacağı gibi argüman bağımlı Lookup yani aynı isim alanında ait biri daha önce tanımlanışsa</text:span></text:p>
      <text:p text:style-name="P123">ve bir fonksiyona argüman olarak gönderilirse o gönderilen fonksiyon parametre olarak alıdğı argümanın</text:p>
      <text:p text:style-name="P123">isim alanında da aranır.Kısace ADL in etkin hale gelebilmesi için aynı namespcein içindeki fonksiyona yine</text:p>
      <text:p text:style-name="P123">aynı namespace de tanımlanmış bir türün argüman olarak iletilmesidir.</text:p>
      <text:p text:style-name="P128"/>
      <text:p text:style-name="P140">namespace names1{</text:p>
      <text:p text:style-name="P140">    class myclass{};</text:p>
      <text:p text:style-name="P140">    void func(myclass){};</text:p>
      <text:p text:style-name="P140"><text:soft-page-break/>}</text:p>
      <text:p text:style-name="P140">int main(){</text:p>
      <text:p text:style-name="P140">    names1::myclass cls;</text:p>
      <text:p text:style-name="P140">    func(cls);</text:p>
      <text:p text:style-name="P140">}</text:p>
      <text:p text:style-name="P126"><text:span text:style-name="T48">Türe ilişkin olması yeterli türün kendisi olmasına gerek yok. </text:span></text:p>
      <text:p text:style-name="P140">namespace names1{</text:p>
      <text:p text:style-name="P140">  enum Color{blue,white,green};</text:p>
      <text:p text:style-name="P140">  void func(Color){};</text:p>
      <text:p text:style-name="P140">}</text:p>
      <text:p text:style-name="P140">int main(){</text:p>
      <text:p text:style-name="P140">    names1::myclass cls;</text:p>
      <text:p text:style-name="P140">    func(names1::blue);</text:p>
      <text:p text:style-name="P140">   std::cout.operator&lt;&lt;("kadir");</text:p>
      <text:p text:style-name="P140">}</text:p>
      <text:p text:style-name="P128"/>
      <text:p text:style-name="P123">ADL in sağladığı en önemli faydalarından biri operator overloading de sağladığı faydalardır.Aşağıdaki </text:p>
      <text:p text:style-name="P123">örnek incelenirse aşağıdaki üç ifade de legal ve doğru bir yapı.Aşağıdaki yapının orjinal şekil</text:p>
      <text:p text:style-name="P123">1 numaradakidir. Bu yapıya std::cout argümanı gönderildiğinde operator&lt;&lt; fonksiyonuna std namespace i </text:p>
      <text:p text:style-name="P123">yazılmadığı görülmektedir. Bunun sebebi ADL sebebiyle operator&lt;&lt; fonkisyonu std::cout argümanının bulunduğu namespace de de arayabilme özelliğini sağlamasıdır.</text:p>
      <text:p text:style-name="P140">int main(){   </text:p>
      <text:p text:style-name="P141">  std::operator&lt;&lt;(std::cout,"kadir"); <text:s/><text:span text:style-name="T6">//1</text:span></text:p>
      <text:p text:style-name="P141"><text:s text:c="2"/>operator&lt;&lt;(std::cout,"kadir");       <text:span text:style-name="T6">//2</text:span></text:p>
      <text:p text:style-name="P141">  std::cout&lt;&lt;"kadir";    <text:span text:style-name="T50">}</text:span>            <text:span text:style-name="T6"> //3</text:span></text:p>
      <text:p text:style-name="P128"/>
      <text:p text:style-name="P123">Aşağıdaki gibi bir tanımlama gerçekleşirse yine ambiguity oluşur. Sebebi cls türü hem global alanda hem de</text:p>
      <text:p text:style-name="P123">names1 namespace in de arandığı ve ikisinde de bulunduğu için ambiguity hatası alınır. Burada bir öncelik</text:p>
      <text:p text:style-name="P123">söz konusu değil.</text:p>
      <text:p text:style-name="P140">namespace names1{</text:p>
      <text:p text:style-name="P140">  class myclass{};</text:p>
      <text:p text:style-name="P140">  void func(X){}</text:p>
      <text:p text:style-name="P140">}</text:p>
      <text:p text:style-name="P140">void func(names1::X){}</text:p>
      <text:p text:style-name="P140"><text:soft-page-break/>int main(){</text:p>
      <text:p text:style-name="P140">  names1::myclass cls;</text:p>
      <text:p text:style-name="P140"><text:s text:c="2"/>func(cls);</text:p>
      <text:p text:style-name="P140">}</text:p>
      <text:p text:style-name="P128"><text:span text:style-name="T48"/></text:p>
      <text:p text:style-name="P128"><text:span text:style-name="T48">ADL bir etkiside friend fonksiyonlar ile ilgilidir. Friend fonksiyonun class içerisinde tanımlamaya hidden </text:span></text:p>
      <text:p text:style-name="P123">friend denir. Bu friend fonksiyonun parametresi ilgili class türünden ise class dışında bir friend tanımı</text:p>
      <text:p text:style-name="P123">yapmaya gerek kalmaz. Fakat class türünden değil ise bir undefined sentaks hatası alınır.</text:p>
      <text:p text:style-name="P140">class myclass{</text:p>
      <text:p text:style-name="P140">  public:</text:p>
      <text:p text:style-name="P140">  friend void func(myclass x);</text:p>
      <text:p text:style-name="P140">  friend void foo(int x);</text:p>
      <text:p text:style-name="P140">};</text:p>
      <text:p text:style-name="P140">int main(){</text:p>
      <text:p text:style-name="P140">  myclass cls;</text:p>
      <text:p text:style-name="P140">  func(cls);   <text:span text:style-name="T6"> //ADL effect</text:span></text:p>
      <text:p text:style-name="P140">  foo(10);      <text:span text:style-name="T6">//syntax error</text:span></text:p>
      <text:p text:style-name="P140">}</text:p>
      <text:p text:style-name="P132">Anonymous(unnamed) namespace</text:p>
      <text:p text:style-name="P123">isimsiz tanımlanmış namespace lere verilen addır. Bu isim alanındaki isimler doğrudan kullanılabilir.</text:p>
      <text:p text:style-name="P123">Bunu bu şekilde tanımlamanın amacı aslında C de static tanımlanmaya bir alternatifdir. Yani isimsiz bir</text:p>
      <text:p text:style-name="P123">namespace içerisinde tanımlanan isimler internal linkage da tanımlanmış olur. </text:p>
      <text:p text:style-name="P128"/>
      <text:p text:style-name="P140">namespace{</text:p>
      <text:p text:style-name="P140">  int x,y,z; <text:span text:style-name="T6">//internal linkage da tanımlanmış</text:span></text:p>
      <text:p text:style-name="P142">}</text:p>
      <text:p text:style-name="P142">int main(){</text:p>
      <text:p text:style-name="P140">  x = 5;    <text:span text:style-name="T6">//geçerli</text:span></text:p>
      <text:p text:style-name="P140">  ::y = 10 <text:span text:style-name="T6"> //geçerli</text:span></text:p>
      <text:p text:style-name="P140">}</text:p>
      <text:p text:style-name="P132">namespace alias</text:p>
      <text:p text:style-name="P122">Özellikle iç içe tanımlanmış nested namespace ler için bir kısaltma amaçlı kullanılır. </text:p>
      <text:p text:style-name="P140">namespace names1{</text:p>
      <text:p text:style-name="P140"><text:soft-page-break/>  namespace names2{</text:p>
      <text:p text:style-name="P140">    namespace names3{</text:p>
      <text:p text:style-name="P140">      int x;</text:p>
      <text:p text:style-name="P140">    }</text:p>
      <text:p text:style-name="P140">  }</text:p>
      <text:p text:style-name="P142">}</text:p>
      <text:p text:style-name="P142">namespace namesX = names1::names2::names3;</text:p>
      <text:p text:style-name="P140">int main(){</text:p>
      <text:p text:style-name="P140">  namesX::x = 10;                 <text:span text:style-name="T6">// namespace alias kullanıldı</text:span></text:p>
      <text:p text:style-name="P140">  names1::names2::names3::x = 20; <text:span text:style-name="T6">// namespace alias kullanılmadı</text:span></text:p>
      <text:p text:style-name="P140">}</text:p>
      <text:p text:style-name="P128"/>
      <text:p text:style-name="P123">Versiyonlama amaçlı da kullanılabilir. Aşağıdaki örnekte CurrentVer hangi versiyona tanımlanırsa o versiyon</text:p>
      <text:p text:style-name="P123">türünden class oluşturulabilir.</text:p>
      <text:p text:style-name="P128"/>
      <text:p text:style-name="P140">namespace names{</text:p>
      <text:p text:style-name="P140">  namespace OldVer{</text:p>
      <text:p text:style-name="P140">    class myclass{};</text:p>
      <text:p text:style-name="P142">  }</text:p>
      <text:p text:style-name="P142">namespace NewVer {</text:p>
      <text:p text:style-name="P140">    class myclass{};</text:p>
      <text:p text:style-name="P140">  }</text:p>
      <text:p text:style-name="P140">}</text:p>
      <text:p text:style-name="P140"/>
      <text:p text:style-name="P122">namespace CurrentVer =  names::OldVer;      </text:p>
      <text:p text:style-name="P122">//namespace CurrentVer =  names::NewVer;</text:p>
      <text:p text:style-name="P126"><text:span text:style-name="T48">int main(){</text:span></text:p>
      <text:p text:style-name="P126">  <text:span text:style-name="T48">CurrentVer::Myclass cls;</text:span></text:p>
      <text:p text:style-name="P122">}</text:p>
      <text:p text:style-name="P132">inline namespace</text:p>
      <text:p text:style-name="P128"><text:span text:style-name="T48">inline tanımlnamış bir namespace biraz transparan ekti yapar. Yani inline tanımlanmış namespace bulundupu </text:span></text:p>
      <text:p text:style-name="P123">scobe içinde  artık kendi adını kullanmadan görünür hale gelir.</text:p>
      <text:p text:style-name="P140"><text:soft-page-break/>inline namespace names1{</text:p>
      <text:p text:style-name="P140">  int x;</text:p>
      <text:p text:style-name="P140">}</text:p>
      <text:p text:style-name="P140">int main(){</text:p>
      <text:p text:style-name="P140">  x = 10; <text:tab/><text:span text:style-name="T6">//geçerli</text:span></text:p>
      <text:p text:style-name="P140">}</text:p>
      <text:p text:style-name="P128"/>
      <text:p text:style-name="P123">Eğer nested namespace tanımlanırsa ve içteki bir namespace inline tanımlanırsa bir sışında bulunana namespace in isim alanına dahil edilir.</text:p>
      <text:p text:style-name="P140">namespace names1{</text:p>
      <text:p text:style-name="P140">  inline namespace names2</text:p>
      <text:p text:style-name="P140">  {</text:p>
      <text:p text:style-name="P140">    int x;</text:p>
      <text:p text:style-name="P140">  }</text:p>
      <text:p text:style-name="P140">}</text:p>
      <text:p text:style-name="P140">int main(){</text:p>
      <text:p text:style-name="P140">  names1::x = 10; <text:span text:style-name="T6">//geçerli</text:span></text:p>
      <text:p text:style-name="P140">}</text:p>
      <text:p text:style-name="P128"><text:span text:style-name="T48"/></text:p>
      <text:p text:style-name="P128"><text:span text:style-name="T48">Bu inline kullanım versiyonlama için names alias lara göre daha etkin bir yöntem sunar. Böylece inline</text:span></text:p>
      <text:p text:style-name="P123">tanımlanan namespace aktif hale gelir. </text:p>
      <text:p text:style-name="P143">namespace names{</text:p>
      <text:p text:style-name="P143">  inline namespace newVersion{</text:p>
      <text:p text:style-name="P143">    class Myclass{};</text:p>
      <text:p text:style-name="P144">  }</text:p>
      <text:p text:style-name="P144"><text:s/>namespace oldVersion{</text:p>
      <text:p text:style-name="P143">    class Myclass{};</text:p>
      <text:p text:style-name="P143">  }</text:p>
      <text:p text:style-name="P143">}</text:p>
      <text:p text:style-name="P143">int main(){</text:p>
      <text:p text:style-name="P145">  names::Myclass cls; <text:span text:style-name="T6">// inline olan newVersion namespace ine ait nesne </text:span><text:span text:style-name="T7">oluştu</text:span></text:p>
      <text:p text:style-name="P145"><text:span text:style-name="T52">}</text:span><text:tab/><text:tab/><text:tab/> </text:p>
      <text:p text:style-name="P139"><text:soft-page-break/></text:p>
      <text:p text:style-name="P1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Courier New', monospace"/>
    <style:font-face style:name="Cascadia Code" svg:font-family="'Cascadia Code'" style:font-family-generic="modern" style:font-pitch="fixed"/>
    <style:font-face style:name="Cascadia Mono" svg:font-family="'Cascadia Mono'" style:font-family-generic="modern" style:font-pitch="fixed"/>
    <style:font-face style:name="Consolas" svg:font-family="Consolas" style:font-family-generic="modern" style:font-pitch="fixed"/>
    <style:font-face style:name="Cascadia Mono1" svg:font-family="'Cascadia Mono'"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4T19:01:36.799000000</dc:date>
    <meta:editing-duration>P6DT17H56M34S</meta:editing-duration>
    <meta:editing-cycles>33</meta:editing-cycles>
    <meta:generator>LibreOffice/7.1.4.2$Windows_X86_64 LibreOffice_project/a529a4fab45b75fefc5b6226684193eb000654f6</meta:generator>
    <meta:document-statistic meta:table-count="0" meta:image-count="0" meta:object-count="0" meta:page-count="43" meta:paragraph-count="1603" meta:word-count="8221" meta:character-count="59021" meta:non-whitespace-character-count="50003"/>
  </office:meta>
</office:document-meta>
</file>